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201000005910000003047C1D417.png"/>
  <manifest:file-entry manifest:media-type="image/png" manifest:full-path="Pictures/100002010000012C0000008C2CFD7111.png"/>
  <manifest:file-entry manifest:media-type="image/png" manifest:full-path="Pictures/10000000000005DC000003546B07C70D.png"/>
  <manifest:file-entry manifest:media-type="image/png" manifest:full-path="Pictures/10000000000005910000041A3F48509C.png"/>
  <manifest:file-entry manifest:media-type="image/png" manifest:full-path="Pictures/10000201000002580000014E7C31E9E4.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vertical-align="top" draw:auto-grow-height="true" fo:padding-top="0.125cm" fo:padding-bottom="0.125cm" fo:padding-left="0.25cm" fo:padding-right="0.25cm" fo:wrap-option="wrap"/>
    </style:style>
    <style:style style:name="pr1" style:family="presentation" style:parent-style-name="默认-title">
      <style:graphic-properties draw:stroke="none" draw:fill="none" draw:textarea-vertical-align="middle" draw:auto-grow-height="false" fo:min-height="3.181cm" fo:padding-top="0cm" fo:padding-bottom="0cm" fo:padding-left="0cm" fo:padding-right="0cm" fo:wrap-option="wrap"/>
    </style:style>
    <style:style style:name="pr2" style:family="presentation" style:parent-style-name="默认-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3" style:family="presentation" style:parent-style-name="默认-notes">
      <style:graphic-properties draw:stroke="none" draw:fill="none" draw:fill-color="#ffffff" draw:textarea-vertical-align="top" draw:auto-grow-height="false" fo:min-height="13.364cm" fo:padding-top="0.125cm" fo:padding-bottom="0.125cm" fo:padding-left="0.25cm" fo:padding-right="0.25cm" fo:wrap-option="wrap"/>
    </style:style>
    <style:style style:name="pr4" style:family="presentation" style:parent-style-name="默认_20_1-title">
      <style:graphic-properties draw:stroke="none" draw:fill="none" draw:textarea-vertical-align="middle" draw:auto-grow-height="false" fo:min-height="3.181cm" fo:padding-top="0cm" fo:padding-bottom="0cm" fo:padding-left="0cm" fo:padding-right="0cm" fo:wrap-option="wrap"/>
    </style:style>
    <style:style style:name="pr5" style:family="presentation" style:parent-style-name="默认_20_1-outline1">
      <style:graphic-properties draw:stroke="none" draw:fill="none" draw:textarea-vertical-align="top" draw:auto-grow-height="false" fo:min-height="12.573cm" fo:padding-top="0cm" fo:padding-bottom="0cm" fo:padding-left="0cm" fo:padding-right="0cm" fo:wrap-option="wrap"/>
    </style:style>
    <style:style style:name="pr6"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7" style:family="presentation" style:parent-style-name="默认_20_1-notes">
      <style:graphic-properties draw:stroke="none" draw:fill="none" draw:fill-color="#ffffff" draw:textarea-vertical-align="top" draw:auto-grow-height="false" fo:min-height="13.364cm" fo:padding-top="0.125cm" fo:padding-bottom="0.125cm" fo:padding-left="0.25cm" fo:padding-right="0.25cm" fo:wrap-option="wrap"/>
    </style:style>
    <style:style style:name="pr8"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9"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10"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11"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12"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13"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14"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15"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16"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17"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18"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19"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20"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21"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22"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23"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24"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25"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26"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27"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28"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29"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30"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31" style:family="presentation" style:parent-style-name="默认_20_1-backgroundobjects" style:list-style-name="L5">
      <style:graphic-properties draw:stroke="none" draw:fill="none" draw:fill-color="#ffffff" draw:textarea-vertical-align="top" draw:auto-grow-height="false" fo:min-height="13.364cm" fo:padding-top="0.125cm" fo:padding-bottom="0.125cm" fo:padding-left="0.25cm" fo:padding-right="0.25cm" fo:wrap-option="wrap"/>
    </style:style>
    <style:style style:name="pr32" style:family="presentation" style:parent-style-name="默认_20_6-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33" style:family="presentation" style:parent-style-name="默认_20_6-notes">
      <style:graphic-properties draw:stroke="none" draw:fill="none" draw:fill-color="#ffffff" draw:textarea-vertical-align="top" draw:auto-grow-height="false" fo:min-height="13.364cm" fo:padding-top="0.125cm" fo:padding-bottom="0.125cm" fo:padding-left="0.25cm" fo:padding-right="0.25cm" fo:wrap-option="wrap"/>
    </style:style>
    <style:style style:name="pr34" style:family="presentation" style:parent-style-name="默认_20_7-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35" style:family="presentation" style:parent-style-name="默认_20_7-notes">
      <style:graphic-properties draw:stroke="none" draw:fill="none" draw:fill-color="#ffffff" draw:textarea-vertical-align="top" draw:auto-grow-height="false" fo:min-height="13.364cm" fo:padding-top="0.125cm" fo:padding-bottom="0.125cm" fo:padding-left="0.25cm" fo:padding-right="0.25cm" fo:wrap-option="wrap"/>
    </style:style>
    <style:style style:name="pr36" style:family="presentation" style:parent-style-name="默认_20_9-outline1">
      <style:graphic-properties draw:stroke="none" draw:fill="none" draw:textarea-vertical-align="top" draw:auto-grow-height="false" fo:min-height="12.573cm" fo:padding-top="0cm" fo:padding-bottom="0cm" fo:padding-left="0cm" fo:padding-right="0cm" fo:wrap-option="wrap"/>
    </style:style>
    <style:style style:name="pr37" style:family="presentation" style:parent-style-name="默认_20_9-backgroundobjects">
      <style:graphic-properties draw:stroke="none" draw:fill="none" draw:fill-color="#ffffff" draw:textarea-vertical-align="top" draw:auto-grow-height="false" fo:min-height="13.364cm" fo:padding-top="0.125cm" fo:padding-bottom="0.125cm" fo:padding-left="0.25cm" fo:padding-right="0.25cm" fo:wrap-option="wrap"/>
    </style:style>
    <style:style style:name="pr38" style:family="presentation" style:parent-style-name="默认_20_9-notes">
      <style:graphic-properties draw:stroke="none" draw:fill="none" draw:fill-color="#ffffff" draw:textarea-vertical-align="top" draw:auto-grow-height="false" fo:min-height="13.364cm" fo:padding-top="0.125cm" fo:padding-bottom="0.125cm" fo:padding-left="0.25cm" fo:padding-right="0.25cm" fo:wrap-option="wrap"/>
    </style:style>
    <style:style style:name="P1" style:family="paragraph">
      <style:paragraph-properties fo:margin-top="0cm" fo:margin-bottom="0.155cm" fo:line-height="93%" fo:text-align="start" style:punctuation-wrap="simple">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s>
      </style:paragraph-properties>
    </style:style>
    <style:style style:name="P2" style:family="paragraph">
      <style:paragraph-properties fo:text-align="start" style:font-independent-line-spacing="true"/>
      <style:text-properties fo:font-size="18pt"/>
    </style:style>
    <style:style style:name="P3" style:family="paragraph">
      <style:paragraph-properties fo:margin-top="0cm" fo:margin-bottom="0cm" fo:line-height="93%" fo:text-align="start" style:punctuation-wrap="hanging">
        <style:tab-stops>
          <style:tab-stop style:position="2.011cm"/>
          <style:tab-stop style:position="4.022cm"/>
          <style:tab-stop style:position="6.033cm"/>
          <style:tab-stop style:position="8.043cm"/>
        </style:tab-stops>
      </style:paragraph-properties>
      <style:text-properties fo:font-size="18pt" style:font-size-asian="14pt" style:font-size-complex="14pt"/>
    </style:style>
    <style:style style:name="P4" style:family="paragraph">
      <style:paragraph-properties fo:text-align="start" style:font-independent-line-spacing="true"/>
      <style:text-properties fo:font-size="18pt" style:font-size-asian="14pt" style:font-size-complex="14pt"/>
    </style:style>
    <style:style style:name="P5" style:family="paragraph">
      <style:paragraph-properties fo:margin-left="0cm" fo:margin-right="0cm" fo:margin-top="0cm" fo:margin-bottom="0.423cm" fo:text-indent="0cm"/>
      <style:text-properties fo:hyphenate="false"/>
    </style:style>
    <style:style style:name="P6" style:family="paragraph">
      <style:paragraph-properties fo:text-align="start" style:font-independent-line-spacing="true"/>
      <style:text-properties fo:font-size="36pt" fo:text-shadow="1pt 1pt" style:font-size-asian="36pt" style:font-size-complex="36pt"/>
    </style:style>
    <style:style style:name="P7" style:family="paragraph">
      <style:paragraph-properties fo:margin-left="0cm" fo:margin-right="0cm" fo:margin-top="0cm" fo:margin-bottom="0.423cm" fo:line-height="93%" fo:text-align="start" fo:text-indent="0cm" style:punctuation-wrap="hanging"/>
      <style:text-properties fo:hyphenate="false"/>
    </style:style>
    <style:style style:name="P8" style:family="paragraph">
      <style:paragraph-properties fo:margin-top="0cm" fo:margin-bottom="0cm" fo:line-height="93%" fo:text-align="start" style:punctuation-wrap="hanging" style:font-independent-line-spacing="true">
        <style:tab-stops>
          <style:tab-stop style:position="2.011cm"/>
          <style:tab-stop style:position="4.022cm"/>
          <style:tab-stop style:position="6.033cm"/>
          <style:tab-stop style:position="8.043cm"/>
        </style:tab-stops>
      </style:paragraph-properties>
      <style:text-properties fo:font-size="18pt" style:font-size-asian="14pt" style:font-size-complex="14pt"/>
    </style:style>
    <style:style style:name="P9" style:family="paragraph">
      <style:paragraph-properties fo:margin-left="0cm" fo:margin-right="0cm" fo:text-indent="0cm"/>
      <style:text-properties fo:hyphenate="false"/>
    </style:style>
    <style:style style:name="P10" style:family="paragraph">
      <style:paragraph-properties fo:text-align="start" style:font-independent-line-spacing="true"/>
      <style:text-properties fo:font-size="26pt" style:font-size-asian="26pt" style:font-size-complex="26pt"/>
    </style:style>
    <style:style style:name="P11" style:family="paragraph">
      <style:paragraph-properties fo:margin-top="0cm" fo:margin-bottom="0cm" fo:line-height="93%" fo:text-align="start"/>
    </style:style>
    <style:style style:name="P12" style:family="paragraph">
      <style:paragraph-properties fo:margin-top="0cm" fo:margin-bottom="0cm" fo:line-height="93%" fo:text-align="start"/>
      <style:text-properties fo:font-size="18pt" style:font-size-asian="14pt" style:font-size-complex="14pt"/>
    </style:style>
    <style:style style:name="P13" style:family="paragraph">
      <style:paragraph-properties fo:margin-left="0cm" fo:margin-right="0cm" fo:margin-top="0.106cm" fo:margin-bottom="0cm" fo:line-height="93%"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style>
    <style:style style:name="T1" style:family="text">
      <style:text-properties fo:color="#ffffff" style:text-line-through-style="none" fo:font-family="Arial" fo:font-size="44pt" fo:letter-spacing="normal" fo:font-style="normal" style:text-underline-style="none" fo:font-weight="bold" style:font-family-asian="Tahoma" style:font-size-asian="44pt" style:font-style-asian="normal" style:font-weight-asian="bold" style:font-size-complex="44pt" style:font-style-complex="normal" style:font-weight-complex="bold"/>
    </style:style>
    <style:style style:name="T2" style:family="text">
      <style:text-properties fo:color="#ffffff" style:text-line-through-style="none" fo:font-family="Arial" fo:font-size="22pt" fo:letter-spacing="normal" fo:font-style="normal" style:text-underline-style="none" fo:font-weight="normal" style:font-family-asian="Tahoma" style:font-size-asian="22pt" style:font-style-asian="normal" style:font-weight-asian="normal" style:font-size-complex="22pt" style:font-style-complex="normal" style:font-weight-complex="normal"/>
    </style:style>
    <style:style style:name="T3" style:family="text">
      <style:text-properties fo:color="#000000" style:text-line-through-style="none" fo:font-family="'Times New Roman'" style:font-family-generic="roman" style:font-pitch="variable" fo:font-size="14pt" fo:letter-spacing="normal" fo:font-style="normal" style:text-underline-style="none" fo:font-weight="normal" style:font-family-asian="+mn-ea" style:font-size-asian="14pt" style:font-style-asian="normal" style:font-weight-asian="normal" style:font-family-complex="'Lucida Sans Unicode'" style:font-family-generic-complex="swiss" style:font-pitch-complex="variable" style:font-size-complex="14pt" style:font-style-complex="normal" style:font-weight-complex="normal"/>
    </style:style>
    <style:style style:name="T4" style:family="text">
      <style:text-properties fo:color="#232629" style:text-line-through-style="none" fo:font-family="Arial" fo:font-size="36pt" fo:letter-spacing="normal" fo:font-style="normal" fo:text-shadow="1pt 1pt" style:text-underline-style="none" fo:font-weight="normal" style:font-family-asian="Arial" style:font-size-asian="36pt" style:font-style-asian="normal" style:font-weight-asian="normal" style:font-family-complex="Arial" style:font-size-complex="36pt" style:font-style-complex="normal" style:font-weight-complex="normal"/>
    </style:style>
    <style:style style:name="T5" style:family="text">
      <style:text-properties fo:color="#232629" style:text-line-through-style="none" fo:font-family="Arial" fo:font-size="26pt" fo:letter-spacing="normal" fo:font-style="normal" fo:text-shadow="1pt 1pt" style:text-underline-style="none" fo:font-weight="normal" style:font-family-asian="'Lucida Sans Unicode'" style:font-size-asian="26pt" style:font-style-asian="normal" style:font-weight-asian="normal" style:font-family-complex="Arial" style:font-size-complex="26pt" style:font-style-complex="normal" style:font-weight-complex="normal"/>
    </style:style>
    <style:style style:name="T6" style:family="text">
      <style:text-properties fo:color="#232629" style:text-line-through-style="none" fo:font-family="Arial" fo:font-size="20pt" fo:letter-spacing="normal" fo:font-style="normal" style:text-underline-style="none" fo:font-weight="normal" style:font-family-asian="'Lucida Sans Unicode'" style:font-size-asian="20pt" style:font-style-asian="normal" style:font-weight-asian="normal" style:font-family-complex="Arial" style:font-size-complex="20pt" style:font-style-complex="normal" style:font-weight-complex="normal"/>
    </style:style>
    <style:style style:name="T7" style:family="text">
      <style:text-properties fo:color="#232629" style:text-line-through-style="none" fo:font-family="Arial" fo:font-size="26pt" fo:letter-spacing="normal" fo:font-style="normal" style:text-underline-style="none" fo:font-weight="normal" style:font-family-asian="Arial" style:font-size-asian="26pt" style:font-style-asian="normal" style:font-weight-asian="normal" style:font-family-complex="Arial" style:font-size-complex="26pt" style:font-style-complex="normal" style:font-weight-complex="normal"/>
    </style:style>
    <style:style style:name="T8" style:family="text">
      <style:text-properties fo:color="#232629" style:text-line-through-style="none" fo:font-family="Arial" fo:font-size="24pt" fo:letter-spacing="normal" fo:font-style="normal" fo:text-shadow="1pt 1pt" style:text-underline-style="none" fo:font-weight="normal" style:font-family-asian="'Lucida Sans Unicode'" style:font-size-asian="24pt" style:font-style-asian="normal" style:font-weight-asian="normal" style:font-family-complex="Arial" style:font-size-complex="24pt" style:font-style-complex="normal" style:font-weight-complex="normal"/>
    </style:style>
    <style:style style:name="T9" style:family="text">
      <style:text-properties fo:color="#232629" style:text-line-through-style="none" fo:font-family="Arial" fo:font-size="24pt" fo:letter-spacing="normal" fo:font-style="normal" fo:text-shadow="none" style:text-underline-style="none" fo:font-weight="normal" style:font-family-asian="'Lucida Sans Unicode'" style:font-size-asian="24pt" style:font-style-asian="normal" style:font-weight-asian="normal" style:font-family-complex="Arial" style:font-size-complex="24pt" style:font-style-complex="normal" style:font-weight-complex="normal"/>
    </style:style>
    <style:style style:name="T10" style:family="text">
      <style:text-properties fo:color="#232629" style:text-line-through-style="none" fo:font-family="Arial" fo:font-size="20pt" fo:letter-spacing="normal" fo:font-style="normal" fo:text-shadow="1pt 1pt" style:text-underline-style="none" fo:font-weight="normal" style:font-family-asian="'Lucida Sans Unicode'" style:font-size-asian="20pt" style:font-style-asian="normal" style:font-weight-asian="normal" style:font-family-complex="Arial" style:font-size-complex="20pt" style:font-style-complex="normal" style:font-weight-complex="normal"/>
    </style:style>
    <style:style style:name="T11" style:family="text">
      <style:text-properties fo:color="#0000ff" style:text-line-through-style="none" fo:font-family="Arial" fo:font-size="36pt" fo:letter-spacing="normal" fo:font-style="normal" fo:text-shadow="none" style:text-underline-style="none" fo:font-weight="normal" style:font-family-asian="Arial" style:font-size-asian="36pt" style:font-style-asian="normal" style:font-weight-asian="normal" style:font-family-complex="Arial" style:font-size-complex="36pt" style:font-style-complex="normal" style:font-weight-complex="normal"/>
    </style:style>
    <style:style style:name="T12" style:family="text">
      <style:text-properties fo:color="#0000ff" style:text-line-through-style="none" fo:font-family="Arial" fo:font-size="36pt" fo:letter-spacing="normal" fo:font-style="normal" fo:text-shadow="1pt 1pt" style:text-underline-style="none" fo:font-weight="normal" style:font-family-asian="Arial" style:font-size-asian="36pt" style:font-style-asian="normal" style:font-weight-asian="normal" style:font-family-complex="Arial" style:font-size-complex="36pt" style:font-style-complex="normal" style:font-weight-complex="normal"/>
    </style:style>
    <style:style style:name="T13" style:family="text">
      <style:text-properties fo:color="#0000ff" style:text-line-through-style="none" fo:font-family="Arial" fo:font-size="42pt" fo:letter-spacing="normal" fo:font-style="normal" fo:text-shadow="1pt 1pt" style:text-underline-style="none" fo:font-weight="normal" style:font-family-asian="Arial" style:font-size-asian="42pt" style:font-style-asian="normal" style:font-weight-asian="normal" style:font-family-complex="Arial" style:font-size-complex="42pt" style:font-style-complex="normal" style:font-weight-complex="normal"/>
    </style:style>
    <style:style style:name="T14" style:family="text">
      <style:text-properties fo:color="#232629" style:text-line-through-style="none" fo:font-family="Arial" fo:font-size="26pt" fo:letter-spacing="normal" fo:font-style="normal" fo:text-shadow="none" style:text-underline-style="none" fo:font-weight="normal" style:font-family-asian="'Lucida Sans Unicode'" style:font-size-asian="26pt" style:font-style-asian="normal" style:font-weight-asian="normal" style:font-family-complex="Arial" style:font-size-complex="26pt" style:font-style-complex="normal" style:font-weight-complex="normal"/>
    </style:style>
    <style:style style:name="T15" style:family="text">
      <style:text-properties fo:color="#232629" style:text-line-through-style="none" fo:font-family="Arial" fo:font-size="26pt" fo:letter-spacing="normal" fo:font-style="normal" fo:text-shadow="none" style:text-underline-style="none" fo:font-weight="bold" style:font-family-asian="'Lucida Sans Unicode'" style:font-size-asian="26pt" style:font-style-asian="normal" style:font-weight-asian="normal" style:font-family-complex="Arial" style:font-size-complex="26pt" style:font-style-complex="normal" style:font-weight-complex="normal"/>
    </style:style>
    <style:style style:name="T16" style:family="text">
      <style:text-properties fo:color="#232629" style:text-line-through-style="none" fo:font-family="Arial" fo:font-size="24pt" fo:letter-spacing="normal" fo:font-style="normal" style:text-underline-style="none" fo:font-weight="normal" style:font-family-asian="'Lucida Sans Unicode'" style:font-size-asian="24pt" style:font-style-asian="normal" style:font-weight-asian="normal" style:font-family-complex="Arial" style:font-size-complex="24pt" style:font-style-complex="normal" style:font-weight-complex="normal"/>
    </style:style>
    <style:style style:name="T17" style:family="text">
      <style:text-properties fo:color="#232629" style:text-line-through-style="none" fo:font-family="Arial" fo:font-size="36pt" fo:letter-spacing="normal" fo:font-style="normal" fo:text-shadow="1pt 1pt" style:text-underline-style="none" fo:font-weight="normal" style:font-family-asian="'Lucida Sans Unicode'" style:font-size-asian="36pt" style:font-style-asian="normal" style:font-weight-asian="normal" style:font-family-complex="Arial" style:font-size-complex="36pt" style:font-style-complex="normal" style:font-weight-complex="normal"/>
    </style:style>
    <style:style style:name="T18" style:family="text">
      <style:text-properties fo:color="#232629" style:text-line-through-style="none" fo:font-family="Arial" fo:font-size="36pt" fo:letter-spacing="normal" fo:font-style="normal" fo:text-shadow="none" style:text-underline-style="none" fo:font-weight="normal" style:font-family-asian="'Lucida Sans Unicode'" style:font-size-asian="36pt" style:font-style-asian="normal" style:font-weight-asian="normal" style:font-family-complex="Arial" style:font-size-complex="36pt" style:font-style-complex="normal" style:font-weight-complex="normal"/>
    </style:style>
    <style:style style:name="T19" style:family="text">
      <style:text-properties fo:color="#0000ff" style:text-line-through-style="none" fo:font-family="Arial" fo:font-size="36pt" fo:letter-spacing="normal" fo:font-style="normal" fo:text-shadow="none" style:text-underline-style="none" fo:font-weight="normal" style:font-family-asian="'Lucida Sans Unicode'" style:font-size-asian="36pt" style:font-style-asian="normal" style:font-weight-asian="normal" style:font-family-complex="Arial" style:font-size-complex="36pt" style:font-style-complex="normal" style:font-weight-complex="normal"/>
    </style:style>
    <style:style style:name="T20" style:family="text">
      <style:text-properties fo:color="#0000ff" style:text-line-through-style="none" fo:font-family="Arial" fo:font-size="42pt" fo:letter-spacing="normal" fo:font-style="normal" fo:text-shadow="1pt 1pt" style:text-underline-style="none" fo:font-weight="normal" style:font-family-asian="'Lucida Sans Unicode'" style:font-size-asian="42pt" style:font-style-asian="normal" style:font-weight-asian="normal" style:font-family-complex="Arial" style:font-size-complex="42pt" style:font-style-complex="normal" style:font-weight-complex="normal"/>
    </style:style>
    <style:style style:name="T21" style:family="text">
      <style:text-properties fo:color="#232629" style:text-line-through-style="none" fo:font-family="Arial" fo:font-size="26pt" fo:letter-spacing="normal" fo:font-style="normal" style:text-underline-style="none" fo:font-weight="normal" style:font-family-asian="'Lucida Sans Unicode'" style:font-size-asian="26pt" style:font-style-asian="normal" style:font-weight-asian="normal" style:font-family-complex="Arial" style:font-size-complex="26pt" style:font-style-complex="normal" style:font-weight-complex="normal"/>
    </style:style>
    <style:style style:name="T22" style:family="text">
      <style:text-properties fo:color="#232629" style:text-line-through-style="none" fo:font-family="Arial" fo:font-size="6pt" fo:letter-spacing="normal" fo:font-style="normal" style:text-underline-style="none" fo:font-weight="normal" style:font-family-asian="Arial" style:font-size-asian="6pt" style:font-style-asian="normal" style:font-weight-asian="normal" style:font-family-complex="Arial" style:font-size-complex="6pt" style:font-style-complex="normal" style:font-weight-complex="normal"/>
    </style:style>
    <style:style style:name="T23" style:family="text">
      <style:text-properties fo:color="#0000ff" style:text-line-through-style="none" fo:font-family="Arial" fo:font-size="26pt" fo:letter-spacing="normal" fo:font-style="normal" fo:text-shadow="none" style:text-underline-style="none" fo:font-weight="normal" style:font-family-asian="'Lucida Sans Unicode'" style:font-size-asian="26pt" style:font-style-asian="normal" style:font-weight-asian="normal" style:font-family-complex="Arial" style:font-size-complex="26pt" style:font-style-complex="normal" style:font-weight-complex="normal"/>
    </style:style>
    <style:style style:name="T24" style:family="text">
      <style:text-properties fo:color="#7ac142" style:text-line-through-style="none" fo:font-family="Arial" style:font-family-generic="swiss" style:font-pitch="variable" fo:font-size="36pt" fo:letter-spacing="normal" fo:font-style="normal" style:text-underline-style="none" fo:font-weight="normal" style:font-size-asian="36pt" style:font-style-asian="normal" style:font-weight-asian="normal" style:font-family-complex="'Lucida Sans Unicode'" style:font-family-generic-complex="swiss" style:font-pitch-complex="variable" style:font-size-complex="36pt" style:font-style-complex="normal" style:font-weight-complex="normal"/>
    </style:style>
    <style:style style:name="T25" style:family="text">
      <style:text-properties fo:color="#ffffff" style:text-line-through-style="none" fo:font-family="Arial" style:font-family-generic="swiss" style:font-pitch="variable" fo:font-size="24pt" fo:letter-spacing="normal" fo:font-style="normal" style:text-underline-style="none" fo:font-weight="normal" style:font-family-asian="+mn-ea" style:font-size-asian="24pt" style:font-style-asian="normal" style:font-weight-asian="normal" style:font-family-complex="'Lucida Sans Unicode'" style:font-family-generic-complex="swiss" style:font-pitch-complex="variable" style:font-size-complex="24pt" style:font-style-complex="normal" style:font-weight-complex="normal"/>
    </style:style>
    <style:style style:name="T26" style:family="text">
      <style:text-properties fo:color="#ffffff" style:text-line-through-style="none" fo:font-family="Arial" fo:font-size="12pt" fo:letter-spacing="normal" fo:font-style="normal" style:text-underline-style="none" fo:font-weight="bold" style:font-family-asian="'Lucida Sans Unicode'" style:font-size-asian="12pt" style:font-style-asian="normal" style:font-weight-asian="bold" style:font-family-complex="Arial" style:font-family-generic-complex="swiss" style:font-pitch-complex="variable" style:font-size-complex="12pt" style:font-style-complex="normal" style:font-weight-complex="bold"/>
    </style:style>
    <style:style style:name="T27" style:family="text">
      <style:text-properties fo:color="#ffffff" style:text-line-through-style="none" fo:font-family="Arial" fo:font-size="11pt" fo:letter-spacing="normal" fo:font-style="normal" style:text-underline-style="none" fo:font-weight="normal" style:font-family-asian="'Lucida Sans Unicode'" style:font-size-asian="11pt" style:font-style-asian="normal" style:font-weight-asian="normal" style:font-family-complex="Arial" style:font-family-generic-complex="swiss" style:font-pitch-complex="variable" style:font-size-complex="11pt" style:font-style-complex="normal" style:font-weight-complex="normal"/>
    </style:style>
    <style:style style:name="T28" style:family="text">
      <style:text-properties fo:color="#ffffff" style:text-line-through-style="none" fo:font-family="Arial" fo:font-size="11pt" fo:letter-spacing="normal" fo:font-style="normal" style:text-underline-style="none" fo:font-weight="bold" style:font-family-asian="'Lucida Sans Unicode'" style:font-size-asian="11pt" style:font-style-asian="normal" style:font-weight-asian="bold" style:font-family-complex="Arial" style:font-family-generic-complex="swiss" style:font-pitch-complex="variable" style:font-size-complex="11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001cm" text:min-label-width="0.466cm"/>
        <style:text-properties fo:color="#232629" fo:font-size="65%"/>
      </text:list-level-style-number>
      <text:list-level-style-bullet text:level="2" text:bullet-char="–">
        <style:list-level-properties text:space-before="0.953cm" text:min-label-width="0.471cm"/>
        <style:text-properties fo:font-family="Arial" style:font-family-generic="swiss" style:font-pitch="variable" fo:color="#232629" fo:font-size="6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66cm"/>
        <style:text-properties fo:font-family="StarSymbol" style:font-charset="x-symbol" fo:color="#232629" fo:font-size="45%"/>
      </text:list-level-style-bullet>
      <text:list-level-style-bullet text:level="2" text:bullet-char="•">
        <style:list-level-properties text:space-before="0.953cm" text:min-label-width="0.471cm"/>
        <style:text-properties fo:font-family="StarSymbol" style:font-charset="x-symbol" fo:color="#232629"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USE® Presentation &#10;Guidelines and Template" draw:style-name="dp1" draw:master-page-name="默认" presentation:presentation-page-layout-name="AL1T0">
        <office:forms form:automatic-focus="false" form:apply-design-mode="false"/>
        <draw:frame draw:name="Rectangle 1" presentation:style-name="pr1" draw:text-style-name="P2" draw:layer="layout" svg:width="22.22cm" svg:height="4.237cm" svg:x="2.312cm" svg:y="5.08cm" presentation:class="title" presentation:user-transformed="true">
          <draw:text-box>
            <text:p text:style-name="P1"><text:span text:style-name="T1">GNOME Map</text:span><text:span text:style-name="T1"><text:line-break/></text:span><text:span text:style-name="T2">David Liang &lt;dliang@suse.com&gt;</text:span></text:p>
          </draw:text-box>
        </draw:frame>
        <presentation:notes draw:style-name="dp2">
          <draw:frame draw:name="Rectangle 6" presentation:style-name="pr2" draw:text-style-name="P4"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847cm" svg:height="11.134cm" svg:x="3.069cm" svg:y="2.258cm" draw:page-number="1" presentation:class="page"/>
          <draw:frame draw:name="Notes Placeholder 1" presentation:style-name="pr3" draw:text-style-name="P2" draw:layer="layout" svg:width="0.001cm" svg:height="0.001cm" svg:x="0cm" svg:y="0cm" presentation:class="notes">
            <draw:text-box>
              <text:p/>
            </draw:text-box>
          </draw:frame>
        </presentation:notes>
      </draw:page>
      <draw:page draw:name="page2" draw:style-name="dp1" draw:master-page-name="默认_20_1" presentation:presentation-page-layout-name="AL2T11">
        <office:forms form:automatic-focus="false" form:apply-design-mode="false"/>
        <draw:frame draw:name="Rectangle 3" presentation:style-name="pr4" draw:text-style-name="P6" draw:layer="layout" svg:width="20.924cm" svg:height="2.746cm" svg:x="2.284cm" svg:y="0.71cm" presentation:class="title" presentation:user-transformed="true">
          <draw:text-box>
            <text:p text:style-name="P5"><text:span text:style-name="T4">What is gnome map</text:span></text:p>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5">A map for the developer in case they get lost</text:span></text:p>
            <text:list text:style-name="L4">
              <text:list-item>
                <text:list>
                  <text:list-header>
                    <text:p text:style-name="P7"><text:span text:style-name="T6"/></text:p>
                  </text:list-header>
                  <text:list-item>
                    <text:p text:style-name="P7"><text:span text:style-name="T6">What is gnome</text:span></text:p>
                    <text:p text:style-name="P7"><text:span text:style-name="T6"/></text:p>
                  </text:list-item>
                  <text:list-item>
                    <text:p text:style-name="P7"><text:span text:style-name="T6">What does gnome have</text:span></text:p>
                    <text:p text:style-name="P7"><text:span text:style-name="T6"/></text:p>
                  </text:list-item>
                  <text:list-item>
                    <text:p text:style-name="P7"><text:span text:style-name="T6">What should gnome have</text:span></text:p>
                  </text:list-item>
                </text:list>
              </text:list-item>
            </text:list>
            <text:p text:style-name="P7"><text:span text:style-name="T7"/></text:p>
          </draw:text-box>
        </draw:frame>
        <presentation:notes draw:style-name="dp2">
          <draw:frame draw:name="Rectangle 6" presentation:style-name="pr6"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2"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3" draw:style-name="dp1" draw:master-page-name="默认_20_1" presentation:presentation-page-layout-name="AL2T11">
        <office:forms form:automatic-focus="false" form:apply-design-mode="false"/>
        <draw:frame draw:name="Rectangle 3" presentation:style-name="pr4" draw:text-style-name="P6" draw:layer="layout" svg:width="20.924cm" svg:height="2.746cm" svg:x="2.284cm" svg:y="0.71cm" presentation:class="title" presentation:user-transformed="true">
          <draw:text-box>
            <text:p text:style-name="P5"><text:span text:style-name="T4">How to draw this map</text:span></text:p>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6"/></text:p>
            <text:list text:style-name="L4">
              <text:list-item>
                <text:list>
                  <text:list-item>
                    <text:p text:style-name="P7"><text:span text:style-name="T8">Knowledge base</text:span><text:span text:style-name="T6"> (command, standard, rfc... )</text:span></text:p>
                  </text:list-item>
                </text:list>
              </text:list-item>
            </text:list>
            <text:list text:style-name="L6">
              <text:list-item>
                <text:list>
                  <text:list-item>
                    <text:list>
                      <text:list-item>
                        <text:p text:style-name="P9"><text:span text:style-name="T6">Explain shortly and clearly, document refers</text:span></text:p>
                      </text:list-item>
                      <text:list-item>
                        <text:p text:style-name="P9"><text:span text:style-name="T6">Provide demo </text:span></text:p>
                      </text:list-item>
                    </text:list>
                  </text:list-item>
                </text:list>
              </text:list-item>
            </text:list>
            <text:list text:style-name="L4">
              <text:list-item>
                <text:list>
                  <text:list-item>
                    <text:p text:style-name="P7"><text:span text:style-name="T8">Implementation</text:span></text:p>
                  </text:list-item>
                </text:list>
              </text:list-item>
            </text:list>
            <text:list text:style-name="L6">
              <text:list-item>
                <text:list>
                  <text:list-item>
                    <text:list>
                      <text:list-item>
                        <text:p text:style-name="P9"><text:span text:style-name="T6">Explain the important component/application</text:span></text:p>
                      </text:list-item>
                      <text:list-item>
                        <text:p text:style-name="P9"><text:span text:style-name="T6">How to customize</text:span></text:p>
                      </text:list-item>
                      <text:list-item>
                        <text:p text:style-name="P9"><text:span text:style-name="T6">How to make substitute</text:span></text:p>
                      </text:list-item>
                    </text:list>
                  </text:list-item>
                </text:list>
              </text:list-item>
            </text:list>
            <text:list text:style-name="L4">
              <text:list-item>
                <text:list>
                  <text:list-header>
                    <text:p text:style-name="P7"><text:span text:style-name="T6"/></text:p>
                    <text:p text:style-name="P7"><text:span text:style-name="T6"/></text:p>
                  </text:list-header>
                </text:list>
              </text:list-item>
            </text:list>
            <text:p text:style-name="P7"><text:span text:style-name="T7"/></text:p>
          </draw:text-box>
        </draw:frame>
        <presentation:notes draw:style-name="dp2">
          <draw:frame draw:name="Rectangle 6" presentation:style-name="pr8"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3"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4" draw:style-name="dp1" draw:master-page-name="默认_20_1" presentation:presentation-page-layout-name="AL2T11">
        <office:forms form:automatic-focus="false" form:apply-design-mode="false"/>
        <draw:frame draw:name="Rectangle 3" presentation:style-name="pr4" draw:text-style-name="P6" draw:layer="layout" svg:width="20.924cm" svg:height="2.746cm" svg:x="2.284cm" svg:y="0.71cm" presentation:class="title" presentation:user-transformed="true">
          <draw:text-box>
            <text:p text:style-name="P5"><text:span text:style-name="T4">Difference </text:span></text:p>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9"/></text:p>
            <text:p text:style-name="P7"><text:span text:style-name="T9"/></text:p>
            <text:list text:style-name="L3">
              <text:list-item>
                <text:list>
                  <text:list-item>
                    <text:p text:style-name="P9"><text:span text:style-name="T9">More demo </text:span></text:p>
                  </text:list-item>
                  <text:list-item>
                    <text:p text:style-name="P9"><text:span text:style-name="T9">More on implementation</text:span></text:p>
                  </text:list-item>
                  <text:list-item>
                    <text:p text:style-name="P9"><text:span text:style-name="T9">More other framework comparation</text:span></text:p>
                  </text:list-item>
                </text:list>
              </text:list-item>
            </text:list>
            <text:list text:style-name="L4">
              <text:list-item>
                <text:list>
                  <text:list-header>
                    <text:p text:style-name="P7"><text:span text:style-name="T6"/></text:p>
                    <text:p text:style-name="P7"><text:span text:style-name="T6"/></text:p>
                  </text:list-header>
                </text:list>
              </text:list-item>
            </text:list>
            <text:p text:style-name="P7"><text:span text:style-name="T7"/></text:p>
          </draw:text-box>
        </draw:frame>
        <presentation:notes draw:style-name="dp2">
          <draw:frame draw:name="Rectangle 6" presentation:style-name="pr9"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4"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5" draw:style-name="dp1" draw:master-page-name="默认_20_1" presentation:presentation-page-layout-name="AL2T11">
        <office:forms form:automatic-focus="false" form:apply-design-mode="false"/>
        <draw:frame draw:name="Rectangle 3" presentation:style-name="pr4" draw:text-style-name="P6" draw:layer="layout" svg:width="20.924cm" svg:height="2.746cm" svg:x="2.284cm" svg:y="0.71cm" presentation:class="title" presentation:user-transformed="true">
          <draw:text-box>
            <text:p text:style-name="P5"><text:span text:style-name="T4">Mission possibility?</text:span></text:p>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6"/></text:p>
            <text:list text:style-name="L4">
              <text:list-item>
                <text:list>
                  <text:list-item>
                    <text:p text:style-name="P7"><text:span text:style-name="T6">OpenSUSE Topics</text:span></text:p>
                  </text:list-item>
                  <text:list-item>
                    <text:p text:style-name="P7"><text:span text:style-name="T6">Advanced work report</text:span></text:p>
                  </text:list-item>
                  <text:list-item>
                    <text:p text:style-name="P7"><text:span text:style-name="T10">TODO: what is the way to cooperation?</text:span></text:p>
                    <text:p text:style-name="P7"><text:span text:style-name="T8">Wiki? Board?</text:span></text:p>
                  </text:list-item>
                  <text:list-item>
                    <text:p text:style-name="P7"><text:span text:style-name="T9">Team </text:span></text:p>
                  </text:list-item>
                  <text:list-item>
                    <text:p text:style-name="P7"><text:span text:style-name="T9">community</text:span></text:p>
                    <text:p text:style-name="P7"><text:span text:style-name="T6"/></text:p>
                    <text:p text:style-name="P7"><text:span text:style-name="T6"/></text:p>
                  </text:list-item>
                </text:list>
              </text:list-item>
            </text:list>
            <text:p text:style-name="P7"><text:span text:style-name="T7"/></text:p>
          </draw:text-box>
        </draw:frame>
        <presentation:notes draw:style-name="dp2">
          <draw:frame draw:name="Rectangle 6" presentation:style-name="pr10"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5"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6" draw:style-name="dp1" draw:master-page-name="默认_20_1" presentation:presentation-page-layout-name="AL2T11">
        <office:forms form:automatic-focus="false" form:apply-design-mode="false"/>
        <draw:frame draw:name="Rectangle 3" presentation:style-name="pr4" draw:text-style-name="P6" draw:layer="layout" svg:width="20.924cm" svg:height="2.746cm" svg:x="2.284cm" svg:y="0.71cm" presentation:class="title" presentation:placeholder="true" presentation:user-transformed="true">
          <draw:text-box/>
        </draw:frame>
        <draw:frame draw:name="Rectangle 4" presentation:style-name="pr5" draw:text-style-name="P2" draw:layer="layout" svg:width="21.336cm" svg:height="12.368cm" svg:x="2.266cm" svg:y="4.03cm" presentation:class="outline" presentation:user-transformed="true">
          <draw:text-box>
            <text:p text:style-name="P9"><text:span text:style-name="T4"/></text:p>
            <text:p text:style-name="P9"><text:span text:style-name="T4"/></text:p>
            <text:p text:style-name="P9"><text:span text:style-name="T4"><text:s text:c="3"/></text:span><text:span text:style-name="T4"><text:tab/></text:span><text:span text:style-name="T4"><text:tab/></text:span><text:span text:style-name="T4"><text:tab/></text:span><text:span text:style-name="T4">Let's begin.</text:span></text:p>
          </draw:text-box>
        </draw:frame>
        <presentation:notes draw:style-name="dp2">
          <draw:frame draw:name="Rectangle 6" presentation:style-name="pr11"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6"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7" draw:style-name="dp1" draw:master-page-name="默认_20_1" presentation:presentation-page-layout-name="AL2T11">
        <office:forms form:automatic-focus="false" form:apply-design-mode="false"/>
        <draw:frame draw:name="Rectangle 3" presentation:style-name="pr4" draw:text-style-name="P6" draw:layer="layout" svg:width="20.924cm" svg:height="2.746cm" svg:x="2.284cm" svg:y="0.71cm" presentation:class="title" presentation:placeholder="true" presentation:user-transformed="true">
          <draw:text-box/>
        </draw:frame>
        <draw:frame draw:name="Rectangle 4" presentation:style-name="pr5" draw:text-style-name="P2" draw:layer="layout" svg:width="21.336cm" svg:height="12.368cm" svg:x="2.266cm" svg:y="4.03cm" presentation:class="outline" presentation:user-transformed="true">
          <draw:text-box>
            <text:p text:style-name="P9"><text:span text:style-name="T4"/></text:p>
            <text:p text:style-name="P9"><text:span text:style-name="T4"/></text:p>
            <text:p text:style-name="P9"><text:span text:style-name="T11">Part One</text:span><text:span text:style-name="T12">: <text:s/></text:span><text:span text:style-name="T13">KnowLedge</text:span></text:p>
          </draw:text-box>
        </draw:frame>
        <presentation:notes draw:style-name="dp2">
          <draw:frame draw:name="Rectangle 6" presentation:style-name="pr12"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7"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8" draw:style-name="dp1" draw:master-page-name="默认_20_1" presentation:presentation-page-layout-name="AL2T11">
        <office:forms form:automatic-focus="false" form:apply-design-mode="false"/>
        <draw:frame draw:name="Rectangle 3" presentation:style-name="pr4" draw:text-style-name="P6" draw:layer="layout" svg:width="20.924cm" svg:height="2.746cm" svg:x="2.284cm" svg:y="0.71cm" presentation:class="title" presentation:user-transformed="true">
          <draw:text-box>
            <text:p text:style-name="P5"><text:span text:style-name="T4">What is gnome</text:span></text:p>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14"/></text:p>
            <text:list text:style-name="L3">
              <text:list-item>
                <text:list>
                  <text:list-item>
                    <text:p text:style-name="P9"><text:span text:style-name="T14"><text:a xlink:href="http://en.wikipedia.org/wiki/GNOME">http://en.wikipedia.org/wiki/GNOME</text:a></text:span></text:p>
                  </text:list-item>
                  <text:list-item>
                    <text:p text:style-name="P9"><text:span text:style-name="T14">A desktop enviornment</text:span></text:p>
                  </text:list-item>
                  <text:list-item>
                    <text:p text:style-name="P9"><text:span text:style-name="T14">The GNOME Project is a community that makes great software</text:span></text:p>
                    <text:p text:style-name="P9"><text:span text:style-name="T14"><text:s text:c="3"/>– </text:span><text:span text:style-name="T14">not only project with literary '</text:span><text:span text:style-name="T15">gnome' , but the project used in the enviornment.</text:span></text:p>
                    <text:p text:style-name="P9"><text:span text:style-name="T15"/></text:p>
                    <text:p text:style-name="P9"><text:span text:style-name="T14"><text:s/></text:span></text:p>
                    <text:p text:style-name="P9"><text:span text:style-name="T14"/></text:p>
                  </text:list-item>
                </text:list>
              </text:list-item>
            </text:list>
            <text:list text:style-name="L4">
              <text:list-item>
                <text:list>
                  <text:list-header>
                    <text:p text:style-name="P7"><text:span text:style-name="T6"/></text:p>
                    <text:p text:style-name="P7"><text:span text:style-name="T6"/></text:p>
                  </text:list-header>
                </text:list>
              </text:list-item>
            </text:list>
            <text:p text:style-name="P7"><text:span text:style-name="T7"/></text:p>
          </draw:text-box>
        </draw:frame>
        <presentation:notes draw:style-name="dp2">
          <draw:frame draw:name="Rectangle 6" presentation:style-name="pr13"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8"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9" draw:style-name="dp1" draw:master-page-name="默认_20_1" presentation:presentation-page-layout-name="AL2T11">
        <office:forms form:automatic-focus="false" form:apply-design-mode="false"/>
        <draw:frame draw:name="Rectangle 3" presentation:style-name="pr4" draw:text-style-name="P6" draw:layer="layout" svg:width="20.924cm" svg:height="2.746cm" svg:x="2.284cm" svg:y="0.71cm" presentation:class="title" presentation:user-transformed="true">
          <draw:text-box>
            <text:p text:style-name="P5"><text:span text:style-name="T4">MVC</text:span></text:p>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16"/></text:p>
            <text:list text:style-name="L4">
              <text:list-item>
                <text:list>
                  <text:list-header>
                    <text:p text:style-name="P7"><text:span text:style-name="T8">Any GUI platform can be simply divided into three parts: </text:span></text:p>
                    <text:p text:style-name="P7"><text:span text:style-name="T8"/></text:p>
                    <text:p text:style-name="P7"><text:span text:style-name="T17"><text:s text:c="4"/></text:span><text:span text:style-name="T17">Model + Visual + Control</text:span></text:p>
                    <text:p text:style-name="P7"><text:span text:style-name="T8"/></text:p>
                    <text:p text:style-name="P7"><text:span text:style-name="T8"/></text:p>
                    <text:p text:style-name="P7"><text:span text:style-name="T6"/></text:p>
                    <text:p text:style-name="P7"><text:span text:style-name="T6"/></text:p>
                  </text:list-header>
                </text:list>
              </text:list-item>
            </text:list>
            <text:p text:style-name="P7"><text:span text:style-name="T7"/></text:p>
          </draw:text-box>
        </draw:frame>
        <presentation:notes draw:style-name="dp2">
          <draw:frame draw:name="Rectangle 6" presentation:style-name="pr14"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9"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10" draw:style-name="dp1" draw:master-page-name="默认_20_1" presentation:presentation-page-layout-name="AL2T11">
        <office:forms form:automatic-focus="false" form:apply-design-mode="false"/>
        <draw:frame draw:name="Rectangle 3" presentation:style-name="pr4" draw:text-style-name="P6" draw:layer="layout" svg:width="20.924cm" svg:height="2.746cm" svg:x="2.284cm" svg:y="0.71cm" presentation:class="title" presentation:user-transformed="true">
          <draw:text-box>
            <text:p text:style-name="P5"><text:span text:style-name="T4">Model</text:span></text:p>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9"/></text:p>
            <text:list text:style-name="L4">
              <text:list-item>
                <text:list>
                  <text:list-header>
                    <text:p text:style-name="P7"><text:span text:style-name="T9">Protocols: ftp, smb, webdav (</text:span><text:span text:style-name="T5">gvfs</text:span><text:span text:style-name="T8">)</text:span></text:p>
                    <text:p text:style-name="P7"><text:span text:style-name="T9">Freedesktop: desktop, icon, menu, mimetype... (</text:span><text:span text:style-name="T5">gio)</text:span></text:p>
                    <text:p text:style-name="P7"><text:span text:style-name="T14">messagers: msn, gtalk, all in one (</text:span><text:span text:style-name="T5">libpurple)</text:span></text:p>
                    <text:p text:style-name="P7"><text:span text:style-name="T14">User defined: supported format</text:span></text:p>
                    <text:p text:style-name="P7"><text:span text:style-name="T14"><text:s text:c="8"/></text:span><text:span text:style-name="T14">key-value(</text:span><text:span text:style-name="T5">glib/gkeyfile</text:span><text:span text:style-name="T14">), xml (</text:span><text:span text:style-name="T5">libxml2</text:span><text:span text:style-name="T14">), json(</text:span><text:span text:style-name="T5">json-glib</text:span><text:span text:style-name="T14">)</text:span></text:p>
                    <text:p text:style-name="P7"><text:span text:style-name="T14"><text:s text:c="8"/></text:span><text:span text:style-name="T14">hash/map/list(</text:span><text:span text:style-name="T5">glib</text:span><text:span text:style-name="T14">)</text:span></text:p>
                    <text:p text:style-name="P7"><text:span text:style-name="T14">System infos: </text:span><text:span text:style-name="T5">glibtop</text:span></text:p>
                    <text:p text:style-name="P7"><text:span text:style-name="T5">packages ..</text:span></text:p>
                    <text:p text:style-name="P7"><text:span text:style-name="T5"/></text:p>
                    <text:p text:style-name="P7"><text:span text:style-name="T8"/></text:p>
                    <text:p text:style-name="P7"><text:span text:style-name="T17"><text:s/></text:span></text:p>
                    <text:p text:style-name="P7"><text:span text:style-name="T8"/></text:p>
                    <text:p text:style-name="P7"><text:span text:style-name="T8"/></text:p>
                    <text:p text:style-name="P7"><text:span text:style-name="T6"/></text:p>
                    <text:p text:style-name="P7"><text:span text:style-name="T6"/></text:p>
                  </text:list-header>
                </text:list>
              </text:list-item>
            </text:list>
            <text:p text:style-name="P7"><text:span text:style-name="T7"/></text:p>
          </draw:text-box>
        </draw:frame>
        <presentation:notes draw:style-name="dp2">
          <draw:frame draw:name="Rectangle 6" presentation:style-name="pr15"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10"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11" draw:style-name="dp1" draw:master-page-name="默认_20_1" presentation:presentation-page-layout-name="AL2T11">
        <office:forms form:automatic-focus="false" form:apply-design-mode="false"/>
        <draw:frame draw:name="Rectangle 3" presentation:style-name="pr4" draw:text-style-name="P6" draw:layer="layout" svg:width="20.924cm" svg:height="2.746cm" svg:x="2.284cm" svg:y="0.71cm" presentation:class="title" presentation:user-transformed="true">
          <draw:text-box>
            <text:p text:style-name="P5"><text:span text:style-name="T4">Visual</text:span></text:p>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16"/></text:p>
            <text:list text:style-name="L4">
              <text:list-item>
                <text:list>
                  <text:list-header>
                    <text:p text:style-name="P7"><text:span text:style-name="T9">X <text:s/>(window manager)</text:span></text:p>
                    <text:p text:style-name="P7"><text:span text:style-name="T9"/></text:p>
                    <text:p text:style-name="P7"><text:span text:style-name="T9">GTK+ (c/c++/python/js/ruby)</text:span></text:p>
                    <text:p text:style-name="P7"><text:span text:style-name="T9"><text:s text:c="3"/>– </text:span><text:span text:style-name="T9">glade, xml format</text:span></text:p>
                    <text:p text:style-name="P7"><text:span text:style-name="T9">Clutter(c/c++/python/js/ruby)</text:span></text:p>
                    <text:p text:style-name="P7"><text:span text:style-name="T9"><text:s text:c="3"/>– </text:span><text:span text:style-name="T9">script, json format</text:span></text:p>
                    <text:p text:style-name="P7"><text:span text:style-name="T9">webkit</text:span></text:p>
                    <text:p text:style-name="P7"><text:span text:style-name="T9"><text:s text:c="3"/>– </text:span><text:span text:style-name="T9">the furture?</text:span></text:p>
                    <text:p text:style-name="P7"><text:span text:style-name="T8"/></text:p>
                    <text:p text:style-name="P7"><text:span text:style-name="T17"><text:s text:c="4"/></text:span></text:p>
                    <text:p text:style-name="P7"><text:span text:style-name="T8"/></text:p>
                    <text:p text:style-name="P7"><text:span text:style-name="T8"/></text:p>
                    <text:p text:style-name="P7"><text:span text:style-name="T6"/></text:p>
                    <text:p text:style-name="P7"><text:span text:style-name="T6"/></text:p>
                  </text:list-header>
                </text:list>
              </text:list-item>
            </text:list>
            <text:p text:style-name="P7"><text:span text:style-name="T7"/></text:p>
          </draw:text-box>
        </draw:frame>
        <presentation:notes draw:style-name="dp2">
          <draw:frame draw:name="Rectangle 6" presentation:style-name="pr16"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11"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12" draw:style-name="dp1" draw:master-page-name="默认_20_1" presentation:presentation-page-layout-name="AL2T11">
        <office:forms form:automatic-focus="false" form:apply-design-mode="false"/>
        <draw:frame draw:name="Rectangle 3" presentation:style-name="pr4" draw:text-style-name="P6" draw:layer="layout" svg:width="20.924cm" svg:height="2.746cm" svg:x="2.284cm" svg:y="0.71cm" presentation:class="title" presentation:user-transformed="true">
          <draw:text-box>
            <text:p text:style-name="P5"><text:span text:style-name="T4">Control</text:span></text:p>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16"/></text:p>
            <text:list text:style-name="L4">
              <text:list-item>
                <text:list>
                  <text:list-header>
                    <text:p text:style-name="P7"><text:span text:style-name="T18">In process:</text:span></text:p>
                    <text:p text:style-name="P7"><text:span text:style-name="T9"><text:s text:c="2"/></text:span><text:span text:style-name="T9">Event driven (g_signal)</text:span></text:p>
                    <text:p text:style-name="P7"><text:span text:style-name="T9"/></text:p>
                    <text:p text:style-name="P7"><text:span text:style-name="T18">Inter processes:</text:span></text:p>
                    <text:p text:style-name="P7"><text:span text:style-name="T14"><text:s text:c="2"/></text:span><text:span text:style-name="T14">dbus <text:s/>(RESTful)</text:span></text:p>
                    <text:p text:style-name="P7"><text:span text:style-name="T14"/></text:p>
                    <text:p text:style-name="P7"><text:span text:style-name="T14">User config</text:span></text:p>
                    <text:p text:style-name="P7"><text:span text:style-name="T14"><text:s text:c="2"/></text:span><text:span text:style-name="T14">gsetting</text:span></text:p>
                    <text:p text:style-name="P7"><text:span text:style-name="T8"/></text:p>
                    <text:p text:style-name="P7"><text:span text:style-name="T17"><text:s text:c="4"/></text:span></text:p>
                    <text:p text:style-name="P7"><text:span text:style-name="T8"/></text:p>
                    <text:p text:style-name="P7"><text:span text:style-name="T8"/></text:p>
                    <text:p text:style-name="P7"><text:span text:style-name="T6"/></text:p>
                    <text:p text:style-name="P7"><text:span text:style-name="T6"/></text:p>
                  </text:list-header>
                </text:list>
              </text:list-item>
            </text:list>
            <text:p text:style-name="P7"><text:span text:style-name="T7"/></text:p>
          </draw:text-box>
        </draw:frame>
        <presentation:notes draw:style-name="dp2">
          <draw:frame draw:name="Rectangle 6" presentation:style-name="pr17"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12"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13" draw:style-name="dp1" draw:master-page-name="默认_20_1" presentation:presentation-page-layout-name="AL2T11">
        <office:forms form:automatic-focus="false" form:apply-design-mode="false"/>
        <draw:frame draw:name="Rectangle 3" presentation:style-name="pr4" draw:text-style-name="P6" draw:layer="layout" svg:width="20.924cm" svg:height="2.746cm" svg:x="2.284cm" svg:y="0.71cm" presentation:class="title" presentation:user-transformed="true">
          <draw:text-box>
            <text:p text:style-name="P5"><text:span text:style-name="T4">Language</text:span></text:p>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16"/></text:p>
            <text:list text:style-name="L4">
              <text:list-item>
                <text:list>
                  <text:list-header>
                    <text:p text:style-name="P7"><text:span text:style-name="T18">GObject</text:span></text:p>
                    <text:p text:style-name="P7"><text:span text:style-name="T9"/></text:p>
                  </text:list-header>
                  <text:list-item>
                    <text:p text:style-name="P7"><text:span text:style-name="T9">Comparing with c/c++/python ..</text:span></text:p>
                    <text:p text:style-name="P7"><text:span text:style-name="T9"/></text:p>
                    <text:p text:style-name="P7"><text:span text:style-name="T18">gir ..</text:span></text:p>
                    <text:p text:style-name="P7"><text:span text:style-name="T8"/></text:p>
                    <text:p text:style-name="P7"><text:span text:style-name="T17"><text:s text:c="4"/></text:span></text:p>
                    <text:p text:style-name="P7"><text:span text:style-name="T8"/></text:p>
                    <text:p text:style-name="P7"><text:span text:style-name="T8"/></text:p>
                    <text:p text:style-name="P7"><text:span text:style-name="T6"/></text:p>
                    <text:p text:style-name="P7"><text:span text:style-name="T6"/></text:p>
                  </text:list-item>
                </text:list>
              </text:list-item>
            </text:list>
            <text:p text:style-name="P7"><text:span text:style-name="T7"/></text:p>
          </draw:text-box>
        </draw:frame>
        <presentation:notes draw:style-name="dp2">
          <office:forms form:automatic-focus="false" form:apply-design-mode="false"/>
          <draw:frame draw:name="Rectangle 6" presentation:style-name="pr18"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13"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14" draw:style-name="dp1" draw:master-page-name="默认_20_1" presentation:presentation-page-layout-name="AL2T11">
        <office:forms form:automatic-focus="false" form:apply-design-mode="false"/>
        <draw:frame draw:name="Rectangle 3" presentation:style-name="pr4" draw:text-style-name="P6" draw:layer="layout" svg:width="20.924cm" svg:height="2.746cm" svg:x="2.284cm" svg:y="0.71cm" presentation:class="title" presentation:placeholder="true" presentation:user-transformed="true">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16"/></text:p>
            <text:list text:style-name="L4">
              <text:list-item>
                <text:list>
                  <text:list-header>
                    <text:p text:style-name="P7"><text:span text:style-name="T14"/></text:p>
                    <text:p text:style-name="P7"><text:span text:style-name="T18"/></text:p>
                    <text:p text:style-name="P7"><text:span text:style-name="T19">part two: </text:span><text:span text:style-name="T20">Component</text:span></text:p>
                    <text:p text:style-name="P7"><text:span text:style-name="T8"/></text:p>
                    <text:p text:style-name="P7"><text:span text:style-name="T17"><text:s text:c="4"/></text:span></text:p>
                    <text:p text:style-name="P7"><text:span text:style-name="T8"/></text:p>
                    <text:p text:style-name="P7"><text:span text:style-name="T8"/></text:p>
                    <text:p text:style-name="P7"><text:span text:style-name="T6"/></text:p>
                    <text:p text:style-name="P7"><text:span text:style-name="T6"/></text:p>
                  </text:list-header>
                </text:list>
              </text:list-item>
            </text:list>
            <text:p text:style-name="P7"><text:span text:style-name="T7"/></text:p>
          </draw:text-box>
        </draw:frame>
        <presentation:notes draw:style-name="dp2">
          <draw:frame draw:name="Rectangle 6" presentation:style-name="pr19"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14"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15" draw:style-name="dp1" draw:master-page-name="默认_20_1" presentation:presentation-page-layout-name="AL2T11">
        <office:forms form:automatic-focus="false" form:apply-design-mode="false"/>
        <draw:frame draw:name="Rectangle 3" presentation:style-name="pr4" draw:text-style-name="P6" draw:layer="layout" svg:width="20.924cm" svg:height="2.746cm" svg:x="2.284cm" svg:y="0.71cm" presentation:class="title" presentation:user-transformed="true">
          <draw:text-box>
            <text:p text:style-name="P5"><text:span text:style-name="T4">Since init 5</text:span></text:p>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16"/></text:p>
            <text:list text:style-name="L4">
              <text:list-item>
                <text:list>
                  <text:list-header>
                    <text:p text:style-name="P7"><text:span text:style-name="T14">(Systemd introduction required)</text:span></text:p>
                    <text:p text:style-name="P7"><text:span text:style-name="T18"/></text:p>
                    <text:p text:style-name="P7"><text:span text:style-name="T18">We have Display Manage.</text:span></text:p>
                    <text:p text:style-name="P7"><text:span text:style-name="T8"/></text:p>
                    <text:p text:style-name="P7"><text:span text:style-name="T17"><text:s text:c="4"/></text:span></text:p>
                    <text:p text:style-name="P7"><text:span text:style-name="T8"/></text:p>
                    <text:p text:style-name="P7"><text:span text:style-name="T8"/></text:p>
                    <text:p text:style-name="P7"><text:span text:style-name="T6"/></text:p>
                    <text:p text:style-name="P7"><text:span text:style-name="T6"/></text:p>
                  </text:list-header>
                </text:list>
              </text:list-item>
            </text:list>
            <text:p text:style-name="P7"><text:span text:style-name="T7"/></text:p>
          </draw:text-box>
        </draw:frame>
        <presentation:notes draw:style-name="dp2">
          <draw:frame draw:name="Rectangle 6" presentation:style-name="pr20"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15"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16" draw:style-name="dp1" draw:master-page-name="默认_20_1" presentation:presentation-page-layout-name="AL2T11">
        <office:forms form:automatic-focus="false" form:apply-design-mode="false"/>
        <draw:frame draw:name="Rectangle 3" presentation:style-name="pr4" draw:text-style-name="P6" draw:layer="layout" svg:width="20.924cm" svg:height="2.746cm" svg:x="2.284cm" svg:y="0.71cm" presentation:class="title" presentation:user-transformed="true">
          <draw:text-box>
            <text:p text:style-name="P5"><text:span text:style-name="T4">Display manage - GDM</text:span></text:p>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16"/></text:p>
            <text:list text:style-name="L4">
              <text:list-item>
                <text:list>
                  <text:list-header>
                    <text:p text:style-name="P7"><text:span text:style-name="T9">Manage multiple local X servers and multiple remote X servers. (XDMCP)</text:span></text:p>
                    <text:p text:style-name="P7"><text:span text:style-name="T14"/></text:p>
                    <text:p text:style-name="P7"><text:span text:style-name="T18">Main function:</text:span></text:p>
                    <text:p text:style-name="P7"><text:span text:style-name="T8"><text:s text:c="2"/></text:span><text:span text:style-name="T8">Login manage</text:span></text:p>
                    <text:p text:style-name="P7"><text:span text:style-name="T17"><text:s text:c="4"/></text:span></text:p>
                    <text:p text:style-name="P7"><text:span text:style-name="T8"/></text:p>
                    <text:p text:style-name="P7"><text:span text:style-name="T8"/></text:p>
                    <text:p text:style-name="P7"><text:span text:style-name="T6"/></text:p>
                    <text:p text:style-name="P7"><text:span text:style-name="T6"/></text:p>
                  </text:list-header>
                </text:list>
              </text:list-item>
            </text:list>
            <text:p text:style-name="P7"><text:span text:style-name="T7"/></text:p>
          </draw:text-box>
        </draw:frame>
        <presentation:notes draw:style-name="dp2">
          <draw:frame draw:name="Rectangle 6" presentation:style-name="pr21"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16"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17" draw:style-name="dp1" draw:master-page-name="默认_20_1" presentation:presentation-page-layout-name="AL2T11">
        <office:forms form:automatic-focus="false" form:apply-design-mode="false"/>
        <draw:frame draw:name="Rectangle 3" presentation:style-name="pr4" draw:text-style-name="P6" draw:layer="layout" svg:width="20.924cm" svg:height="2.746cm" svg:x="2.284cm" svg:y="0.71cm" presentation:class="title" presentation:user-transformed="true">
          <draw:text-box>
            <text:p text:style-name="P5"><text:span text:style-name="T4">Login</text:span></text:p>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16"/></text:p>
            <text:list text:style-name="L4">
              <text:list-item>
                <text:list>
                  <text:list-header>
                    <text:p text:style-name="P7"><text:span text:style-name="T18">Security</text:span></text:p>
                    <text:p text:style-name="P7"><text:span text:style-name="T9"><text:s text:c="2"/></text:span><text:span text:style-name="T9">GUI: gdm-simple-greeter (gdm.gdm)</text:span></text:p>
                    <text:p text:style-name="P7"><text:span text:style-name="T9"><text:s text:c="6"/></text:span><text:span text:style-name="T9">| --- <text:s text:c="3"/>dbus</text:span></text:p>
                    <text:p text:style-name="P7"><text:span text:style-name="T9"><text:s text:c="2"/></text:span><text:span text:style-name="T9">Daemon: gdm-binary (root.root)</text:span></text:p>
                    <text:p text:style-name="P7"><text:span text:style-name="T9"/></text:p>
                    <text:p text:style-name="P7"><text:span text:style-name="T18">Authentication</text:span></text:p>
                    <text:p text:style-name="P7"><text:span text:style-name="T14"><text:s text:c="2"/></text:span><text:span text:style-name="T14">pam: local(autologin), smb, finger, face.</text:span></text:p>
                    <text:p text:style-name="P7"><text:span text:style-name="T14"/></text:p>
                    <text:p text:style-name="P7"><text:span text:style-name="T8"/></text:p>
                    <text:p text:style-name="P7"><text:span text:style-name="T17"><text:s text:c="4"/></text:span></text:p>
                    <text:p text:style-name="P7"><text:span text:style-name="T8"/></text:p>
                    <text:p text:style-name="P7"><text:span text:style-name="T8"/></text:p>
                    <text:p text:style-name="P7"><text:span text:style-name="T6"/></text:p>
                    <text:p text:style-name="P7"><text:span text:style-name="T6"/></text:p>
                  </text:list-header>
                </text:list>
              </text:list-item>
            </text:list>
            <text:p text:style-name="P7"><text:span text:style-name="T7"/></text:p>
          </draw:text-box>
        </draw:frame>
        <presentation:notes draw:style-name="dp2">
          <draw:frame draw:name="Rectangle 6" presentation:style-name="pr22"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17"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18" draw:style-name="dp1" draw:master-page-name="默认_20_1" presentation:presentation-page-layout-name="AL2T11">
        <office:forms form:automatic-focus="false" form:apply-design-mode="false"/>
        <draw:frame draw:name="Rectangle 3" presentation:style-name="pr4" draw:text-style-name="P6" draw:layer="layout" svg:width="20.924cm" svg:height="2.746cm" svg:x="2.284cm" svg:y="0.71cm" presentation:class="title" presentation:user-transformed="true">
          <draw:text-box>
            <text:p text:style-name="P5"><text:span text:style-name="T4">Login – customize</text:span></text:p>
          </draw:text-box>
        </draw:frame>
        <draw:frame draw:name="Rectangle 4" presentation:style-name="pr5" draw:text-style-name="P10" draw:layer="layout" svg:width="21.336cm" svg:height="12.368cm" svg:x="2.266cm" svg:y="4.03cm" presentation:class="outline" presentation:user-transformed="true">
          <draw:text-box>
            <text:p text:style-name="P7"><text:span text:style-name="T14"><text:s/></text:span></text:p>
            <text:p text:style-name="P7"><text:span text:style-name="T14"/></text:p>
            <text:p text:style-name="P7"><text:span text:style-name="T14">Glade file modify</text:span></text:p>
            <text:p text:style-name="P7"><text:span text:style-name="T14"/></text:p>
            <text:p text:style-name="P7"><text:span text:style-name="T14">Pre/Post script</text:span></text:p>
            <text:p text:style-name="P7"><text:span text:style-name="T14"/></text:p>
            <text:p text:style-name="P7"><text:span text:style-name="T14">Pam modify</text:span></text:p>
            <text:list text:style-name="L4">
              <text:list-item>
                <text:list>
                  <text:list-header>
                    <text:p text:style-name="P7"><text:span text:style-name="T14">online account</text:span></text:p>
                    <text:p text:style-name="P7"><text:span text:style-name="T14">mobile account</text:span></text:p>
                    <text:p text:style-name="P7"><text:span text:style-name="T14"><text:s/></text:span></text:p>
                    <text:p text:style-name="P7"><text:span text:style-name="T5"/></text:p>
                    <text:p text:style-name="P7"><text:span text:style-name="T5"><text:s text:c="4"/></text:span></text:p>
                    <text:p text:style-name="P7"><text:span text:style-name="T5"/></text:p>
                    <text:p text:style-name="P7"><text:span text:style-name="T5"/></text:p>
                    <text:p text:style-name="P7"><text:span text:style-name="T21"/></text:p>
                    <text:p text:style-name="P7"><text:span text:style-name="T21"/></text:p>
                  </text:list-header>
                </text:list>
              </text:list-item>
            </text:list>
            <text:p text:style-name="P7"><text:span text:style-name="T7"/></text:p>
          </draw:text-box>
        </draw:frame>
        <presentation:notes draw:style-name="dp2">
          <draw:frame draw:name="Rectangle 6" presentation:style-name="pr23"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18"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19" draw:style-name="dp1" draw:master-page-name="默认_20_1" presentation:presentation-page-layout-name="AL2T11">
        <office:forms form:automatic-focus="false" form:apply-design-mode="false"/>
        <draw:frame draw:name="Rectangle 3" presentation:style-name="pr4" draw:text-style-name="P6" draw:layer="layout" svg:width="20.924cm" svg:height="2.746cm" svg:x="2.284cm" svg:y="0.71cm" presentation:class="title" presentation:user-transformed="true">
          <draw:text-box>
            <text:p text:style-name="P5"><text:span text:style-name="T4">Session - gnome-session</text:span></text:p>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21">After login, before logout, we call it session.</text:span></text:p>
            <text:p text:style-name="P7"><text:span text:style-name="T7">Usage:</text:span></text:p>
            <text:p text:style-name="P7"><text:span text:style-name="T7">1. global info (not quite sure)</text:span></text:p>
            <text:p text:style-name="P7"><text:span text:style-name="T7">2. save/restore</text:span></text:p>
            <text:p text:style-name="P7"><text:span text:style-name="T7">3. keep track of default session (linux 360)</text:span></text:p>
            <text:p text:style-name="P7"><text:span text:style-name="T22"/></text:p>
            <text:p text:style-name="P7"><text:span text:style-name="T7"/></text:p>
          </draw:text-box>
        </draw:frame>
        <presentation:notes draw:style-name="dp2">
          <draw:frame draw:name="Rectangle 6" presentation:style-name="pr24"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19"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20" draw:style-name="dp1" draw:master-page-name="默认_20_1" presentation:presentation-page-layout-name="AL2T11">
        <office:forms form:automatic-focus="false" form:apply-design-mode="false"/>
        <draw:frame draw:name="Rectangle 3" presentation:style-name="pr4" draw:text-style-name="P6" draw:layer="layout" svg:width="20.924cm" svg:height="2.746cm" svg:x="2.284cm" svg:y="0.71cm" presentation:class="title" presentation:user-transformed="true">
          <draw:text-box>
            <text:p text:style-name="P5"><text:span text:style-name="T4">Window manage - metacity</text:span></text:p>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16"/></text:p>
            <text:list text:style-name="L4">
              <text:list-item>
                <text:list>
                  <text:list-header>
                    <text:p text:style-name="P7"><text:span text:style-name="T18">GUI Applications schedule.</text:span></text:p>
                  </text:list-header>
                  <text:list-item>
                    <text:p text:style-name="P7"><text:span text:style-name="T14"><text:s/></text:span><text:span text:style-name="T14">maxmize, alt-tab</text:span></text:p>
                  </text:list-item>
                  <text:list-item>
                    <text:p text:style-name="P7"><text:span text:style-name="T14"><text:s/></text:span><text:span text:style-name="T14">Default component:</text:span></text:p>
                    <text:p text:style-name="P7"><text:span text:style-name="T14"><text:s text:c="2"/></text:span><text:span text:style-name="T14">- <text:s/>file-manager</text:span></text:p>
                    <text:p text:style-name="P7"><text:span text:style-name="T14"><text:s text:c="2"/></text:span><text:span text:style-name="T14">- <text:s/>panel</text:span></text:p>
                    <text:p text:style-name="P7"><text:span text:style-name="T8"/></text:p>
                    <text:p text:style-name="P7"><text:span text:style-name="T17"><text:s text:c="4"/></text:span></text:p>
                    <text:p text:style-name="P7"><text:span text:style-name="T8"/></text:p>
                    <text:p text:style-name="P7"><text:span text:style-name="T8"/></text:p>
                    <text:p text:style-name="P7"><text:span text:style-name="T6"/></text:p>
                    <text:p text:style-name="P7"><text:span text:style-name="T6"/></text:p>
                  </text:list-item>
                </text:list>
              </text:list-item>
            </text:list>
            <text:p text:style-name="P7"><text:span text:style-name="T7"/></text:p>
          </draw:text-box>
        </draw:frame>
        <presentation:notes draw:style-name="dp2">
          <draw:frame draw:name="Rectangle 6" presentation:style-name="pr25"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20"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21" draw:style-name="dp1" draw:master-page-name="默认_20_1" presentation:presentation-page-layout-name="AL2T11">
        <office:forms form:automatic-focus="false" form:apply-design-mode="false"/>
        <draw:frame draw:name="Rectangle 3" presentation:style-name="pr4" draw:text-style-name="P6" draw:layer="layout" svg:width="20.924cm" svg:height="2.746cm" svg:x="2.284cm" svg:y="0.71cm" presentation:class="title" presentation:user-transformed="true">
          <draw:text-box>
            <text:p text:style-name="P5"><text:span text:style-name="T4">Window manage - gnome-shell</text:span></text:p>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16"/></text:p>
            <text:list text:style-name="L4">
              <text:list-item>
                <text:list>
                  <text:list-header>
                    <text:p text:style-name="P7"><text:span text:style-name="T14">Same functionality, different focus.</text:span></text:p>
                    <text:p text:style-name="P7"><text:span text:style-name="T9">Gnome 2.0: focus on files.</text:span></text:p>
                    <text:p text:style-name="P7"><text:span text:style-name="T9">Gnome 3.0: focus on apps.</text:span></text:p>
                    <text:p text:style-name="P7"><text:span text:style-name="T9"/></text:p>
                    <text:p text:style-name="P7"><text:span text:style-name="T9">KNOWN issue:</text:span></text:p>
                  </text:list-header>
                  <text:list-item>
                    <text:p text:style-name="P7"><text:span text:style-name="T9">screensaver</text:span></text:p>
                    <text:p text:style-name="P7"><text:span text:style-name="T8"/></text:p>
                    <text:p text:style-name="P7"><text:span text:style-name="T17"><text:s text:c="4"/></text:span></text:p>
                    <text:p text:style-name="P7"><text:span text:style-name="T8"/></text:p>
                    <text:p text:style-name="P7"><text:span text:style-name="T8"/></text:p>
                    <text:p text:style-name="P7"><text:span text:style-name="T6"/></text:p>
                    <text:p text:style-name="P7"><text:span text:style-name="T6"/></text:p>
                  </text:list-item>
                </text:list>
              </text:list-item>
            </text:list>
            <text:p text:style-name="P7"><text:span text:style-name="T7"/></text:p>
          </draw:text-box>
        </draw:frame>
        <presentation:notes draw:style-name="dp2">
          <draw:frame draw:name="Rectangle 6" presentation:style-name="pr26"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21"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22" draw:style-name="dp1" draw:master-page-name="默认_20_1" presentation:presentation-page-layout-name="AL2T11">
        <office:forms form:automatic-focus="false" form:apply-design-mode="false"/>
        <draw:frame draw:name="Rectangle 3" presentation:style-name="pr4" draw:text-style-name="P6" draw:layer="layout" svg:width="20.924cm" svg:height="2.746cm" svg:x="2.284cm" svg:y="0.71cm" presentation:class="title" presentation:placeholder="true" presentation:user-transformed="true">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16"/></text:p>
            <text:list text:style-name="L4">
              <text:list-item>
                <text:list>
                  <text:list-header>
                    <text:p text:style-name="P7"><text:span text:style-name="T14"/></text:p>
                    <text:p text:style-name="P7"><text:span text:style-name="T14"/></text:p>
                    <text:p text:style-name="P7"><text:span text:style-name="T19">Part Three</text:span><text:span text:style-name="T23">: </text:span><text:span text:style-name="T20">Virtual Desktop</text:span></text:p>
                    <text:p text:style-name="P7"><text:span text:style-name="T17"><text:s text:c="4"/></text:span></text:p>
                    <text:p text:style-name="P7"><text:span text:style-name="T8"/></text:p>
                    <text:p text:style-name="P7"><text:span text:style-name="T8"/></text:p>
                    <text:p text:style-name="P7"><text:span text:style-name="T6"/></text:p>
                    <text:p text:style-name="P7"><text:span text:style-name="T6"/></text:p>
                  </text:list-header>
                </text:list>
              </text:list-item>
            </text:list>
            <text:p text:style-name="P7"><text:span text:style-name="T7"/></text:p>
          </draw:text-box>
        </draw:frame>
        <presentation:notes draw:style-name="dp2">
          <draw:frame draw:name="Rectangle 6" presentation:style-name="pr27"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22"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23" draw:style-name="dp1" draw:master-page-name="默认_20_1" presentation:presentation-page-layout-name="AL2T11">
        <office:forms form:automatic-focus="false" form:apply-design-mode="false"/>
        <draw:frame draw:name="Rectangle 3" presentation:style-name="pr4" draw:text-style-name="P6" draw:layer="layout" svg:width="20.924cm" svg:height="2.746cm" svg:x="2.284cm" svg:y="0.71cm" presentation:class="title" presentation:user-transformed="true">
          <draw:text-box>
            <text:p text:style-name="P5"><text:span text:style-name="T4">rdp</text:span></text:p>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7"/></text:p>
            <text:p text:style-name="P7"><text:span text:style-name="T16">freerdp</text:span></text:p>
          </draw:text-box>
        </draw:frame>
        <presentation:notes draw:style-name="dp2">
          <draw:frame draw:name="Rectangle 6" presentation:style-name="pr28"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23"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24" draw:style-name="dp1" draw:master-page-name="默认_20_1" presentation:presentation-page-layout-name="AL2T11">
        <office:forms form:automatic-focus="false" form:apply-design-mode="false"/>
        <draw:frame draw:name="Rectangle 3" presentation:style-name="pr4" draw:text-style-name="P6" draw:layer="layout" svg:width="20.924cm" svg:height="2.746cm" svg:x="2.284cm" svg:y="0.71cm" presentation:class="title" presentation:user-transformed="true">
          <draw:text-box>
            <text:p text:style-name="P5"><text:span text:style-name="T4">vnc</text:span></text:p>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16"/></text:p>
            <text:list text:style-name="L4">
              <text:list-item>
                <text:list>
                  <text:list-header>
                    <text:p text:style-name="P7"><text:span text:style-name="T14">Vncviewer</text:span></text:p>
                    <text:p text:style-name="P7"><text:span text:style-name="T14">openstack, qemu</text:span></text:p>
                    <text:p text:style-name="P7"><text:span text:style-name="T8"/></text:p>
                    <text:p text:style-name="P7"><text:span text:style-name="T17"><text:s text:c="4"/></text:span></text:p>
                    <text:p text:style-name="P7"><text:span text:style-name="T8"/></text:p>
                    <text:p text:style-name="P7"><text:span text:style-name="T8"/></text:p>
                    <text:p text:style-name="P7"><text:span text:style-name="T6"/></text:p>
                    <text:p text:style-name="P7"><text:span text:style-name="T6"/></text:p>
                  </text:list-header>
                </text:list>
              </text:list-item>
            </text:list>
            <text:p text:style-name="P7"><text:span text:style-name="T7"/></text:p>
          </draw:text-box>
        </draw:frame>
        <presentation:notes draw:style-name="dp2">
          <draw:frame draw:name="Rectangle 6" presentation:style-name="pr29"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24"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25" draw:style-name="dp1" draw:master-page-name="默认_20_1" presentation:presentation-page-layout-name="AL2T11">
        <office:forms form:automatic-focus="false" form:apply-design-mode="false"/>
        <draw:frame draw:name="Rectangle 3" presentation:style-name="pr4" draw:text-style-name="P6" draw:layer="layout" svg:width="20.924cm" svg:height="2.746cm" svg:x="2.284cm" svg:y="0.71cm" presentation:class="title" presentation:user-transformed="true">
          <draw:text-box>
            <text:p text:style-name="P5"><text:span text:style-name="T4">xdmcp</text:span></text:p>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16">unknow</text:span></text:p>
            <text:list text:style-name="L4">
              <text:list-item>
                <text:list>
                  <text:list-header>
                    <text:p text:style-name="P7"><text:span text:style-name="T9"/></text:p>
                    <text:p text:style-name="P7"><text:span text:style-name="T8"/></text:p>
                    <text:p text:style-name="P7"><text:span text:style-name="T17"><text:s text:c="4"/></text:span></text:p>
                    <text:p text:style-name="P7"><text:span text:style-name="T8"/></text:p>
                    <text:p text:style-name="P7"><text:span text:style-name="T8"/></text:p>
                    <text:p text:style-name="P7"><text:span text:style-name="T6"/></text:p>
                    <text:p text:style-name="P7"><text:span text:style-name="T6"/></text:p>
                  </text:list-header>
                </text:list>
              </text:list-item>
            </text:list>
            <text:p text:style-name="P7"><text:span text:style-name="T7"/></text:p>
          </draw:text-box>
        </draw:frame>
        <presentation:notes draw:style-name="dp2">
          <draw:frame draw:name="Rectangle 6" presentation:style-name="pr30"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25"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26" draw:style-name="dp1" draw:master-page-name="默认_20_1" presentation:presentation-page-layout-name="AL2T11">
        <office:forms form:automatic-focus="false" form:apply-design-mode="false"/>
        <draw:frame draw:name="Rectangle 3" presentation:style-name="pr4" draw:text-style-name="P6" draw:layer="layout" svg:width="20.924cm" svg:height="2.746cm" svg:x="2.284cm" svg:y="0.71cm" presentation:class="title" presentation:user-transformed="true">
          <draw:text-box>
            <text:p text:style-name="P5"><text:span text:style-name="T4">webos</text:span></text:p>
          </draw:text-box>
        </draw:frame>
        <draw:frame draw:name="Rectangle 4" presentation:style-name="pr5" draw:text-style-name="P2" draw:layer="layout" svg:width="21.336cm" svg:height="12.368cm" svg:x="2.266cm" svg:y="4.03cm" presentation:class="outline" presentation:user-transformed="true">
          <draw:text-box>
            <text:p text:style-name="P7"><text:span text:style-name="T16">Suitable for Server!</text:span></text:p>
            <text:p text:style-name="P7"><text:span text:style-name="T16"/></text:p>
            <text:p text:style-name="P7"><text:span text:style-name="T16">Model difference bettween desktop and server.</text:span></text:p>
            <text:list text:style-name="L4">
              <text:list-item>
                <text:list>
                  <text:list-header>
                    <text:p text:style-name="P7"><text:span text:style-name="T9"/></text:p>
                    <text:p text:style-name="P7"><text:span text:style-name="T8"/></text:p>
                    <text:p text:style-name="P7"><text:span text:style-name="T17"><text:s text:c="4"/></text:span></text:p>
                    <text:p text:style-name="P7"><text:span text:style-name="T8"/></text:p>
                    <text:p text:style-name="P7"><text:span text:style-name="T8"/></text:p>
                    <text:p text:style-name="P7"><text:span text:style-name="T6"/></text:p>
                    <text:p text:style-name="P7"><text:span text:style-name="T6"/></text:p>
                  </text:list-header>
                </text:list>
              </text:list-item>
            </text:list>
            <text:p text:style-name="P7"><text:span text:style-name="T7"/></text:p>
          </draw:text-box>
        </draw:frame>
        <presentation:notes draw:style-name="dp2">
          <draw:frame draw:name="Rectangle 6" presentation:style-name="pr31" draw:text-style-name="P8"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26" presentation:class="page"/>
          <draw:frame draw:name="Notes Placeholder 1" presentation:style-name="pr7" draw:text-style-name="P2" draw:layer="layout" svg:width="0.001cm" svg:height="0.001cm" svg:x="0cm" svg:y="0cm" presentation:class="notes">
            <draw:text-box>
              <text:p/>
            </draw:text-box>
          </draw:frame>
        </presentation:notes>
      </draw:page>
      <draw:page draw:name="page27" draw:style-name="dp3" draw:master-page-name="默认_20_6">
        <office:forms form:automatic-focus="false" form:apply-design-mode="false"/>
        <draw:custom-shape draw:name="TextBox 1" draw:style-name="gr2" draw:text-style-name="P2" draw:layer="layout" svg:width="18.188cm" svg:height="1.668cm" svg:x="4.386cm" svg:y="3.616cm">
          <text:p text:style-name="P11"><text:span text:style-name="T24">FIXME, TODO</text:span></text:p>
          <draw:enhanced-geometry svg:viewBox="0 0 21600 21600" draw:type="rectangle" draw:enhanced-path="M 0 0 L 21600 0 21600 21600 0 21600 0 0 Z N"/>
        </draw:custom-shape>
        <presentation:notes draw:style-name="dp2">
          <draw:page-thumbnail draw:name="Slide Image Placeholder 1" draw:style-name="gr1" draw:layer="layout" svg:width="0cm" svg:height="0cm" svg:x="0cm" svg:y="0cm" draw:page-number="27" presentation:class="page"/>
          <draw:frame draw:name="Slide Number Placeholder 3" presentation:style-name="pr32" draw:text-style-name="P4" draw:layer="layout" svg:width="0.001cm" svg:height="0.001cm" svg:x="0cm" svg:y="0cm" presentation:class="page-number">
            <draw:text-box>
              <text:p text:style-name="P12"><text:span text:style-name="T25"><text:page-number>&lt;编号&gt;</text:page-number></text:span></text:p>
            </draw:text-box>
          </draw:frame>
          <draw:frame draw:name="Notes Placeholder 4" presentation:style-name="pr33" draw:text-style-name="P2" draw:layer="layout" svg:width="0.001cm" svg:height="0.001cm" svg:x="0cm" svg:y="0cm" presentation:class="notes">
            <draw:text-box>
              <text:p/>
            </draw:text-box>
          </draw:frame>
        </presentation:notes>
      </draw:page>
      <draw:page draw:name="page28" draw:style-name="dp3" draw:master-page-name="默认_20_7">
        <presentation:notes draw:style-name="dp2">
          <draw:frame draw:name="Rectangle 6" presentation:style-name="pr34" draw:text-style-name="P4"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904cm" svg:height="11.178cm" svg:x="3.029cm" svg:y="2.187cm" draw:page-number="28" presentation:class="page"/>
          <draw:frame draw:name="Notes Placeholder 1" presentation:style-name="pr35" draw:text-style-name="P2" draw:layer="layout" svg:width="0.001cm" svg:height="0.001cm" svg:x="0cm" svg:y="0cm" presentation:class="notes">
            <draw:text-box>
              <text:p/>
            </draw:text-box>
          </draw:frame>
        </presentation:notes>
      </draw:page>
      <draw:page draw:name="page29" draw:style-name="dp3" draw:master-page-name="默认_20_9">
        <office:forms form:automatic-focus="false" form:apply-design-mode="false"/>
        <draw:frame draw:name="Rectangle 1" presentation:style-name="pr36" draw:text-style-name="P2" draw:layer="layout" svg:width="20.479cm" svg:height="9.008cm" svg:x="2.284cm" svg:y="2.064cm" presentation:class="outline" presentation:user-transformed="true">
          <draw:text-box>
            <text:p text:style-name="P13"><text:span text:style-name="T26">Unpublished Work of SUSE. All Rights Reserved.</text:span></text:p>
            <text:p text:style-name="P13"><text:span text:style-name="T27">This work is an unpublished work and contains confidential, proprietary, and trade secret information of SUSE. </text:span><text:span text:style-name="T27"><text:line-break/></text:span><text:span text:style-name="T27">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T27"><text:line-break/></text:span><text:span text:style-name="T27">Any use or exploitation of this work without authorization could subject the perpetrator to criminal and civil liability.</text:span></text:p>
            <text:p text:style-name="P13"><text:span text:style-name="T28"/></text:p>
            <text:p text:style-name="P13"><text:span text:style-name="T26">General Disclaimer</text:span></text:p>
            <text:p text:style-name="P13"><text:span text:style-name="T27">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draw:style-name="dp2">
          <draw:frame draw:name="Rectangle 6" presentation:style-name="pr37" draw:text-style-name="P4" draw:layer="layout" svg:width="0.001cm" svg:height="0.001cm" svg:x="0cm" svg:y="0cm" presentation:class="page-number">
            <draw:text-box>
              <text:p text:style-name="P3"><text:span text:style-name="T3"><text:page-number>&lt;编号&gt;</text:page-number></text:span></text:p>
            </draw:text-box>
          </draw:frame>
          <draw:page-thumbnail draw:name="Rectangle 1" draw:style-name="gr1" draw:layer="layout" svg:width="14.877cm" svg:height="11.16cm" svg:x="3.029cm" svg:y="2.187cm" draw:page-number="29" presentation:class="page"/>
          <draw:frame presentation:style-name="pr38" draw:text-style-name="P2" draw:layer="layout" svg:width="0.001cm" svg:height="0.001cm" svg:x="0cm" svg:y="0cm" presentation:class="notes">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文泉驿正黑" style:font-family-generic="roman" style:font-pitch="variable" fo:font-size="24pt" fo:language="en" fo:country="US" style:font-family-asian="文泉驿正黑"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文泉驿正黑" style:font-family-generic-asian="system" style:font-pitch-asian="variable" style:font-size-asian="18pt" style:font-style-asian="normal" style:font-weight-asian="normal" style:font-family-complex="'DejaVu Sans Condensed'"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background" style:family="presentation">
      <style:graphic-properties draw:stroke="none" draw:fill="solid" draw:fill-color="#ffffff"/>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3%" fo:text-align="start" style:punctuation-wrap="simple"/>
      <style:text-properties fo:color="#232629" style:text-outline="false" style:text-line-through-style="none" fo:font-family="Arial" fo:font-size="16pt" fo:letter-spacing="normal" fo:language="en" fo:country="GB" fo:font-style="normal" fo:text-shadow="none" style:text-underline-style="none" fo:font-weight="bold" style:letter-kerning="true" style:font-family-asian="Arial" style:font-size-asian="16pt" style:language-asian="en" style:country-asian="GB" style:font-style-asian="normal" style:font-weight-asian="bold" style:font-family-complex="Arial" style:font-size-complex="16pt" style:language-complex="en" style:country-complex="GB" style:font-style-complex="normal" style:font-weight-complex="bold" style:text-emphasize="none" style:font-relief="none" style:text-overline-style="none" style:text-overline-color="font-color"/>
    </style:style>
    <style:style style:name="默认-outline2" style:family="presentation" style:parent-style-name="默认-outline1">
      <style:paragraph-properties fo:margin-top="0cm" fo:margin-bottom="0.4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outline3" style:family="presentation" style:parent-style-name="默认-outline2">
      <style:paragraph-properties fo:margin-top="0cm" fo:margin-bottom="0.3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outline4" style:family="presentation" style:parent-style-name="默认-outline3">
      <style:paragraph-properties fo:margin-top="0cm" fo:margin-bottom="0.2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outline5" style:family="presentation" style:parent-style-name="默认-outline4">
      <style:paragraph-properties fo:margin-top="0cm" fo:margin-bottom="0.1cm"/>
      <style:text-properties fo:font-size="20pt" style:font-size-asian="20pt" style:font-size-complex="20pt"/>
    </style:style>
    <style:style style:name="默认-outline6" style:family="presentation" style:parent-style-name="默认-outline5">
      <style:paragraph-properties fo:margin-top="0cm" fo:margin-bottom="0.1cm"/>
      <style:text-properties fo:font-size="20pt" style:font-size-asian="20pt" style:font-size-complex="20pt"/>
    </style:style>
    <style:style style:name="默认-outline7" style:family="presentation" style:parent-style-name="默认-outline6">
      <style:paragraph-properties fo:margin-top="0cm" fo:margin-bottom="0.1cm"/>
      <style:text-properties fo:font-size="20pt" style:font-size-asian="20pt" style:font-size-complex="20pt"/>
    </style:style>
    <style:style style:name="默认-outline8" style:family="presentation" style:parent-style-name="默认-outline7">
      <style:paragraph-properties fo:margin-top="0cm" fo:margin-bottom="0.1cm"/>
      <style:text-properties fo:font-size="20pt" style:font-size-asian="20pt" style:font-size-complex="20pt"/>
    </style:style>
    <style:style style:name="默认-outline9" style:family="presentation" style:parent-style-name="默认-outline8">
      <style:paragraph-properties fo:margin-top="0cm" fo:margin-bottom="0.1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Tahoma"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1-background" style:display-name="默认 1-background" style:family="presentation">
      <style:graphic-properties draw:stroke="none" draw:fill="solid" draw:fill-color="#ffffff"/>
      <style:text-properties style:letter-kerning="true"/>
    </style:style>
    <style:style style:name="默认_20_1-backgroundobjects" style:display-name="默认 1-backgroundobjects" style:family="presentation">
      <style:graphic-properties draw:textarea-horizontal-align="justify" draw:shadow="hidden" draw:shadow-offset-x="0.2cm" draw:shadow-offset-y="0.2cm" draw:shadow-color="#808080"/>
      <style:text-properties style:letter-kerning="true"/>
    </style:style>
    <style:style style:name="默认_20_1-notes" style:display-name="默认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1-outline1" style:display-name="默认 1-outline1" style:family="presentation">
      <style:graphic-properties draw:stroke="none" draw:fill="none" draw:auto-grow-height="false" draw:fit-to-size="shrink-to-fit">
        <text:list-style style:name="默认_20_1-outline1" style:display-name="默认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232629" style:text-outline="false" style:text-line-through-style="none" fo:font-family="Arial" fo:font-size="24pt" fo:letter-spacing="normal" fo:language="en" fo:country="GB" fo:font-style="normal" fo:text-shadow="none" style:text-underline-style="none" fo:font-weight="normal" style:letter-kerning="true" style:font-family-asian="Arial" style:font-size-asian="24pt" style:language-asian="en" style:country-asian="GB" style:font-style-asian="normal" style:font-weight-asian="normal" style:font-family-complex="Arial" style:font-size-complex="24pt" style:language-complex="en" style:country-complex="GB" style:font-style-complex="normal" style:font-weight-complex="normal" style:text-emphasize="none" style:font-relief="none" style:text-overline-style="none" style:text-overline-color="font-color"/>
    </style:style>
    <style:style style:name="默认_20_1-outline2" style:display-name="默认 1-outline2" style:family="presentation" style:parent-style-name="默认_20_1-outline1">
      <style:paragraph-properties fo:margin-top="0cm" fo:margin-bottom="0.4cm" fo:line-height="100%" fo:text-align="start" style:punctuation-wrap="simple"/>
      <style:text-properties fo:color="#232629" style:text-line-through-style="none" fo:font-family="Arial" fo:font-size="16pt" fo:letter-spacing="normal" fo:font-style="normal" style:text-underline-style="none" fo:font-weight="normal" style:font-family-asian="'Lucida Sans Unicode'"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_20_1-outline3" style:display-name="默认 1-outline3" style:family="presentation" style:parent-style-name="默认_20_1-outline2">
      <style:paragraph-properties fo:margin-top="0cm" fo:margin-bottom="0.3cm" fo:line-height="100%" fo:text-align="start" style:punctuation-wrap="simple"/>
      <style:text-properties fo:color="#232629" style:text-line-through-style="none" fo:font-family="Arial" fo:font-size="14pt" fo:letter-spacing="normal" fo:font-style="normal" style:text-underline-style="none" fo:font-weight="normal" style:font-family-asian="'Lucida Sans Unicode'" style:font-size-asian="14pt" style:font-style-asian="normal" style:font-weight-asian="normal" style:font-family-complex="'Lucida Sans Unicode'" style:font-family-generic-complex="swiss" style:font-pitch-complex="variable" style:font-size-complex="14pt" style:font-style-complex="normal" style:font-weight-complex="normal"/>
    </style:style>
    <style:style style:name="默认_20_1-outline4" style:display-name="默认 1-outline4" style:family="presentation" style:parent-style-name="默认_20_1-outline3">
      <style:paragraph-properties fo:margin-top="0cm" fo:margin-bottom="0.2cm" fo:line-height="100%" fo:text-align="start" style:punctuation-wrap="simple"/>
      <style:text-properties fo:color="#232629" style:text-line-through-style="none" fo:font-family="Arial" fo:font-size="12pt" fo:letter-spacing="normal" fo:font-style="normal" style:text-underline-style="none" fo:font-weight="normal" style:font-family-asian="'Lucida Sans Unicode'" style:font-size-asian="12pt" style:font-style-asian="normal" style:font-weight-asian="normal" style:font-family-complex="'Lucida Sans Unicode'" style:font-family-generic-complex="swiss" style:font-pitch-complex="variable" style:font-size-complex="12pt" style:font-style-complex="normal" style:font-weight-complex="normal"/>
    </style:style>
    <style:style style:name="默认_20_1-outline5" style:display-name="默认 1-outline5" style:family="presentation" style:parent-style-name="默认_20_1-outline4">
      <style:paragraph-properties fo:margin-top="0cm" fo:margin-bottom="0.1cm"/>
      <style:text-properties fo:font-size="20pt" style:font-size-asian="20pt" style:font-size-complex="20pt"/>
    </style:style>
    <style:style style:name="默认_20_1-outline6" style:display-name="默认 1-outline6" style:family="presentation" style:parent-style-name="默认_20_1-outline5">
      <style:paragraph-properties fo:margin-top="0cm" fo:margin-bottom="0.1cm"/>
      <style:text-properties fo:font-size="20pt" style:font-size-asian="20pt" style:font-size-complex="20pt"/>
    </style:style>
    <style:style style:name="默认_20_1-outline7" style:display-name="默认 1-outline7" style:family="presentation" style:parent-style-name="默认_20_1-outline6">
      <style:paragraph-properties fo:margin-top="0cm" fo:margin-bottom="0.1cm"/>
      <style:text-properties fo:font-size="20pt" style:font-size-asian="20pt" style:font-size-complex="20pt"/>
    </style:style>
    <style:style style:name="默认_20_1-outline8" style:display-name="默认 1-outline8" style:family="presentation" style:parent-style-name="默认_20_1-outline7">
      <style:paragraph-properties fo:margin-top="0cm" fo:margin-bottom="0.1cm"/>
      <style:text-properties fo:font-size="20pt" style:font-size-asian="20pt" style:font-size-complex="20pt"/>
    </style:style>
    <style:style style:name="默认_20_1-outline9" style:display-name="默认 1-outline9" style:family="presentation" style:parent-style-name="默认_20_1-outline8">
      <style:paragraph-properties fo:margin-top="0cm" fo:margin-bottom="0.1cm"/>
      <style:text-properties fo:font-size="20pt" style:font-size-asian="20pt" style:font-size-complex="20pt"/>
    </style:style>
    <style:style style:name="默认_20_1-subtitle" style:display-name="默认 1-subtitle" style:family="presentation">
      <style:graphic-properties draw:stroke="none" draw:fill="none" draw:textarea-vertical-align="middle">
        <text:list-style style:name="默认_20_1-subtitle" style:display-name="默认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1-title" style:display-name="默认 1-title" style:family="presentation">
      <style:graphic-properties draw:stroke="none" draw:fill="none" draw:textarea-vertical-align="middle">
        <text:list-style style:name="默认_20_1-title" style:display-name="默认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Lucida Sans Unicod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2-background" style:display-name="默认 2-background" style:family="presentation">
      <style:graphic-properties draw:stroke="none" draw:fill="solid" draw:fill-color="#ffffff"/>
      <style:text-properties style:letter-kerning="true"/>
    </style:style>
    <style:style style:name="默认_20_2-backgroundobjects" style:display-name="默认 2-backgroundobjects" style:family="presentation">
      <style:graphic-properties draw:textarea-horizontal-align="justify" draw:shadow="hidden" draw:shadow-offset-x="0.2cm" draw:shadow-offset-y="0.2cm" draw:shadow-color="#808080"/>
      <style:text-properties style:letter-kerning="true"/>
    </style:style>
    <style:style style:name="默认_20_2-notes" style:display-name="默认 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2-outline1" style:display-name="默认 2-outline1" style:family="presentation">
      <style:graphic-properties draw:stroke="none" draw:fill="none" draw:auto-grow-height="false" draw:fit-to-size="shrink-to-fit">
        <text:list-style style:name="默认_20_2-outline1" style:display-name="默认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232629" style:text-outline="false" style:text-line-through-style="none" fo:font-family="Arial" fo:font-size="24pt" fo:letter-spacing="normal" fo:language="en" fo:country="GB" fo:font-style="normal" fo:text-shadow="none" style:text-underline-style="none" fo:font-weight="normal" style:letter-kerning="true" style:font-family-asian="Arial" style:font-size-asian="24pt" style:language-asian="en" style:country-asian="GB" style:font-style-asian="normal" style:font-weight-asian="normal" style:font-family-complex="Arial" style:font-size-complex="24pt" style:language-complex="en" style:country-complex="GB" style:font-style-complex="normal" style:font-weight-complex="normal" style:text-emphasize="none" style:font-relief="none" style:text-overline-style="none" style:text-overline-color="font-color"/>
    </style:style>
    <style:style style:name="默认_20_2-outline2" style:display-name="默认 2-outline2" style:family="presentation" style:parent-style-name="默认_20_2-outline1">
      <style:paragraph-properties fo:margin-top="0cm" fo:margin-bottom="0.4cm" fo:line-height="100%" fo:text-align="start" style:punctuation-wrap="simple"/>
      <style:text-properties fo:color="#232629" style:text-line-through-style="none" fo:font-family="Arial" fo:font-size="16pt" fo:letter-spacing="normal" fo:font-style="normal" style:text-underline-style="none" fo:font-weight="normal" style:font-family-asian="'Lucida Sans Unicode'"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_20_2-outline3" style:display-name="默认 2-outline3" style:family="presentation" style:parent-style-name="默认_20_2-outline2">
      <style:paragraph-properties fo:margin-top="0cm" fo:margin-bottom="0.3cm" fo:line-height="100%" fo:text-align="start" style:punctuation-wrap="simple"/>
      <style:text-properties fo:color="#232629" style:text-line-through-style="none" fo:font-family="Arial" fo:font-size="14pt" fo:letter-spacing="normal" fo:font-style="normal" style:text-underline-style="none" fo:font-weight="normal" style:font-family-asian="'Lucida Sans Unicode'" style:font-size-asian="14pt" style:font-style-asian="normal" style:font-weight-asian="normal" style:font-family-complex="'Lucida Sans Unicode'" style:font-family-generic-complex="swiss" style:font-pitch-complex="variable" style:font-size-complex="14pt" style:font-style-complex="normal" style:font-weight-complex="normal"/>
    </style:style>
    <style:style style:name="默认_20_2-outline4" style:display-name="默认 2-outline4" style:family="presentation" style:parent-style-name="默认_20_2-outline3">
      <style:paragraph-properties fo:margin-top="0cm" fo:margin-bottom="0.2cm" fo:line-height="100%" fo:text-align="start" style:punctuation-wrap="simple"/>
      <style:text-properties fo:color="#232629" style:text-line-through-style="none" fo:font-family="Arial" fo:font-size="12pt" fo:letter-spacing="normal" fo:font-style="normal" style:text-underline-style="none" fo:font-weight="normal" style:font-family-asian="'Lucida Sans Unicode'" style:font-size-asian="12pt" style:font-style-asian="normal" style:font-weight-asian="normal" style:font-family-complex="'Lucida Sans Unicode'" style:font-family-generic-complex="swiss" style:font-pitch-complex="variable" style:font-size-complex="12pt" style:font-style-complex="normal" style:font-weight-complex="normal"/>
    </style:style>
    <style:style style:name="默认_20_2-outline5" style:display-name="默认 2-outline5" style:family="presentation" style:parent-style-name="默认_20_2-outline4">
      <style:paragraph-properties fo:margin-top="0cm" fo:margin-bottom="0.1cm"/>
      <style:text-properties fo:font-size="20pt" style:font-size-asian="20pt" style:font-size-complex="20pt"/>
    </style:style>
    <style:style style:name="默认_20_2-outline6" style:display-name="默认 2-outline6" style:family="presentation" style:parent-style-name="默认_20_2-outline5">
      <style:paragraph-properties fo:margin-top="0cm" fo:margin-bottom="0.1cm"/>
      <style:text-properties fo:font-size="20pt" style:font-size-asian="20pt" style:font-size-complex="20pt"/>
    </style:style>
    <style:style style:name="默认_20_2-outline7" style:display-name="默认 2-outline7" style:family="presentation" style:parent-style-name="默认_20_2-outline6">
      <style:paragraph-properties fo:margin-top="0cm" fo:margin-bottom="0.1cm"/>
      <style:text-properties fo:font-size="20pt" style:font-size-asian="20pt" style:font-size-complex="20pt"/>
    </style:style>
    <style:style style:name="默认_20_2-outline8" style:display-name="默认 2-outline8" style:family="presentation" style:parent-style-name="默认_20_2-outline7">
      <style:paragraph-properties fo:margin-top="0cm" fo:margin-bottom="0.1cm"/>
      <style:text-properties fo:font-size="20pt" style:font-size-asian="20pt" style:font-size-complex="20pt"/>
    </style:style>
    <style:style style:name="默认_20_2-outline9" style:display-name="默认 2-outline9" style:family="presentation" style:parent-style-name="默认_20_2-outline8">
      <style:paragraph-properties fo:margin-top="0cm" fo:margin-bottom="0.1cm"/>
      <style:text-properties fo:font-size="20pt" style:font-size-asian="20pt" style:font-size-complex="20pt"/>
    </style:style>
    <style:style style:name="默认_20_2-subtitle" style:display-name="默认 2-subtitle" style:family="presentation">
      <style:graphic-properties draw:stroke="none" draw:fill="none" draw:textarea-vertical-align="middle">
        <text:list-style style:name="默认_20_2-subtitle" style:display-name="默认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2-title" style:display-name="默认 2-title" style:family="presentation">
      <style:graphic-properties draw:stroke="none" draw:fill="none" draw:textarea-vertical-align="middle">
        <text:list-style style:name="默认_20_2-title" style:display-name="默认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Lucida Sans Unicod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3-background" style:display-name="默认 3-background" style:family="presentation">
      <style:graphic-properties draw:stroke="none" draw:fill="solid" draw:fill-color="#ffffff"/>
      <style:text-properties style:letter-kerning="true"/>
    </style:style>
    <style:style style:name="默认_20_3-backgroundobjects" style:display-name="默认 3-backgroundobjects" style:family="presentation">
      <style:graphic-properties draw:textarea-horizontal-align="justify" draw:shadow="hidden" draw:shadow-offset-x="0.2cm" draw:shadow-offset-y="0.2cm" draw:shadow-color="#808080"/>
      <style:text-properties style:letter-kerning="true"/>
    </style:style>
    <style:style style:name="默认_20_3-notes" style:display-name="默认 3-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3-outline1" style:display-name="默认 3-outline1" style:family="presentation">
      <style:graphic-properties draw:stroke="none" draw:fill="none" draw:auto-grow-height="false" draw:fit-to-size="shrink-to-fit">
        <text:list-style style:name="默认_20_3-outline1" style:display-name="默认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3%" fo:text-align="start" style:punctuation-wrap="simple"/>
      <style:text-properties fo:color="#232629" style:text-outline="false" style:text-line-through-style="none" fo:font-family="Arial" fo:font-size="16pt" fo:letter-spacing="normal" fo:language="en" fo:country="GB" fo:font-style="normal" fo:text-shadow="none" style:text-underline-style="none" fo:font-weight="bold" style:letter-kerning="true" style:font-family-asian="Arial" style:font-size-asian="16pt" style:language-asian="en" style:country-asian="GB" style:font-style-asian="normal" style:font-weight-asian="bold" style:font-family-complex="Arial" style:font-size-complex="16pt" style:language-complex="en" style:country-complex="GB" style:font-style-complex="normal" style:font-weight-complex="bold" style:text-emphasize="none" style:font-relief="none" style:text-overline-style="none" style:text-overline-color="font-color"/>
    </style:style>
    <style:style style:name="默认_20_3-outline2" style:display-name="默认 3-outline2" style:family="presentation" style:parent-style-name="默认_20_3-outline1">
      <style:paragraph-properties fo:margin-top="0cm" fo:margin-bottom="0.4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_20_3-outline3" style:display-name="默认 3-outline3" style:family="presentation" style:parent-style-name="默认_20_3-outline2">
      <style:paragraph-properties fo:margin-top="0cm" fo:margin-bottom="0.3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_20_3-outline4" style:display-name="默认 3-outline4" style:family="presentation" style:parent-style-name="默认_20_3-outline3">
      <style:paragraph-properties fo:margin-top="0cm" fo:margin-bottom="0.2cm" fo:line-height="98%" fo:text-align="start" style:punctuation-wrap="simple"/>
      <style:text-properties fo:color="#3c3c41" style:text-line-through-style="none" fo:font-family="Arial" fo:font-size="16pt" fo:letter-spacing="normal" fo:font-style="normal" style:text-underline-style="none" fo:font-weight="normal" style:font-family-asian="Tahoma"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_20_3-outline5" style:display-name="默认 3-outline5" style:family="presentation" style:parent-style-name="默认_20_3-outline4">
      <style:paragraph-properties fo:margin-top="0cm" fo:margin-bottom="0.1cm"/>
      <style:text-properties fo:font-size="20pt" style:font-size-asian="20pt" style:font-size-complex="20pt"/>
    </style:style>
    <style:style style:name="默认_20_3-outline6" style:display-name="默认 3-outline6" style:family="presentation" style:parent-style-name="默认_20_3-outline5">
      <style:paragraph-properties fo:margin-top="0cm" fo:margin-bottom="0.1cm"/>
      <style:text-properties fo:font-size="20pt" style:font-size-asian="20pt" style:font-size-complex="20pt"/>
    </style:style>
    <style:style style:name="默认_20_3-outline7" style:display-name="默认 3-outline7" style:family="presentation" style:parent-style-name="默认_20_3-outline6">
      <style:paragraph-properties fo:margin-top="0cm" fo:margin-bottom="0.1cm"/>
      <style:text-properties fo:font-size="20pt" style:font-size-asian="20pt" style:font-size-complex="20pt"/>
    </style:style>
    <style:style style:name="默认_20_3-outline8" style:display-name="默认 3-outline8" style:family="presentation" style:parent-style-name="默认_20_3-outline7">
      <style:paragraph-properties fo:margin-top="0cm" fo:margin-bottom="0.1cm"/>
      <style:text-properties fo:font-size="20pt" style:font-size-asian="20pt" style:font-size-complex="20pt"/>
    </style:style>
    <style:style style:name="默认_20_3-outline9" style:display-name="默认 3-outline9" style:family="presentation" style:parent-style-name="默认_20_3-outline8">
      <style:paragraph-properties fo:margin-top="0cm" fo:margin-bottom="0.1cm"/>
      <style:text-properties fo:font-size="20pt" style:font-size-asian="20pt" style:font-size-complex="20pt"/>
    </style:style>
    <style:style style:name="默认_20_3-subtitle" style:display-name="默认 3-subtitle" style:family="presentation">
      <style:graphic-properties draw:stroke="none" draw:fill="none" draw:textarea-vertical-align="middle">
        <text:list-style style:name="默认_20_3-subtitle" style:display-name="默认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3-title" style:display-name="默认 3-title" style:family="presentation">
      <style:graphic-properties draw:stroke="none" draw:fill="none" draw:textarea-vertical-align="middle">
        <text:list-style style:name="默认_20_3-title" style:display-name="默认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Tahoma"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4-background" style:display-name="默认 4-background" style:family="presentation">
      <style:graphic-properties draw:stroke="none" draw:fill="solid" draw:fill-color="#ffffff"/>
      <style:text-properties style:letter-kerning="true"/>
    </style:style>
    <style:style style:name="默认_20_4-backgroundobjects" style:display-name="默认 4-backgroundobjects" style:family="presentation">
      <style:graphic-properties draw:textarea-horizontal-align="justify" draw:shadow="hidden" draw:shadow-offset-x="0.2cm" draw:shadow-offset-y="0.2cm" draw:shadow-color="#808080"/>
      <style:text-properties style:letter-kerning="true"/>
    </style:style>
    <style:style style:name="默认_20_4-notes" style:display-name="默认 4-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4-outline1" style:display-name="默认 4-outline1" style:family="presentation">
      <style:graphic-properties draw:stroke="none" draw:fill="none" draw:auto-grow-height="false" draw:fit-to-size="shrink-to-fit">
        <text:list-style style:name="默认_20_4-outline1" style:display-name="默认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color="#232629" style:text-outline="false" style:text-line-through-style="none" fo:font-family="Arial" fo:font-size="24pt" fo:letter-spacing="normal" fo:language="en" fo:country="GB" fo:font-style="normal" fo:text-shadow="none" style:text-underline-style="none" fo:font-weight="normal" style:letter-kerning="true" style:font-family-asian="Arial" style:font-size-asian="24pt" style:language-asian="en" style:country-asian="GB" style:font-style-asian="normal" style:font-weight-asian="normal" style:font-family-complex="Arial" style:font-size-complex="24pt" style:language-complex="en" style:country-complex="GB" style:font-style-complex="normal" style:font-weight-complex="normal" style:text-emphasize="none" style:font-relief="none" style:text-overline-style="none" style:text-overline-color="font-color"/>
    </style:style>
    <style:style style:name="默认_20_4-outline2" style:display-name="默认 4-outline2" style:family="presentation" style:parent-style-name="默认_20_4-outline1">
      <style:paragraph-properties fo:margin-top="0cm" fo:margin-bottom="0.4cm" fo:line-height="100%" fo:text-align="start" style:punctuation-wrap="simple"/>
      <style:text-properties fo:color="#232629" style:text-line-through-style="none" fo:font-family="Arial" fo:font-size="16pt" fo:letter-spacing="normal" fo:font-style="normal" style:text-underline-style="none" fo:font-weight="normal" style:font-family-asian="'Lucida Sans Unicode'" style:font-size-asian="16pt" style:font-style-asian="normal" style:font-weight-asian="normal" style:font-family-complex="'Lucida Sans Unicode'" style:font-family-generic-complex="swiss" style:font-pitch-complex="variable" style:font-size-complex="16pt" style:font-style-complex="normal" style:font-weight-complex="normal"/>
    </style:style>
    <style:style style:name="默认_20_4-outline3" style:display-name="默认 4-outline3" style:family="presentation" style:parent-style-name="默认_20_4-outline2">
      <style:paragraph-properties fo:margin-top="0cm" fo:margin-bottom="0.3cm" fo:line-height="100%" fo:text-align="start" style:punctuation-wrap="simple"/>
      <style:text-properties fo:color="#232629" style:text-line-through-style="none" fo:font-family="Arial" fo:font-size="14pt" fo:letter-spacing="normal" fo:font-style="normal" style:text-underline-style="none" fo:font-weight="normal" style:font-family-asian="'Lucida Sans Unicode'" style:font-size-asian="14pt" style:font-style-asian="normal" style:font-weight-asian="normal" style:font-family-complex="'Lucida Sans Unicode'" style:font-family-generic-complex="swiss" style:font-pitch-complex="variable" style:font-size-complex="14pt" style:font-style-complex="normal" style:font-weight-complex="normal"/>
    </style:style>
    <style:style style:name="默认_20_4-outline4" style:display-name="默认 4-outline4" style:family="presentation" style:parent-style-name="默认_20_4-outline3">
      <style:paragraph-properties fo:margin-top="0cm" fo:margin-bottom="0.2cm" fo:line-height="100%" fo:text-align="start" style:punctuation-wrap="simple"/>
      <style:text-properties fo:color="#232629" style:text-line-through-style="none" fo:font-family="Arial" fo:font-size="12pt" fo:letter-spacing="normal" fo:font-style="normal" style:text-underline-style="none" fo:font-weight="normal" style:font-family-asian="'Lucida Sans Unicode'" style:font-size-asian="12pt" style:font-style-asian="normal" style:font-weight-asian="normal" style:font-family-complex="'Lucida Sans Unicode'" style:font-family-generic-complex="swiss" style:font-pitch-complex="variable" style:font-size-complex="12pt" style:font-style-complex="normal" style:font-weight-complex="normal"/>
    </style:style>
    <style:style style:name="默认_20_4-outline5" style:display-name="默认 4-outline5" style:family="presentation" style:parent-style-name="默认_20_4-outline4">
      <style:paragraph-properties fo:margin-top="0cm" fo:margin-bottom="0.1cm"/>
      <style:text-properties fo:font-size="20pt" style:font-size-asian="20pt" style:font-size-complex="20pt"/>
    </style:style>
    <style:style style:name="默认_20_4-outline6" style:display-name="默认 4-outline6" style:family="presentation" style:parent-style-name="默认_20_4-outline5">
      <style:paragraph-properties fo:margin-top="0cm" fo:margin-bottom="0.1cm"/>
      <style:text-properties fo:font-size="20pt" style:font-size-asian="20pt" style:font-size-complex="20pt"/>
    </style:style>
    <style:style style:name="默认_20_4-outline7" style:display-name="默认 4-outline7" style:family="presentation" style:parent-style-name="默认_20_4-outline6">
      <style:paragraph-properties fo:margin-top="0cm" fo:margin-bottom="0.1cm"/>
      <style:text-properties fo:font-size="20pt" style:font-size-asian="20pt" style:font-size-complex="20pt"/>
    </style:style>
    <style:style style:name="默认_20_4-outline8" style:display-name="默认 4-outline8" style:family="presentation" style:parent-style-name="默认_20_4-outline7">
      <style:paragraph-properties fo:margin-top="0cm" fo:margin-bottom="0.1cm"/>
      <style:text-properties fo:font-size="20pt" style:font-size-asian="20pt" style:font-size-complex="20pt"/>
    </style:style>
    <style:style style:name="默认_20_4-outline9" style:display-name="默认 4-outline9" style:family="presentation" style:parent-style-name="默认_20_4-outline8">
      <style:paragraph-properties fo:margin-top="0cm" fo:margin-bottom="0.1cm"/>
      <style:text-properties fo:font-size="20pt" style:font-size-asian="20pt" style:font-size-complex="20pt"/>
    </style:style>
    <style:style style:name="默认_20_4-subtitle" style:display-name="默认 4-subtitle" style:family="presentation">
      <style:graphic-properties draw:stroke="none" draw:fill="none" draw:textarea-vertical-align="middle">
        <text:list-style style:name="默认_20_4-subtitle" style:display-name="默认 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4-title" style:display-name="默认 4-title" style:family="presentation">
      <style:graphic-properties draw:stroke="none" draw:fill="none" draw:textarea-vertical-align="middle">
        <text:list-style style:name="默认_20_4-title" style:display-name="默认 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Lucida Sans Unicod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5-background" style:display-name="默认 5-background" style:family="presentation">
      <style:graphic-properties draw:stroke="none" draw:fill="solid" draw:fill-color="#ffffff"/>
      <style:text-properties style:letter-kerning="true"/>
    </style:style>
    <style:style style:name="默认_20_5-backgroundobjects" style:display-name="默认 5-backgroundobjects" style:family="presentation">
      <style:graphic-properties draw:textarea-horizontal-align="justify" draw:shadow="hidden" draw:shadow-offset-x="0.2cm" draw:shadow-offset-y="0.2cm" draw:shadow-color="#808080"/>
      <style:text-properties style:letter-kerning="true"/>
    </style:style>
    <style:style style:name="默认_20_5-notes" style:display-name="默认 5-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5-outline1" style:display-name="默认 5-outline1" style:family="presentation">
      <style:graphic-properties draw:stroke="none" draw:fill="none" draw:auto-grow-height="false" draw:fit-to-size="shrink-to-fit">
        <text:list-style style:name="默认_20_5-outline1" style:display-name="默认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style:text-outline="false" style:text-line-through-style="none" fo:font-family="Arial" fo:font-size="10pt" fo:letter-spacing="normal" fo:language="en" fo:country="GB" fo:font-style="normal" fo:text-shadow="none" style:text-underline-style="none" fo:font-weight="normal" style:letter-kerning="true" style:font-family-asian="Tahoma" style:font-size-asian="10pt" style:language-asian="en" style:country-asian="GB" style:font-style-asian="normal" style:font-weight-asian="normal" style:font-family-complex="'Lucida Sans Unicode'" style:font-family-generic-complex="swiss" style:font-pitch-complex="variable" style:font-size-complex="10pt" style:language-complex="en" style:country-complex="GB" style:font-style-complex="normal" style:font-weight-complex="normal" style:text-emphasize="none" style:font-relief="none" style:text-overline-style="none" style:text-overline-color="font-color"/>
    </style:style>
    <style:style style:name="默认_20_5-outline2" style:display-name="默认 5-outline2" style:family="presentation" style:parent-style-name="默认_20_5-outline1">
      <style:paragraph-properties fo:margin-top="0cm" fo:margin-bottom="0.4cm" fo:line-height="93%" fo:text-align="start" style:punctuation-wrap="simple"/>
      <style:text-properties fo:color="#000000" style:text-line-through-style="none" fo:font-family="Arial" fo:font-size="24pt" fo:letter-spacing="normal" fo:font-style="normal" style:text-underline-style="none" fo:font-weight="normal" style:font-family-asian="Tahoma" style:font-size-asian="24pt" style:font-style-asian="normal" style:font-weight-asian="normal" style:font-family-complex="'Lucida Sans Unicode'" style:font-family-generic-complex="swiss" style:font-pitch-complex="variable" style:font-size-complex="24pt" style:font-style-complex="normal" style:font-weight-complex="normal"/>
    </style:style>
    <style:style style:name="默认_20_5-outline3" style:display-name="默认 5-outline3" style:family="presentation" style:parent-style-name="默认_20_5-outline2">
      <style:paragraph-properties fo:margin-top="0cm" fo:margin-bottom="0.3cm" fo:line-height="93%" fo:text-align="start" style:punctuation-wrap="simple"/>
      <style:text-properties fo:color="#000000" style:text-line-through-style="none" fo:font-family="Arial" fo:font-size="20pt" fo:letter-spacing="normal" fo:font-style="normal" style:text-underline-style="none" fo:font-weight="normal" style:font-family-asian="Tahoma" style:font-size-asian="20pt" style:font-style-asian="normal" style:font-weight-asian="normal" style:font-family-complex="'Lucida Sans Unicode'" style:font-family-generic-complex="swiss" style:font-pitch-complex="variable" style:font-size-complex="20pt" style:font-style-complex="normal" style:font-weight-complex="normal"/>
    </style:style>
    <style:style style:name="默认_20_5-outline4" style:display-name="默认 5-outline4" style:family="presentation" style:parent-style-name="默认_20_5-outline3">
      <style:paragraph-properties fo:margin-top="0cm" fo:margin-bottom="0.2cm" fo:line-height="93%" fo:text-align="start" style:punctuation-wrap="simple"/>
      <style:text-properties fo:color="#000000" style:text-line-through-style="none" fo:font-family="Arial" fo:font-size="20pt" fo:letter-spacing="normal" fo:font-style="normal" style:text-underline-style="none" fo:font-weight="normal" style:font-family-asian="Tahoma" style:font-size-asian="20pt" style:font-style-asian="normal" style:font-weight-asian="normal" style:font-family-complex="'Lucida Sans Unicode'" style:font-family-generic-complex="swiss" style:font-pitch-complex="variable" style:font-size-complex="20pt" style:font-style-complex="normal" style:font-weight-complex="normal"/>
    </style:style>
    <style:style style:name="默认_20_5-outline5" style:display-name="默认 5-outline5" style:family="presentation" style:parent-style-name="默认_20_5-outline4">
      <style:paragraph-properties fo:margin-top="0cm" fo:margin-bottom="0.1cm"/>
      <style:text-properties fo:font-size="20pt" style:font-size-asian="20pt" style:font-size-complex="20pt"/>
    </style:style>
    <style:style style:name="默认_20_5-outline6" style:display-name="默认 5-outline6" style:family="presentation" style:parent-style-name="默认_20_5-outline5">
      <style:paragraph-properties fo:margin-top="0cm" fo:margin-bottom="0.1cm"/>
      <style:text-properties fo:font-size="20pt" style:font-size-asian="20pt" style:font-size-complex="20pt"/>
    </style:style>
    <style:style style:name="默认_20_5-outline7" style:display-name="默认 5-outline7" style:family="presentation" style:parent-style-name="默认_20_5-outline6">
      <style:paragraph-properties fo:margin-top="0cm" fo:margin-bottom="0.1cm"/>
      <style:text-properties fo:font-size="20pt" style:font-size-asian="20pt" style:font-size-complex="20pt"/>
    </style:style>
    <style:style style:name="默认_20_5-outline8" style:display-name="默认 5-outline8" style:family="presentation" style:parent-style-name="默认_20_5-outline7">
      <style:paragraph-properties fo:margin-top="0cm" fo:margin-bottom="0.1cm"/>
      <style:text-properties fo:font-size="20pt" style:font-size-asian="20pt" style:font-size-complex="20pt"/>
    </style:style>
    <style:style style:name="默认_20_5-outline9" style:display-name="默认 5-outline9" style:family="presentation" style:parent-style-name="默认_20_5-outline8">
      <style:paragraph-properties fo:margin-top="0cm" fo:margin-bottom="0.1cm"/>
      <style:text-properties fo:font-size="20pt" style:font-size-asian="20pt" style:font-size-complex="20pt"/>
    </style:style>
    <style:style style:name="默认_20_5-subtitle" style:display-name="默认 5-subtitle" style:family="presentation">
      <style:graphic-properties draw:stroke="none" draw:fill="none" draw:textarea-vertical-align="middle">
        <text:list-style style:name="默认_20_5-subtitle" style:display-name="默认 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5-title" style:display-name="默认 5-title" style:family="presentation">
      <style:graphic-properties draw:stroke="none" draw:fill="none" draw:textarea-vertical-align="middle">
        <text:list-style style:name="默认_20_5-title" style:display-name="默认 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Tahoma"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6-background" style:display-name="默认 6-background" style:family="presentation">
      <style:graphic-properties draw:stroke="none" draw:fill="solid" draw:fill-color="#ffffff"/>
      <style:text-properties style:letter-kerning="true"/>
    </style:style>
    <style:style style:name="默认_20_6-backgroundobjects" style:display-name="默认 6-backgroundobjects" style:family="presentation">
      <style:graphic-properties draw:textarea-horizontal-align="justify" draw:shadow="hidden" draw:shadow-offset-x="0.2cm" draw:shadow-offset-y="0.2cm" draw:shadow-color="#808080"/>
      <style:text-properties style:letter-kerning="true"/>
    </style:style>
    <style:style style:name="默认_20_6-notes" style:display-name="默认 6-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6-outline1" style:display-name="默认 6-outline1" style:family="presentation">
      <style:graphic-properties draw:stroke="none" draw:fill="none" draw:auto-grow-height="false" draw:fit-to-size="shrink-to-fit">
        <text:list-style style:name="默认_20_6-outline1" style:display-name="默认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ffffff" style:text-outline="false" style:text-line-through-style="none" fo:font-family="Arial" fo:font-size="6pt" fo:letter-spacing="normal" fo:language="en" fo:country="GB" fo:font-style="normal" fo:text-shadow="none" style:text-underline-style="none" fo:font-weight="normal" style:letter-kerning="true" style:font-family-asian="文泉驿正黑" style:font-family-generic-asian="system" style:font-pitch-asian="variable" style:font-size-asian="6pt" style:language-asian="en" style:country-asian="GB" style:font-style-asian="normal" style:font-weight-asian="normal" style:font-family-complex="'Lucida Sans Unicode'" style:font-family-generic-complex="swiss" style:font-pitch-complex="variable" style:font-size-complex="6pt" style:language-complex="en" style:country-complex="GB" style:font-style-complex="normal" style:font-weight-complex="normal" style:text-emphasize="none" style:font-relief="none" style:text-overline-style="none" style:text-overline-color="font-color"/>
    </style:style>
    <style:style style:name="默认_20_6-outline2" style:display-name="默认 6-outline2" style:family="presentation" style:parent-style-name="默认_20_6-outline1">
      <style:paragraph-properties fo:margin-top="0cm" fo:margin-bottom="0.4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6-outline3" style:display-name="默认 6-outline3" style:family="presentation" style:parent-style-name="默认_20_6-outline2">
      <style:paragraph-properties fo:margin-top="0cm" fo:margin-bottom="0.3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6-outline4" style:display-name="默认 6-outline4" style:family="presentation" style:parent-style-name="默认_20_6-outline3">
      <style:paragraph-properties fo:margin-top="0cm" fo:margin-bottom="0.2cm" fo:line-height="93%" fo:text-align="start" style:punctuation-wrap="simple"/>
      <style:text-properties fo:color="#000000"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6-outline5" style:display-name="默认 6-outline5" style:family="presentation" style:parent-style-name="默认_20_6-outline4">
      <style:paragraph-properties fo:margin-top="0cm" fo:margin-bottom="0.1cm"/>
      <style:text-properties fo:font-size="20pt" style:font-size-asian="20pt" style:font-size-complex="20pt"/>
    </style:style>
    <style:style style:name="默认_20_6-outline6" style:display-name="默认 6-outline6" style:family="presentation" style:parent-style-name="默认_20_6-outline5">
      <style:paragraph-properties fo:margin-top="0cm" fo:margin-bottom="0.1cm"/>
      <style:text-properties fo:font-size="20pt" style:font-size-asian="20pt" style:font-size-complex="20pt"/>
    </style:style>
    <style:style style:name="默认_20_6-outline7" style:display-name="默认 6-outline7" style:family="presentation" style:parent-style-name="默认_20_6-outline6">
      <style:paragraph-properties fo:margin-top="0cm" fo:margin-bottom="0.1cm"/>
      <style:text-properties fo:font-size="20pt" style:font-size-asian="20pt" style:font-size-complex="20pt"/>
    </style:style>
    <style:style style:name="默认_20_6-outline8" style:display-name="默认 6-outline8" style:family="presentation" style:parent-style-name="默认_20_6-outline7">
      <style:paragraph-properties fo:margin-top="0cm" fo:margin-bottom="0.1cm"/>
      <style:text-properties fo:font-size="20pt" style:font-size-asian="20pt" style:font-size-complex="20pt"/>
    </style:style>
    <style:style style:name="默认_20_6-outline9" style:display-name="默认 6-outline9" style:family="presentation" style:parent-style-name="默认_20_6-outline8">
      <style:paragraph-properties fo:margin-top="0cm" fo:margin-bottom="0.1cm"/>
      <style:text-properties fo:font-size="20pt" style:font-size-asian="20pt" style:font-size-complex="20pt"/>
    </style:style>
    <style:style style:name="默认_20_6-subtitle" style:display-name="默认 6-subtitle" style:family="presentation">
      <style:graphic-properties draw:stroke="none" draw:fill="none" draw:textarea-vertical-align="middle">
        <text:list-style style:name="默认_20_6-subtitle" style:display-name="默认 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6-title" style:display-name="默认 6-title" style:family="presentation">
      <style:graphic-properties draw:stroke="none" draw:fill="none" draw:textarea-vertical-align="middle">
        <text:list-style style:name="默认_20_6-title" style:display-name="默认 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文泉驿正黑" style:font-family-generic-asian="system" style:font-pitch-asian="variabl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7-background" style:display-name="默认 7-background" style:family="presentation">
      <style:graphic-properties draw:stroke="none" draw:fill="solid" draw:fill-color="#ffffff"/>
      <style:text-properties style:letter-kerning="true"/>
    </style:style>
    <style:style style:name="默认_20_7-backgroundobjects" style:display-name="默认 7-backgroundobjects" style:family="presentation">
      <style:graphic-properties draw:textarea-horizontal-align="justify" draw:shadow="hidden" draw:shadow-offset-x="0.2cm" draw:shadow-offset-y="0.2cm" draw:shadow-color="#808080"/>
      <style:text-properties style:letter-kerning="true"/>
    </style:style>
    <style:style style:name="默认_20_7-notes" style:display-name="默认 7-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7-outline1" style:display-name="默认 7-outline1" style:family="presentation">
      <style:graphic-properties draw:stroke="none" draw:fill="none" draw:auto-grow-height="false" draw:fit-to-size="shrink-to-fit">
        <text:list-style style:name="默认_20_7-outline1" style:display-name="默认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ffffff" style:text-outline="false" style:text-line-through-style="none" fo:font-family="Arial" fo:font-size="6pt" fo:letter-spacing="normal" fo:language="en" fo:country="GB" fo:font-style="normal" fo:text-shadow="none" style:text-underline-style="none" fo:font-weight="normal" style:letter-kerning="true" style:font-family-asian="文泉驿正黑" style:font-family-generic-asian="system" style:font-pitch-asian="variable" style:font-size-asian="6pt" style:language-asian="en" style:country-asian="GB" style:font-style-asian="normal" style:font-weight-asian="normal" style:font-family-complex="'Lucida Sans Unicode'" style:font-family-generic-complex="swiss" style:font-pitch-complex="variable" style:font-size-complex="6pt" style:language-complex="en" style:country-complex="GB" style:font-style-complex="normal" style:font-weight-complex="normal" style:text-emphasize="none" style:font-relief="none" style:text-overline-style="none" style:text-overline-color="font-color"/>
    </style:style>
    <style:style style:name="默认_20_7-outline2" style:display-name="默认 7-outline2" style:family="presentation" style:parent-style-name="默认_20_7-outline1">
      <style:paragraph-properties fo:margin-top="0cm" fo:margin-bottom="0.4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7-outline3" style:display-name="默认 7-outline3" style:family="presentation" style:parent-style-name="默认_20_7-outline2">
      <style:paragraph-properties fo:margin-top="0cm" fo:margin-bottom="0.3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7-outline4" style:display-name="默认 7-outline4" style:family="presentation" style:parent-style-name="默认_20_7-outline3">
      <style:paragraph-properties fo:margin-top="0cm" fo:margin-bottom="0.2cm" fo:line-height="93%" fo:text-align="start" style:punctuation-wrap="simple"/>
      <style:text-properties fo:color="#000000"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7-outline5" style:display-name="默认 7-outline5" style:family="presentation" style:parent-style-name="默认_20_7-outline4">
      <style:paragraph-properties fo:margin-top="0cm" fo:margin-bottom="0.1cm"/>
      <style:text-properties fo:font-size="20pt" style:font-size-asian="20pt" style:font-size-complex="20pt"/>
    </style:style>
    <style:style style:name="默认_20_7-outline6" style:display-name="默认 7-outline6" style:family="presentation" style:parent-style-name="默认_20_7-outline5">
      <style:paragraph-properties fo:margin-top="0cm" fo:margin-bottom="0.1cm"/>
      <style:text-properties fo:font-size="20pt" style:font-size-asian="20pt" style:font-size-complex="20pt"/>
    </style:style>
    <style:style style:name="默认_20_7-outline7" style:display-name="默认 7-outline7" style:family="presentation" style:parent-style-name="默认_20_7-outline6">
      <style:paragraph-properties fo:margin-top="0cm" fo:margin-bottom="0.1cm"/>
      <style:text-properties fo:font-size="20pt" style:font-size-asian="20pt" style:font-size-complex="20pt"/>
    </style:style>
    <style:style style:name="默认_20_7-outline8" style:display-name="默认 7-outline8" style:family="presentation" style:parent-style-name="默认_20_7-outline7">
      <style:paragraph-properties fo:margin-top="0cm" fo:margin-bottom="0.1cm"/>
      <style:text-properties fo:font-size="20pt" style:font-size-asian="20pt" style:font-size-complex="20pt"/>
    </style:style>
    <style:style style:name="默认_20_7-outline9" style:display-name="默认 7-outline9" style:family="presentation" style:parent-style-name="默认_20_7-outline8">
      <style:paragraph-properties fo:margin-top="0cm" fo:margin-bottom="0.1cm"/>
      <style:text-properties fo:font-size="20pt" style:font-size-asian="20pt" style:font-size-complex="20pt"/>
    </style:style>
    <style:style style:name="默认_20_7-subtitle" style:display-name="默认 7-subtitle" style:family="presentation">
      <style:graphic-properties draw:stroke="none" draw:fill="none" draw:textarea-vertical-align="middle">
        <text:list-style style:name="默认_20_7-subtitle" style:display-name="默认 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7-title" style:display-name="默认 7-title" style:family="presentation">
      <style:graphic-properties draw:stroke="none" draw:fill="none" draw:textarea-vertical-align="middle">
        <text:list-style style:name="默认_20_7-title" style:display-name="默认 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文泉驿正黑" style:font-family-generic-asian="system" style:font-pitch-asian="variabl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8-background" style:display-name="默认 8-background" style:family="presentation">
      <style:graphic-properties draw:stroke="none" draw:fill="solid" draw:fill-color="#ffffff"/>
      <style:text-properties style:letter-kerning="true"/>
    </style:style>
    <style:style style:name="默认_20_8-backgroundobjects" style:display-name="默认 8-backgroundobjects" style:family="presentation">
      <style:graphic-properties draw:textarea-horizontal-align="justify" draw:shadow="hidden" draw:shadow-offset-x="0.2cm" draw:shadow-offset-y="0.2cm" draw:shadow-color="#808080"/>
      <style:text-properties style:letter-kerning="true"/>
    </style:style>
    <style:style style:name="默认_20_8-notes" style:display-name="默认 8-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8-outline1" style:display-name="默认 8-outline1" style:family="presentation">
      <style:graphic-properties draw:stroke="none" draw:fill="none" draw:auto-grow-height="false" draw:fit-to-size="shrink-to-fit">
        <text:list-style style:name="默认_20_8-outline1" style:display-name="默认 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ffffff" style:text-outline="false" style:text-line-through-style="none" fo:font-family="Arial" fo:font-size="6pt" fo:letter-spacing="normal" fo:language="en" fo:country="GB" fo:font-style="normal" fo:text-shadow="none" style:text-underline-style="none" fo:font-weight="normal" style:letter-kerning="true" style:font-family-asian="文泉驿正黑" style:font-family-generic-asian="system" style:font-pitch-asian="variable" style:font-size-asian="6pt" style:language-asian="en" style:country-asian="GB" style:font-style-asian="normal" style:font-weight-asian="normal" style:font-family-complex="'Lucida Sans Unicode'" style:font-family-generic-complex="swiss" style:font-pitch-complex="variable" style:font-size-complex="6pt" style:language-complex="en" style:country-complex="GB" style:font-style-complex="normal" style:font-weight-complex="normal" style:text-emphasize="none" style:font-relief="none" style:text-overline-style="none" style:text-overline-color="font-color"/>
    </style:style>
    <style:style style:name="默认_20_8-outline2" style:display-name="默认 8-outline2" style:family="presentation" style:parent-style-name="默认_20_8-outline1">
      <style:paragraph-properties fo:margin-top="0cm" fo:margin-bottom="0.4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8-outline3" style:display-name="默认 8-outline3" style:family="presentation" style:parent-style-name="默认_20_8-outline2">
      <style:paragraph-properties fo:margin-top="0cm" fo:margin-bottom="0.3cm" fo:line-height="93%" fo:text-align="start" style:punctuation-wrap="simple"/>
      <style:text-properties fo:color="#ffffff"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8-outline4" style:display-name="默认 8-outline4" style:family="presentation" style:parent-style-name="默认_20_8-outline3">
      <style:paragraph-properties fo:margin-top="0cm" fo:margin-bottom="0.2cm" fo:line-height="93%" fo:text-align="start" style:punctuation-wrap="simple"/>
      <style:text-properties fo:color="#000000" style:text-line-through-style="none" fo:font-family="Arial" fo:font-size="6pt" fo:letter-spacing="normal" fo:font-style="normal" style:text-underline-style="none" fo:font-weight="normal"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8-outline5" style:display-name="默认 8-outline5" style:family="presentation" style:parent-style-name="默认_20_8-outline4">
      <style:paragraph-properties fo:margin-top="0cm" fo:margin-bottom="0.1cm"/>
      <style:text-properties fo:font-size="20pt" style:font-size-asian="20pt" style:font-size-complex="20pt"/>
    </style:style>
    <style:style style:name="默认_20_8-outline6" style:display-name="默认 8-outline6" style:family="presentation" style:parent-style-name="默认_20_8-outline5">
      <style:paragraph-properties fo:margin-top="0cm" fo:margin-bottom="0.1cm"/>
      <style:text-properties fo:font-size="20pt" style:font-size-asian="20pt" style:font-size-complex="20pt"/>
    </style:style>
    <style:style style:name="默认_20_8-outline7" style:display-name="默认 8-outline7" style:family="presentation" style:parent-style-name="默认_20_8-outline6">
      <style:paragraph-properties fo:margin-top="0cm" fo:margin-bottom="0.1cm"/>
      <style:text-properties fo:font-size="20pt" style:font-size-asian="20pt" style:font-size-complex="20pt"/>
    </style:style>
    <style:style style:name="默认_20_8-outline8" style:display-name="默认 8-outline8" style:family="presentation" style:parent-style-name="默认_20_8-outline7">
      <style:paragraph-properties fo:margin-top="0cm" fo:margin-bottom="0.1cm"/>
      <style:text-properties fo:font-size="20pt" style:font-size-asian="20pt" style:font-size-complex="20pt"/>
    </style:style>
    <style:style style:name="默认_20_8-outline9" style:display-name="默认 8-outline9" style:family="presentation" style:parent-style-name="默认_20_8-outline8">
      <style:paragraph-properties fo:margin-top="0cm" fo:margin-bottom="0.1cm"/>
      <style:text-properties fo:font-size="20pt" style:font-size-asian="20pt" style:font-size-complex="20pt"/>
    </style:style>
    <style:style style:name="默认_20_8-subtitle" style:display-name="默认 8-subtitle" style:family="presentation">
      <style:graphic-properties draw:stroke="none" draw:fill="none" draw:textarea-vertical-align="middle">
        <text:list-style style:name="默认_20_8-subtitle" style:display-name="默认 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8-title" style:display-name="默认 8-title" style:family="presentation">
      <style:graphic-properties draw:stroke="none" draw:fill="none" draw:textarea-vertical-align="middle">
        <text:list-style style:name="默认_20_8-title" style:display-name="默认 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文泉驿正黑" style:font-family-generic-asian="system" style:font-pitch-asian="variabl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style style:name="默认_20_9-background" style:display-name="默认 9-background" style:family="presentation">
      <style:graphic-properties draw:stroke="none" draw:fill="solid" draw:fill-color="#ffffff"/>
      <style:text-properties style:letter-kerning="true"/>
    </style:style>
    <style:style style:name="默认_20_9-backgroundobjects" style:display-name="默认 9-backgroundobjects" style:family="presentation">
      <style:graphic-properties draw:textarea-horizontal-align="justify" draw:shadow="hidden" draw:shadow-offset-x="0.2cm" draw:shadow-offset-y="0.2cm" draw:shadow-color="#808080"/>
      <style:text-properties style:letter-kerning="true"/>
    </style:style>
    <style:style style:name="默认_20_9-notes" style:display-name="默认 9-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驿正黑"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9-outline1" style:display-name="默认 9-outline1" style:family="presentation">
      <style:graphic-properties draw:stroke="none" draw:fill="none" draw:auto-grow-height="false" draw:fit-to-size="shrink-to-fit">
        <text:list-style style:name="默认_20_9-outline1" style:display-name="默认 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ffffff" style:text-outline="false" style:text-line-through-style="none" fo:font-family="Arial" fo:font-size="12pt" fo:letter-spacing="normal" fo:language="en" fo:country="GB" fo:font-style="normal" fo:text-shadow="none" style:text-underline-style="none" fo:font-weight="normal" style:letter-kerning="true" style:font-family-asian="'Lucida Sans Unicode'" style:font-size-asian="12pt" style:language-asian="en" style:country-asian="GB" style:font-style-asian="normal" style:font-weight-asian="normal" style:font-family-complex="'Lucida Sans Unicode'" style:font-family-generic-complex="swiss" style:font-pitch-complex="variable" style:font-size-complex="12pt" style:language-complex="en" style:country-complex="GB" style:font-style-complex="normal" style:font-weight-complex="normal" style:text-emphasize="none" style:font-relief="none" style:text-overline-style="none" style:text-overline-color="font-color"/>
    </style:style>
    <style:style style:name="默认_20_9-outline2" style:display-name="默认 9-outline2" style:family="presentation" style:parent-style-name="默认_20_9-outline1">
      <style:paragraph-properties fo:margin-top="0cm" fo:margin-bottom="0.4cm" fo:line-height="93%" fo:text-align="start" style:punctuation-wrap="simple"/>
      <style:text-properties fo:color="#ffffff" style:text-line-through-style="none" fo:font-family="Arial" fo:font-size="6pt" fo:letter-spacing="normal" fo:font-style="normal" style:text-underline-style="none" fo:font-weight="normal" style:font-family-asian="'Lucida Sans Unicode'"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9-outline3" style:display-name="默认 9-outline3" style:family="presentation" style:parent-style-name="默认_20_9-outline2">
      <style:paragraph-properties fo:margin-top="0cm" fo:margin-bottom="0.3cm" fo:line-height="93%" fo:text-align="start" style:punctuation-wrap="simple"/>
      <style:text-properties fo:color="#ffffff" style:text-line-through-style="none" fo:font-family="Arial" fo:font-size="6pt" fo:letter-spacing="normal" fo:font-style="normal" style:text-underline-style="none" fo:font-weight="normal" style:font-family-asian="'Lucida Sans Unicode'"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9-outline4" style:display-name="默认 9-outline4" style:family="presentation" style:parent-style-name="默认_20_9-outline3">
      <style:paragraph-properties fo:margin-top="0cm" fo:margin-bottom="0.2cm" fo:line-height="93%" fo:text-align="start" style:punctuation-wrap="simple"/>
      <style:text-properties fo:color="#ffffff" style:text-line-through-style="none" fo:font-family="Arial" fo:font-size="6pt" fo:letter-spacing="normal" fo:font-style="normal" style:text-underline-style="none" fo:font-weight="normal" style:font-family-asian="'Lucida Sans Unicode'" style:font-size-asian="6pt" style:font-style-asian="normal" style:font-weight-asian="normal" style:font-family-complex="'Lucida Sans Unicode'" style:font-family-generic-complex="swiss" style:font-pitch-complex="variable" style:font-size-complex="6pt" style:font-style-complex="normal" style:font-weight-complex="normal"/>
    </style:style>
    <style:style style:name="默认_20_9-outline5" style:display-name="默认 9-outline5" style:family="presentation" style:parent-style-name="默认_20_9-outline4">
      <style:paragraph-properties fo:margin-top="0cm" fo:margin-bottom="0.1cm"/>
      <style:text-properties fo:font-size="20pt" style:font-size-asian="20pt" style:font-size-complex="20pt"/>
    </style:style>
    <style:style style:name="默认_20_9-outline6" style:display-name="默认 9-outline6" style:family="presentation" style:parent-style-name="默认_20_9-outline5">
      <style:paragraph-properties fo:margin-top="0cm" fo:margin-bottom="0.1cm"/>
      <style:text-properties fo:font-size="20pt" style:font-size-asian="20pt" style:font-size-complex="20pt"/>
    </style:style>
    <style:style style:name="默认_20_9-outline7" style:display-name="默认 9-outline7" style:family="presentation" style:parent-style-name="默认_20_9-outline6">
      <style:paragraph-properties fo:margin-top="0cm" fo:margin-bottom="0.1cm"/>
      <style:text-properties fo:font-size="20pt" style:font-size-asian="20pt" style:font-size-complex="20pt"/>
    </style:style>
    <style:style style:name="默认_20_9-outline8" style:display-name="默认 9-outline8" style:family="presentation" style:parent-style-name="默认_20_9-outline7">
      <style:paragraph-properties fo:margin-top="0cm" fo:margin-bottom="0.1cm"/>
      <style:text-properties fo:font-size="20pt" style:font-size-asian="20pt" style:font-size-complex="20pt"/>
    </style:style>
    <style:style style:name="默认_20_9-outline9" style:display-name="默认 9-outline9" style:family="presentation" style:parent-style-name="默认_20_9-outline8">
      <style:paragraph-properties fo:margin-top="0cm" fo:margin-bottom="0.1cm"/>
      <style:text-properties fo:font-size="20pt" style:font-size-asian="20pt" style:font-size-complex="20pt"/>
    </style:style>
    <style:style style:name="默认_20_9-subtitle" style:display-name="默认 9-subtitle" style:family="presentation">
      <style:graphic-properties draw:stroke="none" draw:fill="none" draw:textarea-vertical-align="middle">
        <text:list-style style:name="默认_20_9-subtitle" style:display-name="默认 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驿正黑"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9-title" style:display-name="默认 9-title" style:family="presentation">
      <style:graphic-properties draw:stroke="none" draw:fill="none" draw:textarea-vertical-align="middle">
        <text:list-style style:name="默认_20_9-title" style:display-name="默认 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fo:font-family="Arial" style:font-family-generic="swiss" style:font-pitch="variable" fo:font-size="24pt" fo:letter-spacing="normal" fo:language="en" fo:country="GB" fo:font-style="normal" fo:text-shadow="none" style:text-underline-style="none" fo:font-weight="normal" style:letter-kerning="true" style:font-family-asian="'Lucida Sans Unicode'" style:font-size-asian="24pt" style:language-asian="en" style:country-asian="GB" style:font-style-asian="normal" style:font-weight-asian="normal" style:font-family-complex="'Lucida Sans Unicode'" style:font-family-generic-complex="swiss" style:font-pitch-complex="variable" style:font-size-complex="24pt" style:language-complex="en" style:country-complex="GB"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5"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6" style:family="graphic" style:parent-style-name="standard">
      <style:graphic-properties draw:stroke="none" draw:fill="none" draw:textarea-vertical-align="top" draw:auto-grow-height="true" fo:padding-top="0.125cm" fo:padding-bottom="0.125cm" fo:padding-left="0.25cm" fo:padding-right="0.25cm" fo:wrap-option="wrap"/>
    </style:style>
    <style:style style:name="Mgr7" style:family="graphic" style:parent-style-name="standard">
      <style:graphic-properties draw:stroke="solid" svg:stroke-width="0.026cm" svg:stroke-color="#454c51" draw:stroke-linejoin="round" draw:fill="solid" draw:fill-color="#00b8ff" draw:textarea-horizontal-align="center" draw:textarea-vertical-align="top" draw:auto-grow-height="false" fo:padding-top="0.125cm" fo:padding-bottom="0.125cm" fo:padding-left="0.25cm" fo:padding-right="0.25cm" fo:wrap-option="wrap"/>
    </style:style>
    <style:style style:name="Mpr1" style:family="presentation" style:parent-style-name="默认-title">
      <style:graphic-properties draw:stroke="none" draw:fill="none" draw:textarea-vertical-align="middle" draw:auto-grow-height="false" fo:min-height="3.181cm" fo:padding-top="0cm" fo:padding-bottom="0cm" fo:padding-left="0cm" fo:padding-right="0cm" fo:wrap-option="wrap"/>
    </style:style>
    <style:style style:name="Mpr2" style:family="presentation" style:parent-style-name="默认-backgroundobjects">
      <style:graphic-properties draw:stroke="none" draw:fill="none" draw:fill-color="#ffffff" draw:auto-grow-height="false" fo:min-height="1.485cm"/>
    </style:style>
    <style:style style:name="Mpr3" style:family="presentation" style:parent-style-name="默认-backgroundobjects">
      <style:graphic-properties draw:stroke="none" draw:fill="none" draw:fill-color="#ffffff" draw:textarea-vertical-align="bottom" draw:auto-grow-height="false" fo:min-height="1.485cm"/>
    </style:style>
    <style:style style:name="Mpr4" style:family="presentation" style:parent-style-name="默认_20_1-title">
      <style:graphic-properties draw:stroke="none" draw:fill="none" draw:textarea-vertical-align="middle" draw:auto-grow-height="false" fo:min-height="3.181cm" fo:padding-top="0cm" fo:padding-bottom="0cm" fo:padding-left="0cm" fo:padding-right="0cm" fo:wrap-option="wrap"/>
    </style:style>
    <style:style style:name="Mpr5" style:family="presentation" style:parent-style-name="默认_20_1-outline1">
      <style:graphic-properties draw:stroke="none" draw:fill="none" draw:textarea-vertical-align="top" draw:auto-grow-height="false" fo:min-height="12.573cm" fo:padding-top="0cm" fo:padding-bottom="0cm" fo:padding-left="0cm" fo:padding-right="0cm" fo:wrap-option="wrap"/>
    </style:style>
    <style:style style:name="Mpr6" style:family="presentation" style:parent-style-name="默认_20_1-backgroundobjects">
      <style:graphic-properties draw:stroke="none" draw:fill="none" draw:fill-color="#ffffff" draw:auto-grow-height="false" fo:min-height="1.484cm"/>
    </style:style>
    <style:style style:name="Mpr7" style:family="presentation" style:parent-style-name="默认_20_1-backgroundobjects">
      <style:graphic-properties draw:stroke="none" draw:fill="none" draw:fill-color="#ffffff" draw:textarea-vertical-align="bottom" draw:auto-grow-height="false" fo:min-height="1.484cm"/>
    </style:style>
    <style:style style:name="Mpr8" style:family="presentation" style:parent-style-name="默认_20_2-title">
      <style:graphic-properties draw:stroke="none" draw:fill="none" draw:textarea-vertical-align="middle" draw:auto-grow-height="false" fo:min-height="3.181cm" fo:padding-top="0cm" fo:padding-bottom="0cm" fo:padding-left="0cm" fo:padding-right="0cm" fo:wrap-option="wrap"/>
    </style:style>
    <style:style style:name="Mpr9" style:family="presentation" style:parent-style-name="默认_20_2-backgroundobjects">
      <style:graphic-properties draw:stroke="none" draw:fill="none" draw:fill-color="#ffffff" draw:auto-grow-height="false" fo:min-height="1.484cm"/>
    </style:style>
    <style:style style:name="Mpr10" style:family="presentation" style:parent-style-name="默认_20_2-backgroundobjects">
      <style:graphic-properties draw:stroke="none" draw:fill="none" draw:fill-color="#ffffff" draw:textarea-vertical-align="bottom" draw:auto-grow-height="false" fo:min-height="1.484cm"/>
    </style:style>
    <style:style style:name="Mpr11" style:family="presentation" style:parent-style-name="默认_20_3-title">
      <style:graphic-properties draw:stroke="none" draw:fill="none" draw:textarea-vertical-align="middle" draw:auto-grow-height="false" fo:min-height="3.181cm" fo:padding-top="0cm" fo:padding-bottom="0cm" fo:padding-left="0cm" fo:padding-right="0cm" fo:wrap-option="wrap"/>
    </style:style>
    <style:style style:name="Mpr12" style:family="presentation" style:parent-style-name="默认_20_3-outline1">
      <style:graphic-properties draw:stroke="none" draw:fill="none" draw:textarea-vertical-align="top" draw:auto-grow-height="false" fo:min-height="12.573cm" fo:padding-top="0cm" fo:padding-bottom="0cm" fo:padding-left="0cm" fo:padding-right="0cm" fo:wrap-option="wrap"/>
    </style:style>
    <style:style style:name="Mpr13" style:family="presentation" style:parent-style-name="默认_20_3-backgroundobjects">
      <style:graphic-properties draw:stroke="none" draw:fill="none" draw:fill-color="#ffffff" draw:auto-grow-height="false" fo:min-height="1.484cm"/>
    </style:style>
    <style:style style:name="Mpr14" style:family="presentation" style:parent-style-name="默认_20_3-backgroundobjects">
      <style:graphic-properties draw:stroke="none" draw:fill="none" draw:fill-color="#ffffff" draw:textarea-vertical-align="bottom" draw:auto-grow-height="false" fo:min-height="1.484cm"/>
    </style:style>
    <style:style style:name="Mpr15" style:family="presentation" style:parent-style-name="默认_20_4-title">
      <style:graphic-properties draw:stroke="none" draw:fill="none" draw:textarea-vertical-align="middle" draw:auto-grow-height="false" fo:min-height="3.181cm" fo:padding-top="0cm" fo:padding-bottom="0cm" fo:padding-left="0cm" fo:padding-right="0cm" fo:wrap-option="wrap"/>
    </style:style>
    <style:style style:name="Mpr16" style:family="presentation" style:parent-style-name="默认_20_4-outline1">
      <style:graphic-properties draw:stroke="none" draw:fill="none" draw:textarea-vertical-align="top" draw:auto-grow-height="false" fo:min-height="12.573cm" fo:padding-top="0cm" fo:padding-bottom="0cm" fo:padding-left="0cm" fo:padding-right="0cm" fo:wrap-option="wrap"/>
    </style:style>
    <style:style style:name="Mpr17" style:family="presentation" style:parent-style-name="默认_20_4-backgroundobjects">
      <style:graphic-properties draw:stroke="none" draw:fill="none" draw:fill-color="#ffffff" draw:auto-grow-height="false" fo:min-height="1.484cm"/>
    </style:style>
    <style:style style:name="Mpr18" style:family="presentation" style:parent-style-name="默认_20_4-backgroundobjects">
      <style:graphic-properties draw:stroke="none" draw:fill="none" draw:fill-color="#ffffff" draw:textarea-vertical-align="bottom" draw:auto-grow-height="false" fo:min-height="1.484cm"/>
    </style:style>
    <style:style style:name="Mpr19" style:family="presentation" style:parent-style-name="默认_20_5-title">
      <style:graphic-properties draw:stroke="none" draw:fill="none" draw:textarea-vertical-align="middle" draw:auto-grow-height="false" fo:min-height="3.181cm" fo:padding-top="0cm" fo:padding-bottom="0cm" fo:padding-left="0cm" fo:padding-right="0cm" fo:wrap-option="wrap"/>
    </style:style>
    <style:style style:name="Mpr20" style:family="presentation" style:parent-style-name="默认_20_5-backgroundobjects">
      <style:graphic-properties draw:stroke="none" draw:fill="none" draw:fill-color="#ffffff" draw:auto-grow-height="false" fo:min-height="1.484cm"/>
    </style:style>
    <style:style style:name="Mpr21" style:family="presentation" style:parent-style-name="默认_20_5-backgroundobjects">
      <style:graphic-properties draw:stroke="none" draw:fill="none" draw:fill-color="#ffffff" draw:textarea-vertical-align="bottom" draw:auto-grow-height="false" fo:min-height="1.484cm"/>
    </style:style>
    <style:style style:name="Mpr22" style:family="presentation" style:parent-style-name="默认_20_6-backgroundobjects">
      <style:graphic-properties draw:stroke="none" draw:fill="none" draw:fill-color="#ffffff" draw:auto-grow-height="false" fo:min-height="1.484cm"/>
    </style:style>
    <style:style style:name="Mpr23" style:family="presentation" style:parent-style-name="默认_20_6-backgroundobjects">
      <style:graphic-properties draw:stroke="none" draw:fill="none" draw:fill-color="#ffffff" draw:textarea-vertical-align="bottom" draw:auto-grow-height="false" fo:min-height="1.484cm"/>
    </style:style>
    <style:style style:name="Mpr24" style:family="presentation" style:parent-style-name="默认_20_7-backgroundobjects">
      <style:graphic-properties draw:stroke="none" draw:fill="none" draw:fill-color="#ffffff" draw:auto-grow-height="false" fo:min-height="1.484cm"/>
    </style:style>
    <style:style style:name="Mpr25" style:family="presentation" style:parent-style-name="默认_20_7-backgroundobjects">
      <style:graphic-properties draw:stroke="none" draw:fill="none" draw:fill-color="#ffffff" draw:textarea-vertical-align="bottom" draw:auto-grow-height="false" fo:min-height="1.484cm"/>
    </style:style>
    <style:style style:name="Mpr26" style:family="presentation" style:parent-style-name="默认_20_8-backgroundobjects">
      <style:graphic-properties draw:stroke="none" draw:fill="none" draw:fill-color="#ffffff" draw:auto-grow-height="false" fo:min-height="1.484cm"/>
    </style:style>
    <style:style style:name="Mpr27" style:family="presentation" style:parent-style-name="默认_20_8-backgroundobjects">
      <style:graphic-properties draw:stroke="none" draw:fill="none" draw:fill-color="#ffffff" draw:textarea-vertical-align="bottom" draw:auto-grow-height="false" fo:min-height="1.484cm"/>
    </style:style>
    <style:style style:name="Mpr28" style:family="presentation" style:parent-style-name="默认_20_9-outline1">
      <style:graphic-properties draw:stroke="none" draw:fill="none" draw:textarea-vertical-align="top" draw:auto-grow-height="false" fo:min-height="12.573cm" fo:padding-top="0cm" fo:padding-bottom="0cm" fo:padding-left="0cm" fo:padding-right="0cm" fo:wrap-option="wrap"/>
    </style:style>
    <style:style style:name="Mpr29" style:family="presentation" style:parent-style-name="默认_20_9-backgroundobjects">
      <style:graphic-properties draw:stroke="none" draw:fill="none" draw:fill-color="#ffffff" draw:auto-grow-height="false" fo:min-height="1.484cm"/>
    </style:style>
    <style:style style:name="Mpr30" style:family="presentation" style:parent-style-name="默认_20_9-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155cm" fo:line-height="98%" fo:text-align="start" style:punctuation-wrap="simple"/>
    </style:style>
    <style:style style:name="MP5" style:family="paragraph">
      <style:paragraph-properties fo:text-align="start" style:font-independent-line-spacing="true"/>
      <style:text-properties fo:font-size="18pt"/>
    </style:style>
    <style:style style:name="MP6" style:family="paragraph">
      <style:paragraph-properties fo:margin-left="0cm" fo:margin-right="0cm" fo:margin-top="0cm" fo:margin-bottom="0cm" fo:line-height="93%" fo:text-align="end"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MP7" style:family="paragraph">
      <style:paragraph-properties fo:margin-top="0cm" fo:margin-bottom="0cm" fo:line-height="89%" fo:text-align="start" style:punctuation-wrap="simple"/>
    </style:style>
    <style:style style:name="MP8" style:family="paragraph">
      <style:paragraph-properties fo:text-align="start"/>
    </style:style>
    <style:style style:name="MP9" style:family="paragraph">
      <style:paragraph-properties fo:margin-left="0cm" fo:margin-right="0cm" fo:margin-top="0cm" fo:margin-bottom="0.423cm" fo:line-height="93%" fo:text-align="start" fo:text-indent="0cm" style:punctuation-wrap="hanging"/>
      <style:text-properties fo:hyphenate="false"/>
    </style:style>
    <style:style style:name="MP10" style:family="paragraph">
      <style:paragraph-properties fo:margin-left="0cm" fo:margin-right="0cm" fo:text-indent="0cm"/>
      <style:text-properties fo:hyphenate="false"/>
    </style:style>
    <style:style style:name="MP11" style:family="paragraph">
      <style:paragraph-properties fo:margin-left="0cm" fo:margin-right="0cm" fo:margin-top="0cm" fo:margin-bottom="0cm" fo:line-height="93%" fo:text-align="start" fo:text-indent="0cm" style:punctuation-wrap="hanging"/>
      <style:text-properties fo:hyphenate="false"/>
    </style:style>
    <style:style style:name="MP12" style:family="paragraph">
      <style:paragraph-properties fo:margin-top="0cm" fo:margin-bottom="0cm" fo:line-height="103%" fo:text-align="end" style:punctuation-wrap="simple"/>
    </style:style>
    <style:style style:name="MP13" style:family="paragraph">
      <style:paragraph-properties fo:margin-left="0cm" fo:margin-right="0cm" fo:margin-top="0.106cm" fo:margin-bottom="0cm" fo:line-height="93%"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style>
    <style:style style:name="MT1" style:family="text">
      <style:text-properties fo:font-size="14pt" style:font-size-asian="14pt" style:font-size-complex="14pt"/>
    </style:style>
    <style:style style:name="MT2" style:family="text">
      <style:text-properties fo:color="#ffffff" style:text-line-through-style="none" fo:font-family="Arial" fo:font-size="44pt" fo:letter-spacing="normal" fo:font-style="normal" style:text-underline-style="none" fo:font-weight="bold" style:font-family-asian="Tahoma" style:font-size-asian="44pt" style:font-style-asian="normal" style:font-weight-asian="bold" style:font-size-complex="44pt" style:font-style-complex="normal" style:font-weight-complex="bold"/>
    </style:style>
    <style:style style:name="MT3" style:family="text">
      <style:text-properties fo:color="#ffffff" style:text-line-through-style="none" fo:font-family="Arial" style:font-family-generic="swiss" style:font-pitch="variable" fo:font-size="12pt" fo:letter-spacing="normal" fo:font-style="normal" style:text-underline-style="none" fo:font-weight="bold" style:font-size-asian="12pt" style:font-style-asian="normal" style:font-weight-asian="bold" style:font-family-complex="'Lucida Sans Unicode'" style:font-family-generic-complex="swiss" style:font-pitch-complex="variable" style:font-size-complex="12pt" style:font-style-complex="normal" style:font-weight-complex="bold"/>
    </style:style>
    <style:style style:name="MT4" style:family="text">
      <style:text-properties fo:color="#232629" style:text-line-through-style="none" fo:font-family="Arial" fo:font-size="32pt" fo:letter-spacing="normal" fo:font-style="normal" style:text-underline-style="none" fo:font-weight="bold" style:font-family-asian="'Lucida Sans Unicode'" style:font-size-asian="32pt" style:font-style-asian="normal" style:font-weight-asian="bold" style:font-size-complex="32pt" style:font-style-complex="normal" style:font-weight-complex="bold"/>
    </style:style>
    <style:style style:name="MT5" style:family="text">
      <style:text-properties fo:color="#454c51"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color="#ffffff" style:text-line-through-style="none" fo:font-family="Arial" fo:font-size="32pt" fo:letter-spacing="normal" fo:font-style="normal" style:text-underline-style="none" fo:font-weight="normal" style:font-family-asian="Tahoma" style:font-size-asian="32pt" style:font-style-asian="normal" style:font-weight-asian="normal" style:font-size-complex="32pt" style:font-style-complex="normal" style:font-weight-complex="normal"/>
    </style:style>
    <style:style style:name="MT7" style:family="text">
      <style:text-properties fo:color="#232629" style:text-line-through-style="none" fo:font-family="Arial"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8" style:family="text">
      <style:text-properties fo:color="#232629"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9" style:family="text">
      <style:text-properties fo:color="#232629" style:text-line-through-style="none" fo:font-family="Arial"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0" style:family="text">
      <style:text-properties fo:color="#7ac142" style:text-line-through-style="none" fo:font-family="Arial" fo:font-size="15pt" fo:letter-spacing="normal"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MT11" style:family="text">
      <style:text-properties fo:color="#454c51" style:text-line-through-style="none" fo:font-family="Arial"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2" style:family="text">
      <style:text-properties fo:color="#232629" style:text-line-through-style="none" fo:font-family="Arial" fo:font-size="15pt" fo:letter-spacing="normal" fo:font-style="normal" style:text-underline-style="none" fo:font-weight="bold" style:font-size-asian="15pt" style:font-style-asian="normal" style:font-weight-asian="bold" style:font-size-complex="15pt" style:font-style-complex="normal" style:font-weight-complex="bold"/>
    </style:style>
    <style:style style:name="MT13" style:family="text">
      <style:text-properties fo:color="#ffffff" style:text-line-through-style="none" fo:font-family="Arial" fo:font-size="12pt" fo:letter-spacing="normal" fo:font-style="normal" style:text-underline-style="none" fo:font-weight="bold" style:font-family-asian="'Lucida Sans Unicode'" style:font-size-asian="12pt" style:font-style-asian="normal" style:font-weight-asian="bold" style:font-family-complex="Arial" style:font-family-generic-complex="swiss" style:font-pitch-complex="variable" style:font-size-complex="12pt" style:font-style-complex="normal" style:font-weight-complex="bold"/>
    </style:style>
    <style:style style:name="MT14" style:family="text">
      <style:text-properties fo:color="#ffffff" style:text-line-through-style="none" fo:font-family="Arial" fo:font-size="11pt" fo:letter-spacing="normal" fo:font-style="normal" style:text-underline-style="none" fo:font-weight="normal" style:font-family-asian="'Lucida Sans Unicode'" style:font-size-asian="11pt" style:font-style-asian="normal" style:font-weight-asian="normal" style:font-family-complex="Arial" style:font-family-generic-complex="swiss" style:font-pitch-complex="variable" style:font-size-complex="11pt" style:font-style-complex="normal" style:font-weight-complex="normal"/>
    </style:style>
    <style:style style:name="MT15" style:family="text">
      <style:text-properties fo:color="#ffffff" style:text-line-through-style="none" fo:font-family="Arial" fo:font-size="11pt" fo:letter-spacing="normal" fo:font-style="normal" style:text-underline-style="none" fo:font-weight="bold" style:font-family-asian="'Lucida Sans Unicode'" style:font-size-asian="11pt" style:font-style-asian="normal" style:font-weight-asian="bold" style:font-family-complex="Arial" style:font-family-generic-complex="swiss" style:font-pitch-complex="variable" style:font-size-complex="11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编号&gt;</text:page-number></text:span></text:p>
        </draw:text-box>
      </draw:frame>
    </style:handout-master>
    <style:master-page style:name="默认" style:page-layout-name="PM1" draw:style-name="Mdp1">
      <office:forms form:automatic-focus="false" form:apply-design-mode="false"/>
      <draw:frame draw:name="Picture 2" draw:style-name="Mgr3" draw:text-style-name="MP3" draw:layer="backgroundobjects" svg:width="25.399cm" svg:height="14.426cm" svg:x="0cm" svg:y="0.004cm">
        <draw:image xlink:href="Pictures/10000000000005DC000003546B07C70D.png" xlink:type="simple" xlink:show="embed" xlink:actuate="onLoad">
          <text:p/>
        </draw:image>
      </draw:frame>
      <draw:frame draw:name="Picture 1" draw:style-name="Mgr3" draw:text-style-name="MP3" draw:layer="backgroundobjects" svg:width="4.165cm" svg:height="2.318cm" svg:x="19.48cm" svg:y="15.265cm">
        <draw:image xlink:href="Pictures/10000201000002580000014E7C31E9E4.png" xlink:type="simple" xlink:show="embed" xlink:actuate="onLoad">
          <text:p/>
        </draw:image>
      </draw:frame>
      <draw:frame draw:name="Title 1" presentation:style-name="Mpr1" draw:text-style-name="MP5" draw:layer="backgroundobjects" svg:width="22.22cm" svg:height="4.237cm" svg:x="2.312cm" svg:y="5.08cm" presentation:class="title" presentation:user-transformed="true">
        <draw:text-box>
          <text:p text:style-name="MP4"><text:span text:style-name="MT2">单击鼠标编辑标题文的格式</text:span><text:span text:style-name="MT2">Click to edit Master title style</text:span></text:p>
        </draw:text-box>
      </draw:frame>
      <draw:frame presentation:style-name="默认-outline1" draw:layer="backgroundobjects" svg:width="22.859cm" svg:height="12.573cm" svg:x="1.27cm" svg:y="4.457cm" presentation:class="outline" presentation:placeholder="true">
        <draw:text-box/>
      </draw:frame>
      <presentation:notes style:page-layout-name="PM2">
        <draw:page-thumbnail presentation:style-name="默认-title" draw:layer="backgroundobjects" svg:width="14.848cm" svg:height="11.135cm" svg:x="3.075cm" svg:y="2.257cm" presentation:class="page"/>
        <draw:frame presentation:style-name="默认-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编号&gt;</text:page-number></text:span></text:p>
          </draw:text-box>
        </draw:frame>
      </presentation:notes>
    </style:master-page>
    <style:master-page style:name="默认_20_1" style:display-name="默认 1" style:page-layout-name="PM1" draw:style-name="Mdp1">
      <office:forms form:automatic-focus="false" form:apply-design-mode="false"/>
      <draw:frame draw:name="Picture 1"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3"><text:page-number>&lt;编号&gt;</text:page-number></text:span></text:p>
        <draw:enhanced-geometry svg:viewBox="0 0 21600 21600" draw:type="rectangle" draw:enhanced-path="M 0 0 L 21600 0 21600 21600 0 21600 0 0 Z N"/>
      </draw:custom-shape>
      <draw:frame draw:name="Title 1" presentation:style-name="Mpr4" draw:text-style-name="MP5" draw:layer="backgroundobjects" svg:width="20.924cm" svg:height="2.746cm" svg:x="2.284cm" svg:y="0.71cm" presentation:class="title" presentation:user-transformed="true">
        <draw:text-box>
          <text:p text:style-name="MP7"><text:span text:style-name="MT4">单击鼠标编辑标题文的格式</text:span><text:span text:style-name="MT4">Click to edit Master title style</text:span></text:p>
        </draw:text-box>
      </draw:frame>
      <draw:frame draw:name="Content Placeholder 2" presentation:style-name="Mpr5" draw:text-style-name="MP5" draw:layer="backgroundobjects" svg:width="20.941cm" svg:height="13.572cm" svg:x="2.266cm" svg:y="4.03cm" presentation:class="outline" presentation:user-transformed="true">
        <draw:text-box>
          <text:list text:style-name="ML4">
            <text:list-item>
              <text:p text:style-name="MP8"><text:span text:style-name="MT5">单击鼠标编辑大纲正文格式</text:span></text:p>
              <text:list>
                <text:list-item>
                  <text:p text:style-name="MP8"><text:span text:style-name="MT5">第二个大纲级</text:span></text:p>
                  <text:list>
                    <text:list-item>
                      <text:p text:style-name="MP8"><text:span text:style-name="MT5">第三个大纲级</text:span></text:p>
                      <text:list>
                        <text:list-item>
                          <text:p text:style-name="MP8"><text:span text:style-name="MT5">第四个大纲级</text:span></text:p>
                          <text:list>
                            <text:list-item>
                              <text:p text:style-name="MP8"><text:span text:style-name="MT5">第五个大纲级</text:span></text:p>
                              <text:list>
                                <text:list-item>
                                  <text:p text:style-name="MP8"><text:span text:style-name="MT5">第六个大纲级</text:span></text:p>
                                  <text:list>
                                    <text:list-item>
                                      <text:p text:style-name="MP8"><text:span text:style-name="MT5">第七个大纲级</text:span></text:p>
                                      <text:list>
                                        <text:list-item>
                                          <text:p text:style-name="MP8"><text:span text:style-name="MT5">第八个大纲级</text:span></text:p>
                                        </text:list-item>
                                      </text:list>
                                    </text:list-item>
                                  </text:list>
                                </text:list-item>
                              </text:list>
                            </text:list-item>
                          </text:list>
                        </text:list-item>
                      </text:list>
                    </text:list-item>
                  </text:list>
                </text:list-item>
              </text:list>
            </text:list-item>
          </text:list>
          <text:p text:style-name="MP9"><text:span text:style-name="MT5">第九个大纲级</text:span><text:span text:style-name="MT5">Click to edit the outline text format (24pt)‏</text:span></text:p>
          <text:p text:style-name="MP10"><text:span text:style-name="MT5">Second Outline Level (20pt)‏</text:span></text:p>
          <text:p text:style-name="MP10"><text:span text:style-name="MT5">Third Outline Level (16pt)‏</text:span></text:p>
          <text:p text:style-name="MP10"><text:span text:style-name="MT5">Fourth Outline Level (14pt)‏</text:span></text:p>
          <text:p text:style-name="MP10"><text:span text:style-name="MT5">Fifth Outline Level (12pt)‏</text:span></text:p>
        </draw:text-box>
      </draw:frame>
      <presentation:notes style:page-layout-name="PM2">
        <draw:page-thumbnail presentation:style-name="默认_20_1-title" draw:layer="backgroundobjects" svg:width="14.848cm" svg:height="11.135cm" svg:x="3.07cm" svg:y="2.257cm" presentation:class="page"/>
        <draw:frame presentation:style-name="默认_20_1-notes" draw:layer="backgroundobjects" svg:width="16.791cm" svg:height="13.363cm" svg:x="2.099cm" svg:y="14.107cm" presentation:class="notes" presentation:placeholder="true">
          <draw:text-box/>
        </draw:frame>
        <draw:frame presentation:style-name="Mpr6" draw:text-style-name="MP1" draw:layer="backgroundobjects" svg:width="9.108cm" svg:height="1.483cm" svg:x="0cm" svg:y="0cm" presentation:class="header">
          <draw:text-box>
            <text:p text:style-name="MP1"><text:span text:style-name="MT1"><presentation:header/></text:span></text:p>
          </draw:text-box>
        </draw:frame>
        <draw:frame presentation:style-name="Mpr6" draw:text-style-name="MP2" draw:layer="backgroundobjects" svg:width="9.108cm" svg:height="1.483cm" svg:x="11.881cm" svg:y="0cm" presentation:class="date-time">
          <draw:text-box>
            <text:p text:style-name="MP2"><text:span text:style-name="MT1"><presentation:date-time/></text:span></text:p>
          </draw:text-box>
        </draw:frame>
        <draw:frame presentation:style-name="Mpr7" draw:text-style-name="MP1" draw:layer="backgroundobjects" svg:width="9.108cm" svg:height="1.483cm" svg:x="0cm" svg:y="28.215cm" presentation:class="footer">
          <draw:text-box>
            <text:p text:style-name="MP1"><text:span text:style-name="MT1"><presentation:footer/></text:span></text:p>
          </draw:text-box>
        </draw:frame>
        <draw:frame presentation:style-name="Mpr7"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style:master-page style:name="默认_20_2" style:display-name="默认 2" style:page-layout-name="PM1" draw:style-name="Mdp1">
      <office:forms form:automatic-focus="false" form:apply-design-mode="false"/>
      <draw:frame draw:name="Picture 1"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3"><text:page-number>&lt;编号&gt;</text:page-number></text:span></text:p>
        <draw:enhanced-geometry svg:viewBox="0 0 21600 21600" draw:type="rectangle" draw:enhanced-path="M 0 0 L 21600 0 21600 21600 0 21600 0 0 Z N"/>
      </draw:custom-shape>
      <draw:frame draw:name="Title 1" presentation:style-name="Mpr8" draw:text-style-name="MP5" draw:layer="backgroundobjects" svg:width="20.924cm" svg:height="2.746cm" svg:x="2.284cm" svg:y="0.71cm" presentation:class="title" presentation:user-transformed="true">
        <draw:text-box>
          <text:p text:style-name="MP7"><text:span text:style-name="MT4">单击鼠标编辑标题文的格式</text:span><text:span text:style-name="MT4">Click to edit Master title style</text:span></text:p>
        </draw:text-box>
      </draw:frame>
      <draw:frame presentation:style-name="默认_20_2-outline1" draw:layer="backgroundobjects" svg:width="22.859cm" svg:height="12.573cm" svg:x="1.27cm" svg:y="4.457cm" presentation:class="outline" presentation:placeholder="true">
        <draw:text-box/>
      </draw:frame>
      <presentation:notes style:page-layout-name="PM2">
        <draw:page-thumbnail presentation:style-name="默认_20_2-title" draw:layer="backgroundobjects" svg:width="14.848cm" svg:height="11.135cm" svg:x="3.07cm" svg:y="2.257cm" presentation:class="page"/>
        <draw:frame presentation:style-name="默认_20_2-notes" draw:layer="backgroundobjects" svg:width="16.791cm" svg:height="13.363cm" svg:x="2.099cm" svg:y="14.107cm" presentation:class="notes" presentation:placeholder="true">
          <draw:text-box/>
        </draw:frame>
        <draw:frame presentation:style-name="Mpr9" draw:text-style-name="MP1" draw:layer="backgroundobjects" svg:width="9.108cm" svg:height="1.483cm" svg:x="0cm" svg:y="0cm" presentation:class="header">
          <draw:text-box>
            <text:p text:style-name="MP1"><text:span text:style-name="MT1"><presentation:header/></text:span></text:p>
          </draw:text-box>
        </draw:frame>
        <draw:frame presentation:style-name="Mpr9" draw:text-style-name="MP2" draw:layer="backgroundobjects" svg:width="9.108cm" svg:height="1.483cm" svg:x="11.881cm" svg:y="0cm" presentation:class="date-time">
          <draw:text-box>
            <text:p text:style-name="MP2"><text:span text:style-name="MT1"><presentation:date-time/></text:span></text:p>
          </draw:text-box>
        </draw:frame>
        <draw:frame presentation:style-name="Mpr10" draw:text-style-name="MP1" draw:layer="backgroundobjects" svg:width="9.108cm" svg:height="1.483cm" svg:x="0cm" svg:y="28.215cm" presentation:class="footer">
          <draw:text-box>
            <text:p text:style-name="MP1"><text:span text:style-name="MT1"><presentation:footer/></text:span></text:p>
          </draw:text-box>
        </draw:frame>
        <draw:frame presentation:style-name="Mpr10"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style:master-page style:name="默认_20_3" style:display-name="默认 3" style:page-layout-name="PM1" draw:style-name="Mdp1">
      <office:forms form:automatic-focus="false" form:apply-design-mode="false"/>
      <draw:frame draw:name="Picture 2" draw:style-name="Mgr3" draw:text-style-name="MP3" draw:layer="backgroundobjects" svg:width="25.399cm" svg:height="14.426cm" svg:x="0cm" svg:y="0.004cm">
        <draw:image xlink:href="Pictures/10000000000005DC000003546B07C70D.png" xlink:type="simple" xlink:show="embed" xlink:actuate="onLoad">
          <text:p/>
        </draw:image>
      </draw:frame>
      <draw:frame draw:name="Picture 1" draw:style-name="Mgr3" draw:text-style-name="MP3" draw:layer="backgroundobjects" svg:width="4.165cm" svg:height="2.318cm" svg:x="19.48cm" svg:y="15.265cm">
        <draw:image xlink:href="Pictures/10000201000002580000014E7C31E9E4.png" xlink:type="simple" xlink:show="embed" xlink:actuate="onLoad">
          <text:p/>
        </draw:image>
      </draw:frame>
      <draw:frame draw:name="Title 1" presentation:style-name="Mpr11" draw:text-style-name="MP5" draw:layer="backgroundobjects" svg:width="22.22cm" svg:height="4.237cm" svg:x="2.288cm" svg:y="5.08cm" presentation:class="title" presentation:user-transformed="true">
        <draw:text-box>
          <text:p text:style-name="MP4"><text:span text:style-name="MT2">单击鼠标编辑标题文的格式</text:span><text:span text:style-name="MT2">Click to edit Master title style</text:span></text:p>
        </draw:text-box>
      </draw:frame>
      <draw:frame draw:name="Content Placeholder 2" presentation:style-name="Mpr12" draw:text-style-name="MP5" draw:layer="backgroundobjects" svg:width="10.556cm" svg:height="3.835cm" svg:x="2.272cm" svg:y="15.113cm" presentation:class="outline" presentation:user-transformed="true">
        <draw:text-box>
          <text:list text:style-name="ML4">
            <text:list-item>
              <text:p text:style-name="MP8"><text:span text:style-name="MT5">单击鼠标编辑大纲正文格式</text:span></text:p>
              <text:list>
                <text:list-item>
                  <text:p text:style-name="MP8"><text:span text:style-name="MT5">第二个大纲级</text:span></text:p>
                  <text:list>
                    <text:list-item>
                      <text:p text:style-name="MP8"><text:span text:style-name="MT5">第三个大纲级</text:span></text:p>
                      <text:list>
                        <text:list-item>
                          <text:p text:style-name="MP8"><text:span text:style-name="MT5">第四个大纲级</text:span></text:p>
                          <text:list>
                            <text:list-item>
                              <text:p text:style-name="MP8"><text:span text:style-name="MT5">第五个大纲级</text:span></text:p>
                              <text:list>
                                <text:list-item>
                                  <text:p text:style-name="MP8"><text:span text:style-name="MT5">第六个大纲级</text:span></text:p>
                                  <text:list>
                                    <text:list-item>
                                      <text:p text:style-name="MP8"><text:span text:style-name="MT5">第七个大纲级</text:span></text:p>
                                      <text:list>
                                        <text:list-item>
                                          <text:p text:style-name="MP8"><text:span text:style-name="MT5">第八个大纲级</text:span></text:p>
                                        </text:list-item>
                                      </text:list>
                                    </text:list-item>
                                  </text:list>
                                </text:list-item>
                              </text:list>
                            </text:list-item>
                          </text:list>
                        </text:list-item>
                      </text:list>
                    </text:list-item>
                  </text:list>
                </text:list-item>
              </text:list>
            </text:list-item>
          </text:list>
          <text:p text:style-name="MP11"><text:span text:style-name="MT5">第九个大纲级</text:span><text:span text:style-name="MT5">Presenter Name (16pt)‏</text:span></text:p>
          <text:p text:style-name="MP10"><text:span text:style-name="MT5">Presenter Title (14pt)‏</text:span></text:p>
          <text:p text:style-name="MP10"><text:span text:style-name="MT5">Company/email (14pt)‏</text:span></text:p>
        </draw:text-box>
      </draw:frame>
      <presentation:notes style:page-layout-name="PM2">
        <draw:page-thumbnail presentation:style-name="默认_20_3-title" draw:layer="backgroundobjects" svg:width="14.848cm" svg:height="11.135cm" svg:x="3.07cm" svg:y="2.257cm" presentation:class="page"/>
        <draw:frame presentation:style-name="默认_20_3-notes" draw:layer="backgroundobjects" svg:width="16.791cm" svg:height="13.363cm" svg:x="2.099cm" svg:y="14.107cm" presentation:class="notes" presentation:placeholder="true">
          <draw:text-box/>
        </draw:frame>
        <draw:frame presentation:style-name="Mpr13" draw:text-style-name="MP1" draw:layer="backgroundobjects" svg:width="9.108cm" svg:height="1.483cm" svg:x="0cm" svg:y="0cm" presentation:class="header">
          <draw:text-box>
            <text:p text:style-name="MP1"><text:span text:style-name="MT1"><presentation:header/></text:span></text:p>
          </draw:text-box>
        </draw:frame>
        <draw:frame presentation:style-name="Mpr13" draw:text-style-name="MP2" draw:layer="backgroundobjects" svg:width="9.108cm" svg:height="1.483cm" svg:x="11.881cm" svg:y="0cm" presentation:class="date-time">
          <draw:text-box>
            <text:p text:style-name="MP2"><text:span text:style-name="MT1"><presentation:date-time/></text:span></text:p>
          </draw:text-box>
        </draw:frame>
        <draw:frame presentation:style-name="Mpr14" draw:text-style-name="MP1" draw:layer="backgroundobjects" svg:width="9.108cm" svg:height="1.483cm" svg:x="0cm" svg:y="28.215cm" presentation:class="footer">
          <draw:text-box>
            <text:p text:style-name="MP1"><text:span text:style-name="MT1"><presentation:footer/></text:span></text:p>
          </draw:text-box>
        </draw:frame>
        <draw:frame presentation:style-name="Mpr14"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style:master-page style:name="默认_20_4" style:display-name="默认 4" style:page-layout-name="PM1" draw:style-name="Mdp1">
      <office:forms form:automatic-focus="false" form:apply-design-mode="false"/>
      <draw:frame draw:name="Picture 1" draw:style-name="Mgr3" draw:text-style-name="MP3" draw:layer="backgroundobjects" svg:width="2.183cm" svg:height="1.018cm" svg:x="22.395cm" svg:y="16.98cm">
        <draw:image xlink:href="Pictures/100002010000012C0000008C2CFD7111.png" xlink:type="simple" xlink:show="embed" xlink:actuate="onLoad">
          <text:p/>
        </draw:image>
      </draw:frame>
      <draw:frame draw:name="Picture 10"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3"><text:page-number>&lt;编号&gt;</text:page-number></text:span></text:p>
        <draw:enhanced-geometry svg:viewBox="0 0 21600 21600" draw:type="rectangle" draw:enhanced-path="M 0 0 L 21600 0 21600 21600 0 21600 0 0 Z N"/>
      </draw:custom-shape>
      <draw:frame draw:name="Title 1" presentation:style-name="Mpr15" draw:text-style-name="MP5" draw:layer="backgroundobjects" svg:width="20.924cm" svg:height="2.746cm" svg:x="2.284cm" svg:y="0.71cm" presentation:class="title" presentation:user-transformed="true">
        <draw:text-box>
          <text:p text:style-name="MP7"><text:span text:style-name="MT4">单击鼠标编辑标题文的格式</text:span><text:span text:style-name="MT4">Click to edit Master title style</text:span></text:p>
        </draw:text-box>
      </draw:frame>
      <draw:frame draw:name="Content Placeholder 2" presentation:style-name="Mpr16" draw:text-style-name="MP5" draw:layer="backgroundobjects" svg:width="20.941cm" svg:height="13.572cm" svg:x="2.266cm" svg:y="4.03cm" presentation:class="outline" presentation:user-transformed="true">
        <draw:text-box>
          <text:list text:style-name="ML4">
            <text:list-item>
              <text:p text:style-name="MP8"><text:span text:style-name="MT5">单击鼠标编辑大纲正文格式</text:span></text:p>
              <text:list>
                <text:list-item>
                  <text:p text:style-name="MP8"><text:span text:style-name="MT5">第二个大纲级</text:span></text:p>
                  <text:list>
                    <text:list-item>
                      <text:p text:style-name="MP8"><text:span text:style-name="MT5">第三个大纲级</text:span></text:p>
                      <text:list>
                        <text:list-item>
                          <text:p text:style-name="MP8"><text:span text:style-name="MT5">第四个大纲级</text:span></text:p>
                          <text:list>
                            <text:list-item>
                              <text:p text:style-name="MP8"><text:span text:style-name="MT5">第五个大纲级</text:span></text:p>
                              <text:list>
                                <text:list-item>
                                  <text:p text:style-name="MP8"><text:span text:style-name="MT5">第六个大纲级</text:span></text:p>
                                  <text:list>
                                    <text:list-item>
                                      <text:p text:style-name="MP8"><text:span text:style-name="MT5">第七个大纲级</text:span></text:p>
                                      <text:list>
                                        <text:list-item>
                                          <text:p text:style-name="MP8"><text:span text:style-name="MT5">第八个大纲级</text:span></text:p>
                                        </text:list-item>
                                      </text:list>
                                    </text:list-item>
                                  </text:list>
                                </text:list-item>
                              </text:list>
                            </text:list-item>
                          </text:list>
                        </text:list-item>
                      </text:list>
                    </text:list-item>
                  </text:list>
                </text:list-item>
              </text:list>
            </text:list-item>
          </text:list>
          <text:p text:style-name="MP9"><text:span text:style-name="MT5">第九个大纲级</text:span><text:span text:style-name="MT5">Click to edit the outline text format (24pt)‏</text:span></text:p>
          <text:p text:style-name="MP10"><text:span text:style-name="MT5">Second Outline Level (20pt)‏</text:span></text:p>
          <text:p text:style-name="MP10"><text:span text:style-name="MT5">Third Outline Level (16pt)‏</text:span></text:p>
          <text:p text:style-name="MP10"><text:span text:style-name="MT5">Fourth Outline Level (14pt)‏</text:span></text:p>
          <text:p text:style-name="MP10"><text:span text:style-name="MT5">Fifth Outline Level (12pt)‏</text:span></text:p>
        </draw:text-box>
      </draw:frame>
      <presentation:notes style:page-layout-name="PM2">
        <draw:page-thumbnail presentation:style-name="默认_20_4-title" draw:layer="backgroundobjects" svg:width="14.848cm" svg:height="11.135cm" svg:x="3.07cm" svg:y="2.257cm" presentation:class="page"/>
        <draw:frame presentation:style-name="默认_20_4-notes" draw:layer="backgroundobjects" svg:width="16.791cm" svg:height="13.363cm" svg:x="2.099cm" svg:y="14.107cm" presentation:class="notes" presentation:placeholder="true">
          <draw:text-box/>
        </draw:frame>
        <draw:frame presentation:style-name="Mpr17" draw:text-style-name="MP1" draw:layer="backgroundobjects" svg:width="9.108cm" svg:height="1.483cm" svg:x="0cm" svg:y="0cm" presentation:class="header">
          <draw:text-box>
            <text:p text:style-name="MP1"><text:span text:style-name="MT1"><presentation:header/></text:span></text:p>
          </draw:text-box>
        </draw:frame>
        <draw:frame presentation:style-name="Mpr17" draw:text-style-name="MP2" draw:layer="backgroundobjects" svg:width="9.108cm" svg:height="1.483cm" svg:x="11.881cm" svg:y="0cm" presentation:class="date-time">
          <draw:text-box>
            <text:p text:style-name="MP2"><text:span text:style-name="MT1"><presentation:date-time/></text:span></text:p>
          </draw:text-box>
        </draw:frame>
        <draw:frame presentation:style-name="Mpr18" draw:text-style-name="MP1" draw:layer="backgroundobjects" svg:width="9.108cm" svg:height="1.483cm" svg:x="0cm" svg:y="28.215cm" presentation:class="footer">
          <draw:text-box>
            <text:p text:style-name="MP1"><text:span text:style-name="MT1"><presentation:footer/></text:span></text:p>
          </draw:text-box>
        </draw:frame>
        <draw:frame presentation:style-name="Mpr18"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style:master-page style:name="默认_20_5" style:display-name="默认 5" style:page-layout-name="PM1" draw:style-name="Mdp1">
      <office:forms form:automatic-focus="false" form:apply-design-mode="false"/>
      <draw:frame draw:name="Picture 1" draw:style-name="Mgr3" draw:text-style-name="MP3" draw:layer="backgroundobjects" svg:width="24.129cm" svg:height="17.779cm" svg:x="0.635cm" svg:y="0.635cm">
        <draw:image xlink:href="Pictures/10000000000005910000041A3F48509C.png" xlink:type="simple" xlink:show="embed" xlink:actuate="onLoad">
          <text:p/>
        </draw:image>
      </draw:frame>
      <draw:frame draw:name="Title 1" presentation:style-name="Mpr19" draw:text-style-name="MP5" draw:layer="backgroundobjects" svg:width="20.923cm" svg:height="3.174cm" svg:x="2.284cm" svg:y="7.611cm" presentation:class="title" presentation:user-transformed="true">
        <draw:text-box>
          <text:p text:style-name="MP12"><text:span text:style-name="MT6">单击鼠标编辑标题文的格式</text:span><text:span text:style-name="MT6">Click to edit Master title style</text:span></text:p>
        </draw:text-box>
      </draw:frame>
      <draw:frame presentation:style-name="默认_20_5-outline1" draw:layer="backgroundobjects" svg:width="22.859cm" svg:height="12.573cm" svg:x="1.27cm" svg:y="4.457cm" presentation:class="outline" presentation:placeholder="true">
        <draw:text-box/>
      </draw:frame>
      <presentation:notes style:page-layout-name="PM2">
        <draw:page-thumbnail presentation:style-name="默认_20_5-title" draw:layer="backgroundobjects" svg:width="14.848cm" svg:height="11.135cm" svg:x="3.07cm" svg:y="2.257cm" presentation:class="page"/>
        <draw:frame presentation:style-name="默认_20_5-notes" draw:layer="backgroundobjects" svg:width="16.791cm" svg:height="13.363cm" svg:x="2.099cm" svg:y="14.107cm" presentation:class="notes" presentation:placeholder="true">
          <draw:text-box/>
        </draw:frame>
        <draw:frame presentation:style-name="Mpr20" draw:text-style-name="MP1" draw:layer="backgroundobjects" svg:width="9.108cm" svg:height="1.483cm" svg:x="0cm" svg:y="0cm" presentation:class="header">
          <draw:text-box>
            <text:p text:style-name="MP1"><text:span text:style-name="MT1"><presentation:header/></text:span></text:p>
          </draw:text-box>
        </draw:frame>
        <draw:frame presentation:style-name="Mpr20" draw:text-style-name="MP2" draw:layer="backgroundobjects" svg:width="9.108cm" svg:height="1.483cm" svg:x="11.881cm" svg:y="0cm" presentation:class="date-time">
          <draw:text-box>
            <text:p text:style-name="MP2"><text:span text:style-name="MT1"><presentation:date-time/></text:span></text:p>
          </draw:text-box>
        </draw:frame>
        <draw:frame presentation:style-name="Mpr21" draw:text-style-name="MP1" draw:layer="backgroundobjects" svg:width="9.108cm" svg:height="1.483cm" svg:x="0cm" svg:y="28.215cm" presentation:class="footer">
          <draw:text-box>
            <text:p text:style-name="MP1"><text:span text:style-name="MT1"><presentation:footer/></text:span></text:p>
          </draw:text-box>
        </draw:frame>
        <draw:frame presentation:style-name="Mpr21"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style:master-page style:name="默认_20_6" style:display-name="默认 6" style:page-layout-name="PM1" draw:style-name="Mdp1">
      <office:forms form:automatic-focus="false" form:apply-design-mode="false"/>
      <draw:frame draw:name="Picture 13" draw:style-name="Mgr3" draw:text-style-name="MP3" draw:layer="backgroundobjects" svg:width="4.878cm" svg:height="2.715cm" svg:x="17.352cm" svg:y="13.711cm">
        <draw:image xlink:href="Pictures/10000201000002580000014E7C31E9E4.png" xlink:type="simple" xlink:show="embed" xlink:actuate="onLoad">
          <text:p/>
        </draw:image>
      </draw:frame>
      <draw:frame draw:name="Picture 11"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3"><text:page-number>&lt;编号&gt;</text:page-number></text:span></text:p>
        <draw:enhanced-geometry svg:viewBox="0 0 21600 21600" draw:type="rectangle" draw:enhanced-path="M 0 0 L 21600 0 21600 21600 0 21600 0 0 Z N"/>
      </draw:custom-shape>
      <draw:custom-shape draw:name="Rectangle 9" draw:style-name="Mgr5" draw:text-style-name="MP5" draw:layer="backgroundobjects" svg:width="19.243cm" svg:height="6.931cm" svg:x="3.069cm" svg:y="2.752cm">
        <text:p/>
        <draw:enhanced-geometry svg:viewBox="0 0 21600 21600" draw:type="rectangle" draw:enhanced-path="M 0 0 L 21600 0 21600 21600 0 21600 0 0 Z N"/>
      </draw:custom-shape>
      <draw:custom-shape draw:name="Right Triangle 10" draw:style-name="Mgr5" draw:text-style-name="MP5" draw:layer="backgroundobjects" svg:width="1.683cm" svg:height="1.833cm" svg:x="4.674cm" svg:y="9.578cm">
        <text:p/>
        <draw:enhanced-geometry svg:viewBox="0 0 21600 21600" draw:glue-points="10800 0 5400 10800 0 21600 10800 21600 21600 21600 16200 10800" draw:text-areas="1900 12700 12700 19700" draw:type="right-triangle" draw:enhanced-path="M 0 0 L 21600 21600 0 21600 0 0 Z N"/>
      </draw:custom-shape>
      <draw:custom-shape draw:name="TextBox 12" draw:style-name="Mgr6" draw:text-style-name="MP5" draw:layer="backgroundobjects" svg:width="18.188cm" svg:height="1.668cm" svg:x="3.065cm" svg:y="11.977cm">
        <text:p text:style-name="MP11"><text:span text:style-name="MT7">Thank you.</text:span></text:p>
        <draw:enhanced-geometry svg:viewBox="0 0 21600 21600" draw:type="rectangle" draw:enhanced-path="M 0 0 L 21600 0 21600 21600 0 21600 0 0 Z N"/>
      </draw:custom-shape>
      <draw:frame presentation:style-name="默认_20_6-title" draw:layer="backgroundobjects" svg:width="22.859cm" svg:height="3.18cm" svg:x="1.27cm" svg:y="0.76cm" presentation:class="title" presentation:placeholder="true">
        <draw:text-box/>
      </draw:frame>
      <draw:frame presentation:style-name="默认_20_6-outline1" draw:layer="backgroundobjects" svg:width="22.859cm" svg:height="12.573cm" svg:x="1.27cm" svg:y="4.457cm" presentation:class="outline" presentation:placeholder="true">
        <draw:text-box/>
      </draw:frame>
      <presentation:notes style:page-layout-name="PM2">
        <draw:page-thumbnail presentation:style-name="默认_20_6-title" draw:layer="backgroundobjects" svg:width="14.848cm" svg:height="11.135cm" svg:x="3.07cm" svg:y="2.257cm" presentation:class="page"/>
        <draw:frame presentation:style-name="默认_20_6-notes" draw:layer="backgroundobjects" svg:width="16.791cm" svg:height="13.363cm" svg:x="2.099cm" svg:y="14.107cm" presentation:class="notes" presentation:placeholder="true">
          <draw:text-box/>
        </draw:frame>
        <draw:frame presentation:style-name="Mpr22" draw:text-style-name="MP1" draw:layer="backgroundobjects" svg:width="9.108cm" svg:height="1.483cm" svg:x="0cm" svg:y="0cm" presentation:class="header">
          <draw:text-box>
            <text:p text:style-name="MP1"><text:span text:style-name="MT1"><presentation:header/></text:span></text:p>
          </draw:text-box>
        </draw:frame>
        <draw:frame presentation:style-name="Mpr22" draw:text-style-name="MP2" draw:layer="backgroundobjects" svg:width="9.108cm" svg:height="1.483cm" svg:x="11.881cm" svg:y="0cm" presentation:class="date-time">
          <draw:text-box>
            <text:p text:style-name="MP2"><text:span text:style-name="MT1"><presentation:date-time/></text:span></text:p>
          </draw:text-box>
        </draw:frame>
        <draw:frame presentation:style-name="Mpr23" draw:text-style-name="MP1" draw:layer="backgroundobjects" svg:width="9.108cm" svg:height="1.483cm" svg:x="0cm" svg:y="28.215cm" presentation:class="footer">
          <draw:text-box>
            <text:p text:style-name="MP1"><text:span text:style-name="MT1"><presentation:footer/></text:span></text:p>
          </draw:text-box>
        </draw:frame>
        <draw:frame presentation:style-name="Mpr23"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style:master-page style:name="默认_20_7" style:display-name="默认 7" style:page-layout-name="PM1" draw:style-name="Mdp1">
      <office:forms form:automatic-focus="false" form:apply-design-mode="false"/>
      <draw:frame draw:name="Picture 1" draw:style-name="Mgr3" draw:text-style-name="MP3" draw:layer="backgroundobjects" svg:width="10.159cm" svg:height="5.655cm" svg:x="7.62cm" svg:y="6.496cm">
        <draw:image xlink:href="Pictures/10000201000002580000014E7C31E9E4.png" xlink:type="simple" xlink:show="embed" xlink:actuate="onLoad">
          <text:p/>
        </draw:image>
      </draw:frame>
      <draw:frame presentation:style-name="默认_20_7-title" draw:layer="backgroundobjects" svg:width="22.859cm" svg:height="3.18cm" svg:x="1.27cm" svg:y="0.76cm" presentation:class="title" presentation:placeholder="true">
        <draw:text-box/>
      </draw:frame>
      <draw:frame presentation:style-name="默认_20_7-outline1" draw:layer="backgroundobjects" svg:width="22.859cm" svg:height="12.573cm" svg:x="1.27cm" svg:y="4.457cm" presentation:class="outline" presentation:placeholder="true">
        <draw:text-box/>
      </draw:frame>
      <presentation:notes style:page-layout-name="PM2">
        <draw:page-thumbnail presentation:style-name="默认_20_7-title" draw:layer="backgroundobjects" svg:width="14.848cm" svg:height="11.135cm" svg:x="3.07cm" svg:y="2.257cm" presentation:class="page"/>
        <draw:frame presentation:style-name="默认_20_7-notes" draw:layer="backgroundobjects" svg:width="16.791cm" svg:height="13.363cm" svg:x="2.099cm" svg:y="14.107cm" presentation:class="notes" presentation:placeholder="true">
          <draw:text-box/>
        </draw:frame>
        <draw:frame presentation:style-name="Mpr24" draw:text-style-name="MP1" draw:layer="backgroundobjects" svg:width="9.108cm" svg:height="1.483cm" svg:x="0cm" svg:y="0cm" presentation:class="header">
          <draw:text-box>
            <text:p text:style-name="MP1"><text:span text:style-name="MT1"><presentation:header/></text:span></text:p>
          </draw:text-box>
        </draw:frame>
        <draw:frame presentation:style-name="Mpr24" draw:text-style-name="MP2" draw:layer="backgroundobjects" svg:width="9.108cm" svg:height="1.483cm" svg:x="11.881cm" svg:y="0cm" presentation:class="date-time">
          <draw:text-box>
            <text:p text:style-name="MP2"><text:span text:style-name="MT1"><presentation:date-time/></text:span></text:p>
          </draw:text-box>
        </draw:frame>
        <draw:frame presentation:style-name="Mpr25" draw:text-style-name="MP1" draw:layer="backgroundobjects" svg:width="9.108cm" svg:height="1.483cm" svg:x="0cm" svg:y="28.215cm" presentation:class="footer">
          <draw:text-box>
            <text:p text:style-name="MP1"><text:span text:style-name="MT1"><presentation:footer/></text:span></text:p>
          </draw:text-box>
        </draw:frame>
        <draw:frame presentation:style-name="Mpr25"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style:master-page style:name="默认_20_8" style:display-name="默认 8" style:page-layout-name="PM1" draw:style-name="Mdp1">
      <office:forms form:automatic-focus="false" form:apply-design-mode="false"/>
      <draw:frame draw:name="Picture 1" draw:style-name="Mgr3" draw:text-style-name="MP3" draw:layer="backgroundobjects" svg:width="10.159cm" svg:height="5.655cm" svg:x="7.62cm" svg:y="6.496cm">
        <draw:image xlink:href="Pictures/10000201000002580000014E7C31E9E4.png" xlink:type="simple" xlink:show="embed" xlink:actuate="onLoad">
          <text:p/>
        </draw:image>
      </draw:frame>
      <draw:frame draw:name="Picture 12" draw:style-name="Mgr3" draw:text-style-name="MP3" draw:layer="backgroundobjects" svg:width="23.878cm" svg:height="0.803cm" svg:x="0.761cm" svg:y="18.246cm">
        <draw:image xlink:href="Pictures/10000201000005910000003047C1D417.png" xlink:type="simple" xlink:show="embed" xlink:actuate="onLoad">
          <text:p/>
        </draw:image>
      </draw:frame>
      <draw:custom-shape draw:name="Text Box 5" draw:style-name="Mgr4" draw:text-style-name="MP5" draw:layer="backgroundobjects" svg:width="1.057cm" svg:height="0.762cm" svg:x="0.796cm" svg:y="18.305cm">
        <text:p text:style-name="MP6"><text:span text:style-name="MT3"><text:page-number>&lt;编号&gt;</text:page-number></text:span></text:p>
        <draw:enhanced-geometry svg:viewBox="0 0 21600 21600" draw:type="rectangle" draw:enhanced-path="M 0 0 L 21600 0 21600 21600 0 21600 0 0 Z N"/>
      </draw:custom-shape>
      <draw:line draw:name="Straight Connector 7" draw:style-name="Mgr7" draw:text-style-name="MP3" draw:layer="backgroundobjects" svg:x1="2.255cm" svg:y1="17.031cm" svg:x2="2.259cm" svg:y2="14.69cm">
        <text:p/>
      </draw:line>
      <draw:custom-shape draw:name="TextBox 8" draw:style-name="Mgr6" draw:text-style-name="MP5" draw:layer="backgroundobjects" svg:width="8.909cm" svg:height="2.057cm" svg:x="9.819cm" svg:y="14.496cm">
        <text:p text:style-name="MP11"><text:span text:style-name="MT8">+49 911 740 53 0 </text:span><text:span text:style-name="MT9">(Worldwide)</text:span></text:p>
        <text:p text:style-name="MP11"><text:span text:style-name="MT10"><text:a xlink:href="http://www.suse.com/">www.suse.com</text:a></text:span></text:p>
        <text:p text:style-name="MP11"><text:span text:style-name="MT11"/></text:p>
        <draw:enhanced-geometry svg:viewBox="0 0 21600 21600" draw:type="rectangle" draw:enhanced-path="M 0 0 L 21600 0 21600 21600 0 21600 0 0 Z N"/>
      </draw:custom-shape>
      <draw:custom-shape draw:name="TextBox 9" draw:style-name="Mgr6" draw:text-style-name="MP5" draw:layer="backgroundobjects" svg:width="7.439cm" svg:height="2.724cm" svg:x="2.411cm" svg:y="14.484cm">
        <text:p text:style-name="MP11"><text:span text:style-name="MT12">Corporate Headquarters</text:span></text:p>
        <text:p text:style-name="MP11"><text:span text:style-name="MT8">Maxfeldstrasse 5</text:span></text:p>
        <text:p text:style-name="MP11"><text:span text:style-name="MT8">90409 Nuremberg</text:span></text:p>
        <text:p text:style-name="MP11"><text:span text:style-name="MT8">Germany</text:span></text:p>
        <draw:enhanced-geometry svg:viewBox="0 0 21600 21600" draw:type="rectangle" draw:enhanced-path="M 0 0 L 21600 0 21600 21600 0 21600 0 0 Z N"/>
      </draw:custom-shape>
      <draw:custom-shape draw:name="TextBox 10" draw:style-name="Mgr6" draw:text-style-name="MP5" draw:layer="backgroundobjects" svg:width="5.852cm" svg:height="2.018cm" svg:x="18.091cm" svg:y="14.501cm">
        <text:p text:style-name="MP11"><text:span text:style-name="MT9">Join us on:</text:span></text:p>
        <text:p text:style-name="MP11"><text:span text:style-name="MT10"><text:a xlink:href="http://www.opensuse.org/">www.opensuse.org</text:a></text:span></text:p>
        <text:p text:style-name="MP11"><text:span text:style-name="MT11"><text:s/></text:span></text:p>
        <draw:enhanced-geometry svg:viewBox="0 0 21600 21600" draw:type="rectangle" draw:enhanced-path="M 0 0 L 21600 0 21600 21600 0 21600 0 0 Z N"/>
      </draw:custom-shape>
      <draw:line draw:name="Straight Connector 15" draw:style-name="Mgr7" draw:text-style-name="MP3" draw:layer="backgroundobjects" svg:x1="9.663cm" svg:y1="17.031cm" svg:x2="9.668cm" svg:y2="14.69cm">
        <text:p/>
      </draw:line>
      <draw:line draw:name="Straight Connector 16" draw:style-name="Mgr7" draw:text-style-name="MP3" draw:layer="backgroundobjects" svg:x1="17.969cm" svg:y1="17.031cm" svg:x2="17.974cm" svg:y2="14.69cm">
        <text:p/>
      </draw:line>
      <draw:frame presentation:style-name="默认_20_8-title" draw:layer="backgroundobjects" svg:width="22.859cm" svg:height="3.18cm" svg:x="1.27cm" svg:y="0.76cm" presentation:class="title" presentation:placeholder="true">
        <draw:text-box/>
      </draw:frame>
      <draw:frame presentation:style-name="默认_20_8-outline1" draw:layer="backgroundobjects" svg:width="22.859cm" svg:height="12.573cm" svg:x="1.27cm" svg:y="4.457cm" presentation:class="outline" presentation:placeholder="true">
        <draw:text-box/>
      </draw:frame>
      <presentation:notes style:page-layout-name="PM2">
        <draw:page-thumbnail presentation:style-name="默认_20_8-title" draw:layer="backgroundobjects" svg:width="14.848cm" svg:height="11.135cm" svg:x="3.07cm" svg:y="2.257cm" presentation:class="page"/>
        <draw:frame presentation:style-name="默认_20_8-notes" draw:layer="backgroundobjects" svg:width="16.791cm" svg:height="13.363cm" svg:x="2.099cm" svg:y="14.107cm" presentation:class="notes" presentation:placeholder="true">
          <draw:text-box/>
        </draw:frame>
        <draw:frame presentation:style-name="Mpr26" draw:text-style-name="MP1" draw:layer="backgroundobjects" svg:width="9.108cm" svg:height="1.483cm" svg:x="0cm" svg:y="0cm" presentation:class="header">
          <draw:text-box>
            <text:p text:style-name="MP1"><text:span text:style-name="MT1"><presentation:header/></text:span></text:p>
          </draw:text-box>
        </draw:frame>
        <draw:frame presentation:style-name="Mpr26" draw:text-style-name="MP2" draw:layer="backgroundobjects" svg:width="9.108cm" svg:height="1.483cm" svg:x="11.881cm" svg:y="0cm" presentation:class="date-time">
          <draw:text-box>
            <text:p text:style-name="MP2"><text:span text:style-name="MT1"><presentation:date-time/></text:span></text:p>
          </draw:text-box>
        </draw:frame>
        <draw:frame presentation:style-name="Mpr27" draw:text-style-name="MP1" draw:layer="backgroundobjects" svg:width="9.108cm" svg:height="1.483cm" svg:x="0cm" svg:y="28.215cm" presentation:class="footer">
          <draw:text-box>
            <text:p text:style-name="MP1"><text:span text:style-name="MT1"><presentation:footer/></text:span></text:p>
          </draw:text-box>
        </draw:frame>
        <draw:frame presentation:style-name="Mpr27"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style:master-page style:name="默认_20_9" style:display-name="默认 9" style:page-layout-name="PM1" draw:style-name="Mdp1">
      <office:forms form:automatic-focus="false" form:apply-design-mode="false"/>
      <draw:frame draw:name="Picture 3" draw:style-name="Mgr3" draw:text-style-name="MP3" draw:layer="backgroundobjects" svg:width="25.399cm" svg:height="14.426cm" svg:x="0cm" svg:y="0.004cm">
        <draw:image xlink:href="Pictures/10000000000005DC000003546B07C70D.png" xlink:type="simple" xlink:show="embed" xlink:actuate="onLoad">
          <text:p/>
        </draw:image>
      </draw:frame>
      <draw:frame draw:name="Picture 5" draw:style-name="Mgr3" draw:text-style-name="MP3" draw:layer="backgroundobjects" svg:width="4.165cm" svg:height="2.318cm" svg:x="19.48cm" svg:y="15.265cm">
        <draw:image xlink:href="Pictures/10000201000002580000014E7C31E9E4.png" xlink:type="simple" xlink:show="embed" xlink:actuate="onLoad">
          <text:p/>
        </draw:image>
      </draw:frame>
      <draw:frame draw:name="Rectangle 1" presentation:style-name="Mpr28" draw:text-style-name="MP5" draw:layer="backgroundobjects" svg:width="20.479cm" svg:height="9.008cm" svg:x="2.284cm" svg:y="2.064cm" presentation:class="outline" presentation:user-transformed="true">
        <draw:text-box>
          <text:list text:style-name="ML4">
            <text:list-item>
              <text:p text:style-name="MP8"><text:span text:style-name="MT13">单击鼠标编辑大纲正文格式</text:span></text:p>
              <text:list>
                <text:list-item>
                  <text:p text:style-name="MP8"><text:span text:style-name="MT13">第二个大纲级</text:span></text:p>
                  <text:list>
                    <text:list-item>
                      <text:p text:style-name="MP8"><text:span text:style-name="MT13">第三个大纲级</text:span></text:p>
                      <text:list>
                        <text:list-item>
                          <text:p text:style-name="MP8"><text:span text:style-name="MT13">第四个大纲级</text:span></text:p>
                          <text:list>
                            <text:list-item>
                              <text:p text:style-name="MP8"><text:span text:style-name="MT13">第五个大纲级</text:span></text:p>
                              <text:list>
                                <text:list-item>
                                  <text:p text:style-name="MP8"><text:span text:style-name="MT13">第六个大纲级</text:span></text:p>
                                  <text:list>
                                    <text:list-item>
                                      <text:p text:style-name="MP8"><text:span text:style-name="MT13">第七个大纲级</text:span></text:p>
                                      <text:list>
                                        <text:list-item>
                                          <text:p text:style-name="MP8"><text:span text:style-name="MT13">第八个大纲级</text:span></text:p>
                                        </text:list-item>
                                      </text:list>
                                    </text:list-item>
                                  </text:list>
                                </text:list-item>
                              </text:list>
                            </text:list-item>
                          </text:list>
                        </text:list-item>
                      </text:list>
                    </text:list-item>
                  </text:list>
                </text:list-item>
              </text:list>
            </text:list-item>
          </text:list>
          <text:p text:style-name="MP13"><text:span text:style-name="MT13">第九个大纲级</text:span><text:span text:style-name="MT13">Unpublished Work of SUSE. All Rights Reserved.</text:span></text:p>
          <text:p text:style-name="MP13"><text:span text:style-name="MT14">This work is an unpublished work and contains confidential, proprietary, and trade secret information of SUSE. </text:span><text:span text:style-name="MT14"><text:line-break/></text:span><text:span text:style-name="MT14">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4"><text:line-break/></text:span><text:span text:style-name="MT14">Any use or exploitation of this work without authorization could subject the perpetrator to criminal and civil liability.</text:span></text:p>
          <text:p text:style-name="MP13"><text:span text:style-name="MT15"/></text:p>
          <text:p text:style-name="MP13"><text:span text:style-name="MT13">General Disclaimer</text:span></text:p>
          <text:p text:style-name="MP13"><text:span text:style-name="MT14">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draw:frame presentation:style-name="默认_20_9-title" draw:layer="backgroundobjects" svg:width="22.859cm" svg:height="3.18cm" svg:x="1.27cm" svg:y="0.76cm" presentation:class="title" presentation:placeholder="true">
        <draw:text-box/>
      </draw:frame>
      <presentation:notes style:page-layout-name="PM2">
        <draw:page-thumbnail presentation:style-name="默认_20_9-title" draw:layer="backgroundobjects" svg:width="14.848cm" svg:height="11.135cm" svg:x="3.07cm" svg:y="2.257cm" presentation:class="page"/>
        <draw:frame presentation:style-name="默认_20_9-notes" draw:layer="backgroundobjects" svg:width="16.791cm" svg:height="13.363cm" svg:x="2.099cm" svg:y="14.107cm" presentation:class="notes" presentation:placeholder="true">
          <draw:text-box/>
        </draw:frame>
        <draw:frame presentation:style-name="Mpr29" draw:text-style-name="MP1" draw:layer="backgroundobjects" svg:width="9.108cm" svg:height="1.483cm" svg:x="0cm" svg:y="0cm" presentation:class="header">
          <draw:text-box>
            <text:p text:style-name="MP1"><text:span text:style-name="MT1"><presentation:header/></text:span></text:p>
          </draw:text-box>
        </draw:frame>
        <draw:frame presentation:style-name="Mpr29" draw:text-style-name="MP2" draw:layer="backgroundobjects" svg:width="9.108cm" svg:height="1.483cm" svg:x="11.881cm" svg:y="0cm" presentation:class="date-time">
          <draw:text-box>
            <text:p text:style-name="MP2"><text:span text:style-name="MT1"><presentation:date-time/></text:span></text:p>
          </draw:text-box>
        </draw:frame>
        <draw:frame presentation:style-name="Mpr30" draw:text-style-name="MP1" draw:layer="backgroundobjects" svg:width="9.108cm" svg:height="1.483cm" svg:x="0cm" svg:y="28.215cm" presentation:class="footer">
          <draw:text-box>
            <text:p text:style-name="MP1"><text:span text:style-name="MT1"><presentation:footer/></text:span></text:p>
          </draw:text-box>
        </draw:frame>
        <draw:frame presentation:style-name="Mpr30" draw:text-style-name="MP2" draw:layer="backgroundobjects" svg:width="9.108cm" svg:height="1.483cm" svg:x="11.881cm" svg:y="28.215cm" presentation:class="page-number">
          <draw:text-box>
            <text:p text:style-name="MP2"><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2-06-29T13:10:05</dc:date>
    <dc:creator>dliang </dc:creator>
    <meta:generator>LibreOffice/3.4$Linux LibreOffice_project/340m1$Build-1206</meta:generator>
    <meta:editing-duration>PT4H6M48S</meta:editing-duration>
    <meta:editing-cycles>55</meta:editing-cycles>
    <meta:document-statistic meta:object-count="260"/>
  </office:meta>
</office:document-meta>
</file>